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699cm"/>
    </style:style>
    <style:style style:name="co2" style:family="table-column">
      <style:table-column-properties fo:break-before="auto" style:column-width="1.198cm"/>
    </style:style>
    <style:style style:name="co3" style:family="table-column">
      <style:table-column-properties fo:break-before="auto" style:column-width="1.309cm"/>
    </style:style>
    <style:style style:name="co4" style:family="table-column">
      <style:table-column-properties fo:break-before="auto" style:column-width="1.39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column table:style-name="co2" table:number-columns-repeated="6" table:default-cell-style-name="Default"/>
        <table:table-column table:style-name="co4" table:number-columns-repeated="10" table:default-cell-style-name="Default"/>
        <table:table-column table:style-name="co2" table:number-columns-repeated="20" table:default-cell-style-name="Default"/>
        <table:table-row table:style-name="ro1">
          <table:table-cell office:value-type="float" office:value="1">
            <text:p>1</text:p>
          </table:table-cell>
          <table:table-cell table:number-columns-repeated="7" office:value-type="float" office:value="0">
            <text:p>0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23">
            <text:p>0,023</text:p>
          </table:table-cell>
          <table:table-cell table:number-columns-repeated="9" office:value-type="float" office:value="0.013">
            <text:p>0,013</text:p>
          </table:table-cell>
          <table:table-cell office:value-type="float" office:value="0.53">
            <text:p>0,53</text:p>
          </table:table-cell>
          <table:table-cell office:value-type="float" office:value="0.511">
            <text:p>0,511</text:p>
          </table:table-cell>
          <table:table-cell office:value-type="float" office:value="0.51">
            <text:p>0,51</text:p>
          </table:table-cell>
          <table:table-cell office:value-type="float" office:value="0.513">
            <text:p>0,513</text:p>
          </table:table-cell>
          <table:table-cell office:value-type="float" office:value="0.51">
            <text:p>0,51</text:p>
          </table:table-cell>
          <table:table-cell office:value-type="float" office:value="0.512">
            <text:p>0,512</text:p>
          </table:table-cell>
          <table:table-cell table:number-columns-repeated="2" office:value-type="float" office:value="0.511">
            <text:p>0,511</text:p>
          </table:table-cell>
          <table:table-cell table:number-columns-repeated="2" office:value-type="float" office:value="0.512">
            <text:p>0,512</text:p>
          </table:table-cell>
          <table:table-cell table:number-columns-repeated="20" office:value-type="float" office:value="0.013">
            <text:p>0,013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number-columns-repeated="10" office:value-type="float" office:value="0">
            <text:p>0</text:p>
          </table:table-cell>
          <table:table-cell table:number-columns-repeated="7" office:value-type="float" office:value="0.026">
            <text:p>0,026</text:p>
          </table:table-cell>
          <table:table-cell office:value-type="float" office:value="0.025">
            <text:p>0,025</text:p>
          </table:table-cell>
          <table:table-cell table:number-columns-repeated="2" office:value-type="float" office:value="0.026">
            <text:p>0,026</text:p>
          </table:table-cell>
          <table:table-cell office:value-type="float" office:value="1.074">
            <text:p>1,074</text:p>
          </table:table-cell>
          <table:table-cell office:value-type="float" office:value="1.022">
            <text:p>1,022</text:p>
          </table:table-cell>
          <table:table-cell office:value-type="float" office:value="1.019">
            <text:p>1,019</text:p>
          </table:table-cell>
          <table:table-cell office:value-type="float" office:value="1.025">
            <text:p>1,025</text:p>
          </table:table-cell>
          <table:table-cell office:value-type="float" office:value="1.02">
            <text:p>1,02</text:p>
          </table:table-cell>
          <table:table-cell office:value-type="float" office:value="1.019">
            <text:p>1,019</text:p>
          </table:table-cell>
          <table:table-cell office:value-type="float" office:value="1.025">
            <text:p>1,025</text:p>
          </table:table-cell>
          <table:table-cell office:value-type="float" office:value="1.023">
            <text:p>1,023</text:p>
          </table:table-cell>
          <table:table-cell office:value-type="float" office:value="1.02">
            <text:p>1,02</text:p>
          </table:table-cell>
          <table:table-cell office:value-type="float" office:value="1.022">
            <text:p>1,022</text:p>
          </table:table-cell>
          <table:table-cell table:number-columns-repeated="20" office:value-type="float" office:value="0.026">
            <text:p>0,026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9" office:value-type="float" office:value="0">
            <text:p>0</text:p>
          </table:table-cell>
          <table:table-cell office:value-type="float" office:value="0.001">
            <text:p>0,001</text:p>
          </table:table-cell>
          <table:table-cell table:number-columns-repeated="9" office:value-type="float" office:value="0.039">
            <text:p>0,039</text:p>
          </table:table-cell>
          <table:table-cell office:value-type="float" office:value="0.038">
            <text:p>0,038</text:p>
          </table:table-cell>
          <table:table-cell office:value-type="float" office:value="1.558">
            <text:p>1,558</text:p>
          </table:table-cell>
          <table:table-cell office:value-type="float" office:value="1.535">
            <text:p>1,535</text:p>
          </table:table-cell>
          <table:table-cell office:value-type="float" office:value="1.532">
            <text:p>1,532</text:p>
          </table:table-cell>
          <table:table-cell office:value-type="float" office:value="1.533">
            <text:p>1,533</text:p>
          </table:table-cell>
          <table:table-cell office:value-type="float" office:value="1.529">
            <text:p>1,529</text:p>
          </table:table-cell>
          <table:table-cell office:value-type="float" office:value="1.53">
            <text:p>1,53</text:p>
          </table:table-cell>
          <table:table-cell office:value-type="float" office:value="1.529">
            <text:p>1,529</text:p>
          </table:table-cell>
          <table:table-cell office:value-type="float" office:value="1.532">
            <text:p>1,532</text:p>
          </table:table-cell>
          <table:table-cell office:value-type="float" office:value="1.53">
            <text:p>1,53</text:p>
          </table:table-cell>
          <table:table-cell office:value-type="float" office:value="1.529">
            <text:p>1,529</text:p>
          </table:table-cell>
          <table:table-cell table:number-columns-repeated="5" office:value-type="float" office:value="0.039">
            <text:p>0,039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.039">
            <text:p>0,039</text:p>
          </table:table-cell>
          <table:table-cell office:value-type="float" office:value="0.038">
            <text:p>0,038</text:p>
          </table:table-cell>
          <table:table-cell table:number-columns-repeated="4" office:value-type="float" office:value="0.039">
            <text:p>0,039</text:p>
          </table:table-cell>
          <table:table-cell office:value-type="float" office:value="0.04">
            <text:p>0,04</text:p>
          </table:table-cell>
          <table:table-cell office:value-type="float" office:value="0.038">
            <text:p>0,038</text:p>
          </table:table-cell>
          <table:table-cell table:number-columns-repeated="3" office:value-type="float" office:value="0.039">
            <text:p>0,039</text:p>
          </table:table-cell>
          <table:table-cell office:value-type="float" office:value="0.038">
            <text:p>0,038</text:p>
          </table:table-cell>
          <table:table-cell office:value-type="float" office:value="0.039">
            <text:p>0,03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52">
            <text:p>0,052</text:p>
          </table:table-cell>
          <table:table-cell office:value-type="float" office:value="0.051">
            <text:p>0,051</text:p>
          </table:table-cell>
          <table:table-cell table:number-columns-repeated="2" office:value-type="float" office:value="0.052">
            <text:p>0,052</text:p>
          </table:table-cell>
          <table:table-cell office:value-type="float" office:value="0.051">
            <text:p>0,051</text:p>
          </table:table-cell>
          <table:table-cell table:number-columns-repeated="3" office:value-type="float" office:value="0.052">
            <text:p>0,052</text:p>
          </table:table-cell>
          <table:table-cell office:value-type="float" office:value="0.051">
            <text:p>0,051</text:p>
          </table:table-cell>
          <table:table-cell office:value-type="float" office:value="0.052">
            <text:p>0,052</text:p>
          </table:table-cell>
          <table:table-cell office:value-type="float" office:value="2.062">
            <text:p>2,062</text:p>
          </table:table-cell>
          <table:table-cell office:value-type="float" office:value="2.038">
            <text:p>2,038</text:p>
          </table:table-cell>
          <table:table-cell office:value-type="float" office:value="2.043">
            <text:p>2,043</text:p>
          </table:table-cell>
          <table:table-cell office:value-type="float" office:value="2.052">
            <text:p>2,052</text:p>
          </table:table-cell>
          <table:table-cell office:value-type="float" office:value="2.037">
            <text:p>2,037</text:p>
          </table:table-cell>
          <table:table-cell office:value-type="float" office:value="2.039">
            <text:p>2,039</text:p>
          </table:table-cell>
          <table:table-cell office:value-type="float" office:value="2.043">
            <text:p>2,043</text:p>
          </table:table-cell>
          <table:table-cell office:value-type="float" office:value="2.036">
            <text:p>2,036</text:p>
          </table:table-cell>
          <table:table-cell office:value-type="float" office:value="2.039">
            <text:p>2,039</text:p>
          </table:table-cell>
          <table:table-cell office:value-type="float" office:value="2.046">
            <text:p>2,046</text:p>
          </table:table-cell>
          <table:table-cell table:number-columns-repeated="4" office:value-type="float" office:value="0.052">
            <text:p>0,052</text:p>
          </table:table-cell>
          <table:table-cell office:value-type="float" office:value="0.051">
            <text:p>0,051</text:p>
          </table:table-cell>
          <table:table-cell office:value-type="float" office:value="0.052">
            <text:p>0,052</text:p>
          </table:table-cell>
          <table:table-cell office:value-type="float" office:value="0.053">
            <text:p>0,053</text:p>
          </table:table-cell>
          <table:table-cell table:number-columns-repeated="4" office:value-type="float" office:value="0.052">
            <text:p>0,052</text:p>
          </table:table-cell>
          <table:table-cell office:value-type="float" office:value="0.051">
            <text:p>0,051</text:p>
          </table:table-cell>
          <table:table-cell table:number-columns-repeated="2" office:value-type="float" office:value="0.052">
            <text:p>0,052</text:p>
          </table:table-cell>
          <table:table-cell office:value-type="float" office:value="0.051">
            <text:p>0,051</text:p>
          </table:table-cell>
          <table:table-cell table:number-columns-repeated="3" office:value-type="float" office:value="0.052">
            <text:p>0,052</text:p>
          </table:table-cell>
          <table:table-cell office:value-type="float" office:value="0.051">
            <text:p>0,051</text:p>
          </table:table-cell>
          <table:table-cell office:value-type="float" office:value="0.052">
            <text:p>0,052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65">
            <text:p>0,065</text:p>
          </table:table-cell>
          <table:table-cell office:value-type="float" office:value="0.064">
            <text:p>0,064</text:p>
          </table:table-cell>
          <table:table-cell table:number-columns-repeated="2" office:value-type="float" office:value="0.065">
            <text:p>0,065</text:p>
          </table:table-cell>
          <table:table-cell office:value-type="float" office:value="0.063">
            <text:p>0,063</text:p>
          </table:table-cell>
          <table:table-cell table:number-columns-repeated="3" office:value-type="float" office:value="0.065">
            <text:p>0,065</text:p>
          </table:table-cell>
          <table:table-cell office:value-type="float" office:value="0.064">
            <text:p>0,064</text:p>
          </table:table-cell>
          <table:table-cell office:value-type="float" office:value="0.065">
            <text:p>0,065</text:p>
          </table:table-cell>
          <table:table-cell office:value-type="float" office:value="2.576">
            <text:p>2,576</text:p>
          </table:table-cell>
          <table:table-cell office:value-type="float" office:value="2.563">
            <text:p>2,563</text:p>
          </table:table-cell>
          <table:table-cell office:value-type="float" office:value="2.549">
            <text:p>2,549</text:p>
          </table:table-cell>
          <table:table-cell office:value-type="float" office:value="2.559">
            <text:p>2,559</text:p>
          </table:table-cell>
          <table:table-cell office:value-type="float" office:value="2.548">
            <text:p>2,548</text:p>
          </table:table-cell>
          <table:table-cell office:value-type="float" office:value="2.55">
            <text:p>2,55</text:p>
          </table:table-cell>
          <table:table-cell office:value-type="float" office:value="2.549">
            <text:p>2,549</text:p>
          </table:table-cell>
          <table:table-cell office:value-type="float" office:value="2.551">
            <text:p>2,551</text:p>
          </table:table-cell>
          <table:table-cell office:value-type="float" office:value="2.552">
            <text:p>2,552</text:p>
          </table:table-cell>
          <table:table-cell office:value-type="float" office:value="2.557">
            <text:p>2,557</text:p>
          </table:table-cell>
          <table:table-cell office:value-type="float" office:value="0.065">
            <text:p>0,065</text:p>
          </table:table-cell>
          <table:table-cell office:value-type="float" office:value="0.064">
            <text:p>0,064</text:p>
          </table:table-cell>
          <table:table-cell table:number-columns-repeated="2" office:value-type="float" office:value="0.065">
            <text:p>0,065</text:p>
          </table:table-cell>
          <table:table-cell office:value-type="float" office:value="0.064">
            <text:p>0,064</text:p>
          </table:table-cell>
          <table:table-cell office:value-type="float" office:value="0.066">
            <text:p>0,066</text:p>
          </table:table-cell>
          <table:table-cell table:number-columns-repeated="2" office:value-type="float" office:value="0.065">
            <text:p>0,065</text:p>
          </table:table-cell>
          <table:table-cell table:number-columns-repeated="2" office:value-type="float" office:value="0.064">
            <text:p>0,064</text:p>
          </table:table-cell>
          <table:table-cell table:number-columns-repeated="3" office:value-type="float" office:value="0.065">
            <text:p>0,065</text:p>
          </table:table-cell>
          <table:table-cell office:value-type="float" office:value="0.066">
            <text:p>0,066</text:p>
          </table:table-cell>
          <table:table-cell office:value-type="float" office:value="0.064">
            <text:p>0,064</text:p>
          </table:table-cell>
          <table:table-cell table:number-columns-repeated="4" office:value-type="float" office:value="0.065">
            <text:p>0,065</text:p>
          </table:table-cell>
          <table:table-cell office:value-type="float" office:value="0.064">
            <text:p>0,06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table:number-columns-repeated="5"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.077">
            <text:p>0,077</text:p>
          </table:table-cell>
          <table:table-cell office:value-type="float" office:value="0.078">
            <text:p>0,078</text:p>
          </table:table-cell>
          <table:table-cell office:value-type="float" office:value="0.079">
            <text:p>0,079</text:p>
          </table:table-cell>
          <table:table-cell office:value-type="float" office:value="0.077">
            <text:p>0,077</text:p>
          </table:table-cell>
          <table:table-cell table:number-columns-repeated="2" office:value-type="float" office:value="0.078">
            <text:p>0,078</text:p>
          </table:table-cell>
          <table:table-cell table:number-columns-repeated="3" office:value-type="float" office:value="0.077">
            <text:p>0,077</text:p>
          </table:table-cell>
          <table:table-cell office:value-type="float" office:value="3.105">
            <text:p>3,105</text:p>
          </table:table-cell>
          <table:table-cell office:value-type="float" office:value="3.062">
            <text:p>3,062</text:p>
          </table:table-cell>
          <table:table-cell office:value-type="float" office:value="3.059">
            <text:p>3,059</text:p>
          </table:table-cell>
          <table:table-cell office:value-type="float" office:value="3.065">
            <text:p>3,065</text:p>
          </table:table-cell>
          <table:table-cell office:value-type="float" office:value="3.056">
            <text:p>3,056</text:p>
          </table:table-cell>
          <table:table-cell office:value-type="float" office:value="3.067">
            <text:p>3,067</text:p>
          </table:table-cell>
          <table:table-cell office:value-type="float" office:value="3.06">
            <text:p>3,06</text:p>
          </table:table-cell>
          <table:table-cell office:value-type="float" office:value="3.067">
            <text:p>3,067</text:p>
          </table:table-cell>
          <table:table-cell office:value-type="float" office:value="3.072">
            <text:p>3,072</text:p>
          </table:table-cell>
          <table:table-cell office:value-type="float" office:value="3.064">
            <text:p>3,064</text:p>
          </table:table-cell>
          <table:table-cell office:value-type="float" office:value="0.078">
            <text:p>0,078</text:p>
          </table:table-cell>
          <table:table-cell office:value-type="float" office:value="0.077">
            <text:p>0,077</text:p>
          </table:table-cell>
          <table:table-cell table:number-columns-repeated="2" office:value-type="float" office:value="0.078">
            <text:p>0,078</text:p>
          </table:table-cell>
          <table:table-cell office:value-type="float" office:value="0.076">
            <text:p>0,076</text:p>
          </table:table-cell>
          <table:table-cell table:number-columns-repeated="3" office:value-type="float" office:value="0.078">
            <text:p>0,078</text:p>
          </table:table-cell>
          <table:table-cell office:value-type="float" office:value="0.077">
            <text:p>0,077</text:p>
          </table:table-cell>
          <table:table-cell office:value-type="float" office:value="0.078">
            <text:p>0,078</text:p>
          </table:table-cell>
          <table:table-cell office:value-type="float" office:value="0.077">
            <text:p>0,077</text:p>
          </table:table-cell>
          <table:table-cell table:number-columns-repeated="3" office:value-type="float" office:value="0.078">
            <text:p>0,078</text:p>
          </table:table-cell>
          <table:table-cell office:value-type="float" office:value="0.077">
            <text:p>0,077</text:p>
          </table:table-cell>
          <table:table-cell table:number-columns-repeated="2" office:value-type="float" office:value="0.078">
            <text:p>0,078</text:p>
          </table:table-cell>
          <table:table-cell office:value-type="float" office:value="0.079">
            <text:p>0,079</text:p>
          </table:table-cell>
          <table:table-cell office:value-type="float" office:value="0.078">
            <text:p>0,078</text:p>
          </table:table-cell>
          <table:table-cell office:value-type="float" office:value="0.077">
            <text:p>0,07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,001</text:p>
          </table:table-cell>
          <table:table-cell table:number-columns-repeated="6" office:value-type="float" office:value="0">
            <text:p>0</text:p>
          </table:table-cell>
          <table:table-cell table:number-columns-repeated="2" office:value-type="float" office:value="0.09">
            <text:p>0,09</text:p>
          </table:table-cell>
          <table:table-cell table:number-columns-repeated="2" office:value-type="float" office:value="0.091">
            <text:p>0,091</text:p>
          </table:table-cell>
          <table:table-cell office:value-type="float" office:value="0.09">
            <text:p>0,09</text:p>
          </table:table-cell>
          <table:table-cell table:number-columns-repeated="3" office:value-type="float" office:value="0.091">
            <text:p>0,091</text:p>
          </table:table-cell>
          <table:table-cell table:number-columns-repeated="2" office:value-type="float" office:value="0.09">
            <text:p>0,09</text:p>
          </table:table-cell>
          <table:table-cell office:value-type="float" office:value="3.651">
            <text:p>3,651</text:p>
          </table:table-cell>
          <table:table-cell office:value-type="float" office:value="3.59">
            <text:p>3,59</text:p>
          </table:table-cell>
          <table:table-cell office:value-type="float" office:value="3.564">
            <text:p>3,564</text:p>
          </table:table-cell>
          <table:table-cell office:value-type="float" office:value="3.575">
            <text:p>3,575</text:p>
          </table:table-cell>
          <table:table-cell office:value-type="float" office:value="3.569">
            <text:p>3,569</text:p>
          </table:table-cell>
          <table:table-cell office:value-type="float" office:value="3.572">
            <text:p>3,572</text:p>
          </table:table-cell>
          <table:table-cell office:value-type="float" office:value="3.58">
            <text:p>3,58</text:p>
          </table:table-cell>
          <table:table-cell office:value-type="float" office:value="3.572">
            <text:p>3,572</text:p>
          </table:table-cell>
          <table:table-cell office:value-type="float" office:value="3.586">
            <text:p>3,586</text:p>
          </table:table-cell>
          <table:table-cell office:value-type="float" office:value="3.577">
            <text:p>3,577</text:p>
          </table:table-cell>
          <table:table-cell table:number-columns-repeated="4" office:value-type="float" office:value="0.091">
            <text:p>0,091</text:p>
          </table:table-cell>
          <table:table-cell office:value-type="float" office:value="0.089">
            <text:p>0,089</text:p>
          </table:table-cell>
          <table:table-cell table:number-columns-repeated="3" office:value-type="float" office:value="0.091">
            <text:p>0,091</text:p>
          </table:table-cell>
          <table:table-cell office:value-type="float" office:value="0.089">
            <text:p>0,089</text:p>
          </table:table-cell>
          <table:table-cell office:value-type="float" office:value="0.09">
            <text:p>0,09</text:p>
          </table:table-cell>
          <table:table-cell office:value-type="float" office:value="0.091">
            <text:p>0,091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.091">
            <text:p>0,091</text:p>
          </table:table-cell>
          <table:table-cell office:value-type="float" office:value="0.09">
            <text:p>0,09</text:p>
          </table:table-cell>
          <table:table-cell office:value-type="float" office:value="0.091">
            <text:p>0,091</text:p>
          </table:table-cell>
          <table:table-cell table:number-columns-repeated="2" office:value-type="float" office:value="0.092">
            <text:p>0,092</text:p>
          </table:table-cell>
          <table:table-cell table:number-columns-repeated="2" office:value-type="float" office:value="0.09">
            <text:p>0,0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.001">
            <text:p>0,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001">
            <text:p>0,001</text:p>
          </table:table-cell>
          <table:table-cell table:number-columns-repeated="4" office:value-type="float" office:value="0">
            <text:p>0</text:p>
          </table:table-cell>
          <table:table-cell office:value-type="float" office:value="0.102">
            <text:p>0,102</text:p>
          </table:table-cell>
          <table:table-cell office:value-type="float" office:value="0.103">
            <text:p>0,103</text:p>
          </table:table-cell>
          <table:table-cell office:value-type="float" office:value="0.104">
            <text:p>0,104</text:p>
          </table:table-cell>
          <table:table-cell office:value-type="float" office:value="0.103">
            <text:p>0,103</text:p>
          </table:table-cell>
          <table:table-cell office:value-type="float" office:value="0.102">
            <text:p>0,102</text:p>
          </table:table-cell>
          <table:table-cell office:value-type="float" office:value="0.103">
            <text:p>0,103</text:p>
          </table:table-cell>
          <table:table-cell table:number-columns-repeated="2" office:value-type="float" office:value="0.104">
            <text:p>0,104</text:p>
          </table:table-cell>
          <table:table-cell table:number-columns-repeated="2" office:value-type="float" office:value="0.103">
            <text:p>0,103</text:p>
          </table:table-cell>
          <table:table-cell office:value-type="float" office:value="4.1">
            <text:p>4,1</text:p>
          </table:table-cell>
          <table:table-cell office:value-type="float" office:value="4.084">
            <text:p>4,084</text:p>
          </table:table-cell>
          <table:table-cell office:value-type="float" office:value="4.09">
            <text:p>4,09</text:p>
          </table:table-cell>
          <table:table-cell table:number-columns-repeated="2" office:value-type="float" office:value="4.078">
            <text:p>4,078</text:p>
          </table:table-cell>
          <table:table-cell office:value-type="float" office:value="4.079">
            <text:p>4,079</text:p>
          </table:table-cell>
          <table:table-cell office:value-type="float" office:value="4.077">
            <text:p>4,077</text:p>
          </table:table-cell>
          <table:table-cell office:value-type="float" office:value="4.078">
            <text:p>4,078</text:p>
          </table:table-cell>
          <table:table-cell office:value-type="float" office:value="4.084">
            <text:p>4,084</text:p>
          </table:table-cell>
          <table:table-cell office:value-type="float" office:value="4.089">
            <text:p>4,089</text:p>
          </table:table-cell>
          <table:table-cell office:value-type="float" office:value="0.103">
            <text:p>0,103</text:p>
          </table:table-cell>
          <table:table-cell office:value-type="float" office:value="0.102">
            <text:p>0,102</text:p>
          </table:table-cell>
          <table:table-cell table:number-columns-repeated="2" office:value-type="float" office:value="0.104">
            <text:p>0,104</text:p>
          </table:table-cell>
          <table:table-cell office:value-type="float" office:value="0.102">
            <text:p>0,102</text:p>
          </table:table-cell>
          <table:table-cell table:number-columns-repeated="4" office:value-type="float" office:value="0.104">
            <text:p>0,104</text:p>
          </table:table-cell>
          <table:table-cell office:value-type="float" office:value="0.103">
            <text:p>0,103</text:p>
          </table:table-cell>
          <table:table-cell office:value-type="float" office:value="0.104">
            <text:p>0,104</text:p>
          </table:table-cell>
          <table:table-cell office:value-type="float" office:value="0.103">
            <text:p>0,103</text:p>
          </table:table-cell>
          <table:table-cell office:value-type="float" office:value="0.104">
            <text:p>0,104</text:p>
          </table:table-cell>
          <table:table-cell office:value-type="float" office:value="0.105">
            <text:p>0,105</text:p>
          </table:table-cell>
          <table:table-cell office:value-type="float" office:value="0.103">
            <text:p>0,103</text:p>
          </table:table-cell>
          <table:table-cell office:value-type="float" office:value="0.104">
            <text:p>0,104</text:p>
          </table:table-cell>
          <table:table-cell office:value-type="float" office:value="0.105">
            <text:p>0,105</text:p>
          </table:table-cell>
          <table:table-cell office:value-type="float" office:value="0.104">
            <text:p>0,104</text:p>
          </table:table-cell>
          <table:table-cell table:number-columns-repeated="2" office:value-type="float" office:value="0.103">
            <text:p>0,103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">
            <text:p>0</text:p>
          </table:table-cell>
          <table:table-cell table:number-columns-repeated="2" office:value-type="float" office:value="0.116">
            <text:p>0,116</text:p>
          </table:table-cell>
          <table:table-cell office:value-type="float" office:value="0.117">
            <text:p>0,117</text:p>
          </table:table-cell>
          <table:table-cell office:value-type="float" office:value="0.118">
            <text:p>0,118</text:p>
          </table:table-cell>
          <table:table-cell office:value-type="float" office:value="0.115">
            <text:p>0,115</text:p>
          </table:table-cell>
          <table:table-cell office:value-type="float" office:value="0.116">
            <text:p>0,116</text:p>
          </table:table-cell>
          <table:table-cell table:number-columns-repeated="2" office:value-type="float" office:value="0.117">
            <text:p>0,117</text:p>
          </table:table-cell>
          <table:table-cell table:number-columns-repeated="2" office:value-type="float" office:value="0.116">
            <text:p>0,116</text:p>
          </table:table-cell>
          <table:table-cell office:value-type="float" office:value="4.637">
            <text:p>4,637</text:p>
          </table:table-cell>
          <table:table-cell office:value-type="float" office:value="4.588">
            <text:p>4,588</text:p>
          </table:table-cell>
          <table:table-cell office:value-type="float" office:value="4.59">
            <text:p>4,59</text:p>
          </table:table-cell>
          <table:table-cell office:value-type="float" office:value="4.601">
            <text:p>4,601</text:p>
          </table:table-cell>
          <table:table-cell office:value-type="float" office:value="4.592">
            <text:p>4,592</text:p>
          </table:table-cell>
          <table:table-cell office:value-type="float" office:value="4.594">
            <text:p>4,594</text:p>
          </table:table-cell>
          <table:table-cell office:value-type="float" office:value="4.614">
            <text:p>4,614</text:p>
          </table:table-cell>
          <table:table-cell office:value-type="float" office:value="4.601">
            <text:p>4,601</text:p>
          </table:table-cell>
          <table:table-cell office:value-type="float" office:value="4.592">
            <text:p>4,592</text:p>
          </table:table-cell>
          <table:table-cell office:value-type="float" office:value="4.607">
            <text:p>4,607</text:p>
          </table:table-cell>
          <table:table-cell office:value-type="float" office:value="0.117">
            <text:p>0,117</text:p>
          </table:table-cell>
          <table:table-cell office:value-type="float" office:value="0.116">
            <text:p>0,116</text:p>
          </table:table-cell>
          <table:table-cell office:value-type="float" office:value="0.118">
            <text:p>0,118</text:p>
          </table:table-cell>
          <table:table-cell office:value-type="float" office:value="0.117">
            <text:p>0,117</text:p>
          </table:table-cell>
          <table:table-cell office:value-type="float" office:value="0.115">
            <text:p>0,115</text:p>
          </table:table-cell>
          <table:table-cell office:value-type="float" office:value="0.117">
            <text:p>0,117</text:p>
          </table:table-cell>
          <table:table-cell office:value-type="float" office:value="0.116">
            <text:p>0,116</text:p>
          </table:table-cell>
          <table:table-cell office:value-type="float" office:value="0.117">
            <text:p>0,117</text:p>
          </table:table-cell>
          <table:table-cell table:number-columns-repeated="2" office:value-type="float" office:value="0.116">
            <text:p>0,116</text:p>
          </table:table-cell>
          <table:table-cell office:value-type="float" office:value="0.117">
            <text:p>0,117</text:p>
          </table:table-cell>
          <table:table-cell office:value-type="float" office:value="0.116">
            <text:p>0,116</text:p>
          </table:table-cell>
          <table:table-cell office:value-type="float" office:value="0.117">
            <text:p>0,117</text:p>
          </table:table-cell>
          <table:table-cell office:value-type="float" office:value="0.118">
            <text:p>0,118</text:p>
          </table:table-cell>
          <table:table-cell office:value-type="float" office:value="0.115">
            <text:p>0,115</text:p>
          </table:table-cell>
          <table:table-cell table:number-columns-repeated="2" office:value-type="float" office:value="0.117">
            <text:p>0,117</text:p>
          </table:table-cell>
          <table:table-cell office:value-type="float" office:value="0.118">
            <text:p>0,118</text:p>
          </table:table-cell>
          <table:table-cell table:number-columns-repeated="2" office:value-type="float" office:value="0.116">
            <text:p>0,11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table:number-columns-repeated="2" office:value-type="float" office:value="0.128">
            <text:p>0,128</text:p>
          </table:table-cell>
          <table:table-cell office:value-type="float" office:value="0.13">
            <text:p>0,13</text:p>
          </table:table-cell>
          <table:table-cell office:value-type="float" office:value="0.131">
            <text:p>0,131</text:p>
          </table:table-cell>
          <table:table-cell office:value-type="float" office:value="0.127">
            <text:p>0,127</text:p>
          </table:table-cell>
          <table:table-cell table:number-columns-repeated="3" office:value-type="float" office:value="0.13">
            <text:p>0,13</text:p>
          </table:table-cell>
          <table:table-cell table:number-columns-repeated="2" office:value-type="float" office:value="0.129">
            <text:p>0,129</text:p>
          </table:table-cell>
          <table:table-cell office:value-type="float" office:value="5.128">
            <text:p>5,128</text:p>
          </table:table-cell>
          <table:table-cell office:value-type="float" office:value="5.099">
            <text:p>5,099</text:p>
          </table:table-cell>
          <table:table-cell office:value-type="float" office:value="5.093">
            <text:p>5,093</text:p>
          </table:table-cell>
          <table:table-cell office:value-type="float" office:value="5.109">
            <text:p>5,109</text:p>
          </table:table-cell>
          <table:table-cell office:value-type="float" office:value="5.098">
            <text:p>5,098</text:p>
          </table:table-cell>
          <table:table-cell office:value-type="float" office:value="5.097">
            <text:p>5,097</text:p>
          </table:table-cell>
          <table:table-cell office:value-type="float" office:value="5.111">
            <text:p>5,111</text:p>
          </table:table-cell>
          <table:table-cell office:value-type="float" office:value="5.115">
            <text:p>5,115</text:p>
          </table:table-cell>
          <table:table-cell table:number-columns-repeated="2" office:value-type="float" office:value="5.099">
            <text:p>5,099</text:p>
          </table:table-cell>
          <table:table-cell office:value-type="float" office:value="0.129">
            <text:p>0,129</text:p>
          </table:table-cell>
          <table:table-cell office:value-type="float" office:value="0.128">
            <text:p>0,128</text:p>
          </table:table-cell>
          <table:table-cell table:number-columns-repeated="2" office:value-type="float" office:value="0.13">
            <text:p>0,13</text:p>
          </table:table-cell>
          <table:table-cell office:value-type="float" office:value="0.127">
            <text:p>0,127</text:p>
          </table:table-cell>
          <table:table-cell table:number-columns-repeated="3" office:value-type="float" office:value="0.13">
            <text:p>0,13</text:p>
          </table:table-cell>
          <table:table-cell table:number-columns-repeated="2" office:value-type="float" office:value="0.128">
            <text:p>0,128</text:p>
          </table:table-cell>
          <table:table-cell table:number-columns-repeated="2" office:value-type="float" office:value="0.129">
            <text:p>0,129</text:p>
          </table:table-cell>
          <table:table-cell table:number-columns-repeated="2" office:value-type="float" office:value="0.131">
            <text:p>0,131</text:p>
          </table:table-cell>
          <table:table-cell office:value-type="float" office:value="0.128">
            <text:p>0,128</text:p>
          </table:table-cell>
          <table:table-cell table:number-columns-repeated="3" office:value-type="float" office:value="0.13">
            <text:p>0,13</text:p>
          </table:table-cell>
          <table:table-cell table:number-columns-repeated="2" office:value-type="float" office:value="0.129">
            <text:p>0,129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table:number-columns-repeated="3" office:value-type="float" office:value="0">
            <text:p>0</text:p>
          </table:table-cell>
          <table:table-cell office:value-type="float" office:value="0.142">
            <text:p>0,142</text:p>
          </table:table-cell>
          <table:table-cell office:value-type="float" office:value="0.141">
            <text:p>0,141</text:p>
          </table:table-cell>
          <table:table-cell office:value-type="float" office:value="0.142">
            <text:p>0,142</text:p>
          </table:table-cell>
          <table:table-cell office:value-type="float" office:value="0.143">
            <text:p>0,143</text:p>
          </table:table-cell>
          <table:table-cell office:value-type="float" office:value="0.14">
            <text:p>0,14</text:p>
          </table:table-cell>
          <table:table-cell office:value-type="float" office:value="0.143">
            <text:p>0,143</text:p>
          </table:table-cell>
          <table:table-cell table:number-columns-repeated="4" office:value-type="float" office:value="0.142">
            <text:p>0,142</text:p>
          </table:table-cell>
          <table:table-cell office:value-type="float" office:value="5.629">
            <text:p>5,629</text:p>
          </table:table-cell>
          <table:table-cell office:value-type="float" office:value="5.607">
            <text:p>5,607</text:p>
          </table:table-cell>
          <table:table-cell office:value-type="float" office:value="5.595">
            <text:p>5,595</text:p>
          </table:table-cell>
          <table:table-cell office:value-type="float" office:value="5.62">
            <text:p>5,62</text:p>
          </table:table-cell>
          <table:table-cell office:value-type="float" office:value="5.602">
            <text:p>5,602</text:p>
          </table:table-cell>
          <table:table-cell office:value-type="float" office:value="5.613">
            <text:p>5,613</text:p>
          </table:table-cell>
          <table:table-cell office:value-type="float" office:value="4.612">
            <text:p>4,612</text:p>
          </table:table-cell>
          <table:table-cell office:value-type="float" office:value="5.632">
            <text:p>5,632</text:p>
          </table:table-cell>
          <table:table-cell office:value-type="float" office:value="5.618">
            <text:p>5,618</text:p>
          </table:table-cell>
          <table:table-cell office:value-type="float" office:value="5.629">
            <text:p>5,629</text:p>
          </table:table-cell>
          <table:table-cell office:value-type="float" office:value="0.143">
            <text:p>0,143</text:p>
          </table:table-cell>
          <table:table-cell office:value-type="float" office:value="0.142">
            <text:p>0,142</text:p>
          </table:table-cell>
          <table:table-cell table:number-columns-repeated="2" office:value-type="float" office:value="0.143">
            <text:p>0,143</text:p>
          </table:table-cell>
          <table:table-cell office:value-type="float" office:value="0.14">
            <text:p>0,14</text:p>
          </table:table-cell>
          <table:table-cell office:value-type="float" office:value="0.143">
            <text:p>0,143</text:p>
          </table:table-cell>
          <table:table-cell office:value-type="float" office:value="1.143">
            <text:p>1,143</text:p>
          </table:table-cell>
          <table:table-cell office:value-type="float" office:value="0.143">
            <text:p>0,143</text:p>
          </table:table-cell>
          <table:table-cell office:value-type="float" office:value="0.142">
            <text:p>0,142</text:p>
          </table:table-cell>
          <table:table-cell office:value-type="float" office:value="0.141">
            <text:p>0,141</text:p>
          </table:table-cell>
          <table:table-cell office:value-type="float" office:value="0.144">
            <text:p>0,144</text:p>
          </table:table-cell>
          <table:table-cell office:value-type="float" office:value="0.141">
            <text:p>0,141</text:p>
          </table:table-cell>
          <table:table-cell table:number-columns-repeated="2" office:value-type="float" office:value="0.143">
            <text:p>0,143</text:p>
          </table:table-cell>
          <table:table-cell office:value-type="float" office:value="0.139">
            <text:p>0,139</text:p>
          </table:table-cell>
          <table:table-cell office:value-type="float" office:value="0.142">
            <text:p>0,142</text:p>
          </table:table-cell>
          <table:table-cell table:number-columns-repeated="2" office:value-type="float" office:value="0.143">
            <text:p>0,143</text:p>
          </table:table-cell>
          <table:table-cell office:value-type="float" office:value="0.142">
            <text:p>0,142</text:p>
          </table:table-cell>
          <table:table-cell office:value-type="float" office:value="0.141">
            <text:p>0,14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155">
            <text:p>0,155</text:p>
          </table:table-cell>
          <table:table-cell office:value-type="float" office:value="0.154">
            <text:p>0,154</text:p>
          </table:table-cell>
          <table:table-cell office:value-type="float" office:value="0.155">
            <text:p>0,155</text:p>
          </table:table-cell>
          <table:table-cell office:value-type="float" office:value="0.156">
            <text:p>0,156</text:p>
          </table:table-cell>
          <table:table-cell office:value-type="float" office:value="0.153">
            <text:p>0,153</text:p>
          </table:table-cell>
          <table:table-cell table:number-columns-repeated="2" office:value-type="float" office:value="0.155">
            <text:p>0,155</text:p>
          </table:table-cell>
          <table:table-cell office:value-type="float" office:value="0.156">
            <text:p>0,156</text:p>
          </table:table-cell>
          <table:table-cell table:number-columns-repeated="2" office:value-type="float" office:value="0.154">
            <text:p>0,154</text:p>
          </table:table-cell>
          <table:table-cell office:value-type="float" office:value="6.147">
            <text:p>6,147</text:p>
          </table:table-cell>
          <table:table-cell office:value-type="float" office:value="6.123">
            <text:p>6,123</text:p>
          </table:table-cell>
          <table:table-cell office:value-type="float" office:value="6.117">
            <text:p>6,117</text:p>
          </table:table-cell>
          <table:table-cell office:value-type="float" office:value="6.135">
            <text:p>6,135</text:p>
          </table:table-cell>
          <table:table-cell table:number-columns-repeated="2" office:value-type="float" office:value="6.119">
            <text:p>6,119</text:p>
          </table:table-cell>
          <table:table-cell office:value-type="float" office:value="6.124">
            <text:p>6,124</text:p>
          </table:table-cell>
          <table:table-cell office:value-type="float" office:value="6.132">
            <text:p>6,132</text:p>
          </table:table-cell>
          <table:table-cell office:value-type="float" office:value="6.127">
            <text:p>6,127</text:p>
          </table:table-cell>
          <table:table-cell office:value-type="float" office:value="6.128">
            <text:p>6,128</text:p>
          </table:table-cell>
          <table:table-cell office:value-type="float" office:value="1.155">
            <text:p>1,155</text:p>
          </table:table-cell>
          <table:table-cell office:value-type="float" office:value="0.154">
            <text:p>0,154</text:p>
          </table:table-cell>
          <table:table-cell office:value-type="float" office:value="0.156">
            <text:p>0,156</text:p>
          </table:table-cell>
          <table:table-cell office:value-type="float" office:value="0.157">
            <text:p>0,157</text:p>
          </table:table-cell>
          <table:table-cell office:value-type="float" office:value="0.153">
            <text:p>0,153</text:p>
          </table:table-cell>
          <table:table-cell table:number-columns-repeated="2" office:value-type="float" office:value="0.155">
            <text:p>0,155</text:p>
          </table:table-cell>
          <table:table-cell office:value-type="float" office:value="0.156">
            <text:p>0,156</text:p>
          </table:table-cell>
          <table:table-cell table:number-columns-repeated="2" office:value-type="float" office:value="0.154">
            <text:p>0,154</text:p>
          </table:table-cell>
          <table:table-cell office:value-type="float" office:value="0.156">
            <text:p>0,156</text:p>
          </table:table-cell>
          <table:table-cell table:number-columns-repeated="2" office:value-type="float" office:value="0.155">
            <text:p>0,155</text:p>
          </table:table-cell>
          <table:table-cell office:value-type="float" office:value="0.157">
            <text:p>0,157</text:p>
          </table:table-cell>
          <table:table-cell office:value-type="float" office:value="0.153">
            <text:p>0,153</text:p>
          </table:table-cell>
          <table:table-cell table:number-columns-repeated="3" office:value-type="float" office:value="0.156">
            <text:p>0,156</text:p>
          </table:table-cell>
          <table:table-cell table:number-columns-repeated="2" office:value-type="float" office:value="0.154">
            <text:p>0,154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.168">
            <text:p>0,168</text:p>
          </table:table-cell>
          <table:table-cell office:value-type="float" office:value="0.166">
            <text:p>0,166</text:p>
          </table:table-cell>
          <table:table-cell table:number-columns-repeated="2" office:value-type="float" office:value="0.169">
            <text:p>0,169</text:p>
          </table:table-cell>
          <table:table-cell office:value-type="float" office:value="0.165">
            <text:p>0,165</text:p>
          </table:table-cell>
          <table:table-cell office:value-type="float" office:value="0.168">
            <text:p>0,168</text:p>
          </table:table-cell>
          <table:table-cell office:value-type="float" office:value="0.167">
            <text:p>0,167</text:p>
          </table:table-cell>
          <table:table-cell office:value-type="float" office:value="0.168">
            <text:p>0,168</text:p>
          </table:table-cell>
          <table:table-cell office:value-type="float" office:value="0.167">
            <text:p>0,167</text:p>
          </table:table-cell>
          <table:table-cell office:value-type="float" office:value="0.166">
            <text:p>0,166</text:p>
          </table:table-cell>
          <table:table-cell office:value-type="float" office:value="6.668">
            <text:p>6,668</text:p>
          </table:table-cell>
          <table:table-cell office:value-type="float" office:value="6.628">
            <text:p>6,628</text:p>
          </table:table-cell>
          <table:table-cell office:value-type="float" office:value="6.621">
            <text:p>6,621</text:p>
          </table:table-cell>
          <table:table-cell office:value-type="float" office:value="6.641">
            <text:p>6,641</text:p>
          </table:table-cell>
          <table:table-cell office:value-type="float" office:value="6.618">
            <text:p>6,618</text:p>
          </table:table-cell>
          <table:table-cell office:value-type="float" office:value="6.612">
            <text:p>6,612</text:p>
          </table:table-cell>
          <table:table-cell office:value-type="float" office:value="6.632">
            <text:p>6,632</text:p>
          </table:table-cell>
          <table:table-cell office:value-type="float" office:value="6.638">
            <text:p>6,638</text:p>
          </table:table-cell>
          <table:table-cell office:value-type="float" office:value="6.647">
            <text:p>6,647</text:p>
          </table:table-cell>
          <table:table-cell office:value-type="float" office:value="6.644">
            <text:p>6,644</text:p>
          </table:table-cell>
          <table:table-cell office:value-type="float" office:value="0.169">
            <text:p>0,169</text:p>
          </table:table-cell>
          <table:table-cell office:value-type="float" office:value="0.167">
            <text:p>0,167</text:p>
          </table:table-cell>
          <table:table-cell office:value-type="float" office:value="0.169">
            <text:p>0,169</text:p>
          </table:table-cell>
          <table:table-cell office:value-type="float" office:value="0.17">
            <text:p>0,17</text:p>
          </table:table-cell>
          <table:table-cell office:value-type="float" office:value="0.165">
            <text:p>0,165</text:p>
          </table:table-cell>
          <table:table-cell office:value-type="float" office:value="0.168">
            <text:p>0,168</text:p>
          </table:table-cell>
          <table:table-cell table:number-columns-repeated="2" office:value-type="float" office:value="0.169">
            <text:p>0,169</text:p>
          </table:table-cell>
          <table:table-cell office:value-type="float" office:value="0.167">
            <text:p>0,167</text:p>
          </table:table-cell>
          <table:table-cell office:value-type="float" office:value="0.168">
            <text:p>0,168</text:p>
          </table:table-cell>
          <table:table-cell office:value-type="float" office:value="0.169">
            <text:p>0,169</text:p>
          </table:table-cell>
          <table:table-cell office:value-type="float" office:value="0.166">
            <text:p>0,166</text:p>
          </table:table-cell>
          <table:table-cell table:number-columns-repeated="2" office:value-type="float" office:value="0.17">
            <text:p>0,17</text:p>
          </table:table-cell>
          <table:table-cell office:value-type="float" office:value="0.167">
            <text:p>0,167</text:p>
          </table:table-cell>
          <table:table-cell table:number-columns-repeated="3" office:value-type="float" office:value="0.169">
            <text:p>0,169</text:p>
          </table:table-cell>
          <table:table-cell office:value-type="float" office:value="0.168">
            <text:p>0,168</text:p>
          </table:table-cell>
          <table:table-cell office:value-type="float" office:value="0.166">
            <text:p>0,16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table:number-columns-repeated="4" office:value-type="float" office:value="0">
            <text:p>0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">
            <text:p>0</text:p>
          </table:table-cell>
          <table:table-cell office:value-type="float" office:value="0.181">
            <text:p>0,181</text:p>
          </table:table-cell>
          <table:table-cell office:value-type="float" office:value="0.179">
            <text:p>0,179</text:p>
          </table:table-cell>
          <table:table-cell office:value-type="float" office:value="0.182">
            <text:p>0,182</text:p>
          </table:table-cell>
          <table:table-cell office:value-type="float" office:value="-0.818">
            <text:p>-0,818</text:p>
          </table:table-cell>
          <table:table-cell office:value-type="float" office:value="0.178">
            <text:p>0,178</text:p>
          </table:table-cell>
          <table:table-cell office:value-type="float" office:value="0.181">
            <text:p>0,181</text:p>
          </table:table-cell>
          <table:table-cell office:value-type="float" office:value="0.18">
            <text:p>0,18</text:p>
          </table:table-cell>
          <table:table-cell office:value-type="float" office:value="0.181">
            <text:p>0,181</text:p>
          </table:table-cell>
          <table:table-cell office:value-type="float" office:value="0.179">
            <text:p>0,179</text:p>
          </table:table-cell>
          <table:table-cell office:value-type="float" office:value="0.18">
            <text:p>0,18</text:p>
          </table:table-cell>
          <table:table-cell office:value-type="float" office:value="7.246">
            <text:p>7,246</text:p>
          </table:table-cell>
          <table:table-cell office:value-type="float" office:value="7.147">
            <text:p>7,147</text:p>
          </table:table-cell>
          <table:table-cell office:value-type="float" office:value="7.143">
            <text:p>7,143</text:p>
          </table:table-cell>
          <table:table-cell office:value-type="float" office:value="8.139">
            <text:p>8,139</text:p>
          </table:table-cell>
          <table:table-cell office:value-type="float" office:value="7.139">
            <text:p>7,139</text:p>
          </table:table-cell>
          <table:table-cell office:value-type="float" office:value="7.148">
            <text:p>7,148</text:p>
          </table:table-cell>
          <table:table-cell office:value-type="float" office:value="7.164">
            <text:p>7,164</text:p>
          </table:table-cell>
          <table:table-cell office:value-type="float" office:value="7.153">
            <text:p>7,153</text:p>
          </table:table-cell>
          <table:table-cell office:value-type="float" office:value="7.157">
            <text:p>7,157</text:p>
          </table:table-cell>
          <table:table-cell office:value-type="float" office:value="7.171">
            <text:p>7,171</text:p>
          </table:table-cell>
          <table:table-cell office:value-type="float" office:value="0.18">
            <text:p>0,18</text:p>
          </table:table-cell>
          <table:table-cell office:value-type="float" office:value="0.179">
            <text:p>0,179</text:p>
          </table:table-cell>
          <table:table-cell table:number-columns-repeated="2" office:value-type="float" office:value="0.182">
            <text:p>0,182</text:p>
          </table:table-cell>
          <table:table-cell office:value-type="float" office:value="0.178">
            <text:p>0,178</text:p>
          </table:table-cell>
          <table:table-cell table:number-columns-repeated="3" office:value-type="float" office:value="0.182">
            <text:p>0,182</text:p>
          </table:table-cell>
          <table:table-cell table:number-columns-repeated="2" office:value-type="float" office:value="0.18">
            <text:p>0,18</text:p>
          </table:table-cell>
          <table:table-cell office:value-type="float" office:value="0.179">
            <text:p>0,179</text:p>
          </table:table-cell>
          <table:table-cell office:value-type="float" office:value="0.18">
            <text:p>0,18</text:p>
          </table:table-cell>
          <table:table-cell office:value-type="float" office:value="0.183">
            <text:p>0,183</text:p>
          </table:table-cell>
          <table:table-cell office:value-type="float" office:value="0.182">
            <text:p>0,182</text:p>
          </table:table-cell>
          <table:table-cell office:value-type="float" office:value="0.179">
            <text:p>0,179</text:p>
          </table:table-cell>
          <table:table-cell table:number-columns-repeated="3" office:value-type="float" office:value="0.182">
            <text:p>0,182</text:p>
          </table:table-cell>
          <table:table-cell office:value-type="float" office:value="0.181">
            <text:p>0,181</text:p>
          </table:table-cell>
          <table:table-cell office:value-type="float" office:value="0.18">
            <text:p>0,1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float" office:value="0">
            <text:p>0</text:p>
          </table:table-cell>
          <table:table-cell table:number-columns-repeated="4" office:value-type="float" office:value="0.001">
            <text:p>0,0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.191">
            <text:p>0,191</text:p>
          </table:table-cell>
          <table:table-cell office:value-type="float" office:value="0.192">
            <text:p>0,192</text:p>
          </table:table-cell>
          <table:table-cell office:value-type="float" office:value="0.194">
            <text:p>0,194</text:p>
          </table:table-cell>
          <table:table-cell office:value-type="float" office:value="0.195">
            <text:p>0,195</text:p>
          </table:table-cell>
          <table:table-cell office:value-type="float" office:value="0.191">
            <text:p>0,191</text:p>
          </table:table-cell>
          <table:table-cell office:value-type="float" office:value="0.194">
            <text:p>0,194</text:p>
          </table:table-cell>
          <table:table-cell office:value-type="float" office:value="0.195">
            <text:p>0,195</text:p>
          </table:table-cell>
          <table:table-cell office:value-type="float" office:value="0.194">
            <text:p>0,194</text:p>
          </table:table-cell>
          <table:table-cell table:number-columns-repeated="2" office:value-type="float" office:value="0.192">
            <text:p>0,192</text:p>
          </table:table-cell>
          <table:table-cell office:value-type="float" office:value="7.708">
            <text:p>7,708</text:p>
          </table:table-cell>
          <table:table-cell office:value-type="float" office:value="7.656">
            <text:p>7,656</text:p>
          </table:table-cell>
          <table:table-cell office:value-type="float" office:value="7.652">
            <text:p>7,652</text:p>
          </table:table-cell>
          <table:table-cell office:value-type="float" office:value="7.659">
            <text:p>7,659</text:p>
          </table:table-cell>
          <table:table-cell office:value-type="float" office:value="7.637">
            <text:p>7,637</text:p>
          </table:table-cell>
          <table:table-cell office:value-type="float" office:value="7.651">
            <text:p>7,651</text:p>
          </table:table-cell>
          <table:table-cell office:value-type="float" office:value="7.641">
            <text:p>7,641</text:p>
          </table:table-cell>
          <table:table-cell office:value-type="float" office:value="7.656">
            <text:p>7,656</text:p>
          </table:table-cell>
          <table:table-cell office:value-type="float" office:value="7.652">
            <text:p>7,652</text:p>
          </table:table-cell>
          <table:table-cell office:value-type="float" office:value="7.657">
            <text:p>7,657</text:p>
          </table:table-cell>
          <table:table-cell table:number-columns-repeated="2" office:value-type="float" office:value="0.192">
            <text:p>0,192</text:p>
          </table:table-cell>
          <table:table-cell office:value-type="float" office:value="0.195">
            <text:p>0,195</text:p>
          </table:table-cell>
          <table:table-cell office:value-type="float" office:value="0.196">
            <text:p>0,196</text:p>
          </table:table-cell>
          <table:table-cell office:value-type="float" office:value="0.191">
            <text:p>0,191</text:p>
          </table:table-cell>
          <table:table-cell office:value-type="float" office:value="0.194">
            <text:p>0,194</text:p>
          </table:table-cell>
          <table:table-cell table:number-columns-repeated="2" office:value-type="float" office:value="0.195">
            <text:p>0,195</text:p>
          </table:table-cell>
          <table:table-cell office:value-type="float" office:value="0.193">
            <text:p>0,193</text:p>
          </table:table-cell>
          <table:table-cell office:value-type="float" office:value="0.192">
            <text:p>0,192</text:p>
          </table:table-cell>
          <table:table-cell table:number-columns-repeated="2" office:value-type="float" office:value="0.193">
            <text:p>0,193</text:p>
          </table:table-cell>
          <table:table-cell office:value-type="float" office:value="0.195">
            <text:p>0,195</text:p>
          </table:table-cell>
          <table:table-cell office:value-type="float" office:value="0.196">
            <text:p>0,196</text:p>
          </table:table-cell>
          <table:table-cell office:value-type="float" office:value="0.191">
            <text:p>0,191</text:p>
          </table:table-cell>
          <table:table-cell office:value-type="float" office:value="0.195">
            <text:p>0,195</text:p>
          </table:table-cell>
          <table:table-cell office:value-type="float" office:value="0.196">
            <text:p>0,196</text:p>
          </table:table-cell>
          <table:table-cell office:value-type="float" office:value="0.195">
            <text:p>0,195</text:p>
          </table:table-cell>
          <table:table-cell office:value-type="float" office:value="0.194">
            <text:p>0,194</text:p>
          </table:table-cell>
          <table:table-cell office:value-type="float" office:value="0.192">
            <text:p>0,19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01">
            <text:p>0,0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">
            <text:p>0</text:p>
          </table:table-cell>
          <table:table-cell table:number-columns-repeated="5" office:value-type="float" office:value="0.001">
            <text:p>0,001</text:p>
          </table:table-cell>
          <table:table-cell office:value-type="float" office:value="0.203">
            <text:p>0,203</text:p>
          </table:table-cell>
          <table:table-cell office:value-type="float" office:value="0.205">
            <text:p>0,205</text:p>
          </table:table-cell>
          <table:table-cell table:number-columns-repeated="2" office:value-type="float" office:value="0.208">
            <text:p>0,208</text:p>
          </table:table-cell>
          <table:table-cell office:value-type="float" office:value="0.203">
            <text:p>0,203</text:p>
          </table:table-cell>
          <table:table-cell table:number-columns-repeated="2" office:value-type="float" office:value="0.207">
            <text:p>0,207</text:p>
          </table:table-cell>
          <table:table-cell office:value-type="float" office:value="0.208">
            <text:p>0,208</text:p>
          </table:table-cell>
          <table:table-cell office:value-type="float" office:value="0.206">
            <text:p>0,206</text:p>
          </table:table-cell>
          <table:table-cell office:value-type="float" office:value="0.205">
            <text:p>0,205</text:p>
          </table:table-cell>
          <table:table-cell office:value-type="float" office:value="8.26">
            <text:p>8,26</text:p>
          </table:table-cell>
          <table:table-cell office:value-type="float" office:value="8.174">
            <text:p>8,174</text:p>
          </table:table-cell>
          <table:table-cell office:value-type="float" office:value="8.144">
            <text:p>8,144</text:p>
          </table:table-cell>
          <table:table-cell office:value-type="float" office:value="8.175">
            <text:p>8,175</text:p>
          </table:table-cell>
          <table:table-cell office:value-type="float" office:value="8.152">
            <text:p>8,152</text:p>
          </table:table-cell>
          <table:table-cell office:value-type="float" office:value="8.15">
            <text:p>8,15</text:p>
          </table:table-cell>
          <table:table-cell office:value-type="float" office:value="8.172">
            <text:p>8,172</text:p>
          </table:table-cell>
          <table:table-cell office:value-type="float" office:value="8.169">
            <text:p>8,169</text:p>
          </table:table-cell>
          <table:table-cell office:value-type="float" office:value="8.166">
            <text:p>8,166</text:p>
          </table:table-cell>
          <table:table-cell office:value-type="float" office:value="8.164">
            <text:p>8,164</text:p>
          </table:table-cell>
          <table:table-cell office:value-type="float" office:value="0.206">
            <text:p>0,206</text:p>
          </table:table-cell>
          <table:table-cell office:value-type="float" office:value="0.205">
            <text:p>0,205</text:p>
          </table:table-cell>
          <table:table-cell office:value-type="float" office:value="0.207">
            <text:p>0,207</text:p>
          </table:table-cell>
          <table:table-cell office:value-type="float" office:value="0.209">
            <text:p>0,209</text:p>
          </table:table-cell>
          <table:table-cell office:value-type="float" office:value="0.203">
            <text:p>0,203</text:p>
          </table:table-cell>
          <table:table-cell office:value-type="float" office:value="0.208">
            <text:p>0,208</text:p>
          </table:table-cell>
          <table:table-cell office:value-type="float" office:value="0.207">
            <text:p>0,207</text:p>
          </table:table-cell>
          <table:table-cell office:value-type="float" office:value="0.208">
            <text:p>0,208</text:p>
          </table:table-cell>
          <table:table-cell office:value-type="float" office:value="0.205">
            <text:p>0,205</text:p>
          </table:table-cell>
          <table:table-cell office:value-type="float" office:value="0.206">
            <text:p>0,206</text:p>
          </table:table-cell>
          <table:table-cell office:value-type="float" office:value="0.207">
            <text:p>0,207</text:p>
          </table:table-cell>
          <table:table-cell office:value-type="float" office:value="0.206">
            <text:p>0,206</text:p>
          </table:table-cell>
          <table:table-cell table:number-columns-repeated="2" office:value-type="float" office:value="0.208">
            <text:p>0,208</text:p>
          </table:table-cell>
          <table:table-cell office:value-type="float" office:value="0.204">
            <text:p>0,204</text:p>
          </table:table-cell>
          <table:table-cell table:number-columns-repeated="3" office:value-type="float" office:value="0.208">
            <text:p>0,208</text:p>
          </table:table-cell>
          <table:table-cell office:value-type="float" office:value="0.205">
            <text:p>0,205</text:p>
          </table:table-cell>
          <table:table-cell office:value-type="float" office:value="0.206">
            <text:p>0,20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">
            <text:p>0</text:p>
          </table:table-cell>
          <table:table-cell table:number-columns-repeated="7" office:value-type="float" office:value="0.001">
            <text:p>0,001</text:p>
          </table:table-cell>
          <table:table-cell office:value-type="float" office:value="0.219">
            <text:p>0,219</text:p>
          </table:table-cell>
          <table:table-cell office:value-type="float" office:value="0.218">
            <text:p>0,218</text:p>
          </table:table-cell>
          <table:table-cell office:value-type="float" office:value="0.222">
            <text:p>0,222</text:p>
          </table:table-cell>
          <table:table-cell office:value-type="float" office:value="0.221">
            <text:p>0,221</text:p>
          </table:table-cell>
          <table:table-cell office:value-type="float" office:value="0.216">
            <text:p>0,216</text:p>
          </table:table-cell>
          <table:table-cell office:value-type="float" office:value="0.219">
            <text:p>0,219</text:p>
          </table:table-cell>
          <table:table-cell table:number-columns-repeated="2" office:value-type="float" office:value="0.22">
            <text:p>0,22</text:p>
          </table:table-cell>
          <table:table-cell office:value-type="float" office:value="0.219">
            <text:p>0,219</text:p>
          </table:table-cell>
          <table:table-cell office:value-type="float" office:value="0.218">
            <text:p>0,218</text:p>
          </table:table-cell>
          <table:table-cell office:value-type="float" office:value="8.784">
            <text:p>8,784</text:p>
          </table:table-cell>
          <table:table-cell office:value-type="float" office:value="8.678">
            <text:p>8,678</text:p>
          </table:table-cell>
          <table:table-cell office:value-type="float" office:value="8.657">
            <text:p>8,657</text:p>
          </table:table-cell>
          <table:table-cell office:value-type="float" office:value="8.678">
            <text:p>8,678</text:p>
          </table:table-cell>
          <table:table-cell office:value-type="float" office:value="8.665">
            <text:p>8,665</text:p>
          </table:table-cell>
          <table:table-cell table:number-columns-repeated="2" office:value-type="float" office:value="8.656">
            <text:p>8,656</text:p>
          </table:table-cell>
          <table:table-cell office:value-type="float" office:value="8.702">
            <text:p>8,702</text:p>
          </table:table-cell>
          <table:table-cell office:value-type="float" office:value="8.679">
            <text:p>8,679</text:p>
          </table:table-cell>
          <table:table-cell office:value-type="float" office:value="8.665">
            <text:p>8,665</text:p>
          </table:table-cell>
          <table:table-cell office:value-type="float" office:value="0.22">
            <text:p>0,22</text:p>
          </table:table-cell>
          <table:table-cell office:value-type="float" office:value="0.218">
            <text:p>0,218</text:p>
          </table:table-cell>
          <table:table-cell office:value-type="float" office:value="0.22">
            <text:p>0,22</text:p>
          </table:table-cell>
          <table:table-cell office:value-type="float" office:value="0.221">
            <text:p>0,221</text:p>
          </table:table-cell>
          <table:table-cell office:value-type="float" office:value="0.217">
            <text:p>0,217</text:p>
          </table:table-cell>
          <table:table-cell table:number-columns-repeated="2" office:value-type="float" office:value="0.22">
            <text:p>0,22</text:p>
          </table:table-cell>
          <table:table-cell office:value-type="float" office:value="0.221">
            <text:p>0,221</text:p>
          </table:table-cell>
          <table:table-cell office:value-type="float" office:value="0.219">
            <text:p>0,219</text:p>
          </table:table-cell>
          <table:table-cell office:value-type="float" office:value="0.218">
            <text:p>0,218</text:p>
          </table:table-cell>
          <table:table-cell office:value-type="float" office:value="0.22">
            <text:p>0,22</text:p>
          </table:table-cell>
          <table:table-cell office:value-type="float" office:value="0.219">
            <text:p>0,219</text:p>
          </table:table-cell>
          <table:table-cell office:value-type="float" office:value="0.22">
            <text:p>0,22</text:p>
          </table:table-cell>
          <table:table-cell office:value-type="float" office:value="0.222">
            <text:p>0,222</text:p>
          </table:table-cell>
          <table:table-cell office:value-type="float" office:value="0.217">
            <text:p>0,217</text:p>
          </table:table-cell>
          <table:table-cell office:value-type="float" office:value="0.22">
            <text:p>0,22</text:p>
          </table:table-cell>
          <table:table-cell office:value-type="float" office:value="0.222">
            <text:p>0,222</text:p>
          </table:table-cell>
          <table:table-cell office:value-type="float" office:value="0.221">
            <text:p>0,221</text:p>
          </table:table-cell>
          <table:table-cell office:value-type="float" office:value="0.219">
            <text:p>0,219</text:p>
          </table:table-cell>
          <table:table-cell office:value-type="float" office:value="0.218">
            <text:p>0,2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number-columns-repeated="5" office:value-type="float" office:value="0.001">
            <text:p>0,001</text:p>
          </table:table-cell>
          <table:table-cell office:value-type="float" office:value="0">
            <text:p>0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001">
            <text:p>0,001</text:p>
          </table:table-cell>
          <table:table-cell office:value-type="float" office:value="0.232">
            <text:p>0,232</text:p>
          </table:table-cell>
          <table:table-cell office:value-type="float" office:value="0.231">
            <text:p>0,231</text:p>
          </table:table-cell>
          <table:table-cell office:value-type="float" office:value="0.233">
            <text:p>0,233</text:p>
          </table:table-cell>
          <table:table-cell office:value-type="float" office:value="0.234">
            <text:p>0,234</text:p>
          </table:table-cell>
          <table:table-cell office:value-type="float" office:value="0.23">
            <text:p>0,23</text:p>
          </table:table-cell>
          <table:table-cell office:value-type="float" office:value="0.232">
            <text:p>0,232</text:p>
          </table:table-cell>
          <table:table-cell table:number-columns-repeated="2" office:value-type="float" office:value="0.233">
            <text:p>0,233</text:p>
          </table:table-cell>
          <table:table-cell table:number-columns-repeated="2" office:value-type="float" office:value="0.231">
            <text:p>0,231</text:p>
          </table:table-cell>
          <table:table-cell table:number-columns-repeated="2" office:value-type="float" office:value="9.189">
            <text:p>9,189</text:p>
          </table:table-cell>
          <table:table-cell office:value-type="float" office:value="9.193">
            <text:p>9,193</text:p>
          </table:table-cell>
          <table:table-cell office:value-type="float" office:value="9.205">
            <text:p>9,205</text:p>
          </table:table-cell>
          <table:table-cell office:value-type="float" office:value="9.164">
            <text:p>9,164</text:p>
          </table:table-cell>
          <table:table-cell office:value-type="float" office:value="9.175">
            <text:p>9,175</text:p>
          </table:table-cell>
          <table:table-cell office:value-type="float" office:value="9.183">
            <text:p>9,183</text:p>
          </table:table-cell>
          <table:table-cell office:value-type="float" office:value="9.185">
            <text:p>9,185</text:p>
          </table:table-cell>
          <table:table-cell office:value-type="float" office:value="9.175">
            <text:p>9,175</text:p>
          </table:table-cell>
          <table:table-cell office:value-type="float" office:value="9.192">
            <text:p>9,192</text:p>
          </table:table-cell>
          <table:table-cell office:value-type="float" office:value="0.232">
            <text:p>0,232</text:p>
          </table:table-cell>
          <table:table-cell office:value-type="float" office:value="0.231">
            <text:p>0,231</text:p>
          </table:table-cell>
          <table:table-cell office:value-type="float" office:value="0.234">
            <text:p>0,234</text:p>
          </table:table-cell>
          <table:table-cell office:value-type="float" office:value="0.235">
            <text:p>0,235</text:p>
          </table:table-cell>
          <table:table-cell office:value-type="float" office:value="0.229">
            <text:p>0,229</text:p>
          </table:table-cell>
          <table:table-cell office:value-type="float" office:value="0.233">
            <text:p>0,233</text:p>
          </table:table-cell>
          <table:table-cell office:value-type="float" office:value="0.234">
            <text:p>0,234</text:p>
          </table:table-cell>
          <table:table-cell office:value-type="float" office:value="0.233">
            <text:p>0,233</text:p>
          </table:table-cell>
          <table:table-cell table:number-columns-repeated="2" office:value-type="float" office:value="0.231">
            <text:p>0,231</text:p>
          </table:table-cell>
          <table:table-cell office:value-type="float" office:value="0.233">
            <text:p>0,233</text:p>
          </table:table-cell>
          <table:table-cell office:value-type="float" office:value="0.231">
            <text:p>0,231</text:p>
          </table:table-cell>
          <table:table-cell office:value-type="float" office:value="0.234">
            <text:p>0,234</text:p>
          </table:table-cell>
          <table:table-cell office:value-type="float" office:value="0.235">
            <text:p>0,235</text:p>
          </table:table-cell>
          <table:table-cell office:value-type="float" office:value="0.231">
            <text:p>0,231</text:p>
          </table:table-cell>
          <table:table-cell table:number-columns-repeated="2" office:value-type="float" office:value="0.233">
            <text:p>0,233</text:p>
          </table:table-cell>
          <table:table-cell office:value-type="float" office:value="0.234">
            <text:p>0,234</text:p>
          </table:table-cell>
          <table:table-cell table:number-columns-repeated="2" office:value-type="float" office:value="0.231">
            <text:p>0,23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number-columns-repeated="10" office:value-type="float" office:value="0.001">
            <text:p>0,001</text:p>
          </table:table-cell>
          <table:table-cell office:value-type="float" office:value="0.245">
            <text:p>0,245</text:p>
          </table:table-cell>
          <table:table-cell office:value-type="float" office:value="0.243">
            <text:p>0,243</text:p>
          </table:table-cell>
          <table:table-cell table:number-columns-repeated="2" office:value-type="float" office:value="0.246">
            <text:p>0,246</text:p>
          </table:table-cell>
          <table:table-cell office:value-type="float" office:value="0.242">
            <text:p>0,242</text:p>
          </table:table-cell>
          <table:table-cell table:number-columns-repeated="3" office:value-type="float" office:value="0.246">
            <text:p>0,246</text:p>
          </table:table-cell>
          <table:table-cell table:number-columns-repeated="2" office:value-type="float" office:value="0.244">
            <text:p>0,244</text:p>
          </table:table-cell>
          <table:table-cell office:value-type="float" office:value="9.698">
            <text:p>9,698</text:p>
          </table:table-cell>
          <table:table-cell office:value-type="float" office:value="9.687">
            <text:p>9,687</text:p>
          </table:table-cell>
          <table:table-cell office:value-type="float" office:value="9.681">
            <text:p>9,681</text:p>
          </table:table-cell>
          <table:table-cell office:value-type="float" office:value="9.693">
            <text:p>9,693</text:p>
          </table:table-cell>
          <table:table-cell office:value-type="float" office:value="9.705">
            <text:p>9,705</text:p>
          </table:table-cell>
          <table:table-cell office:value-type="float" office:value="9.673">
            <text:p>9,673</text:p>
          </table:table-cell>
          <table:table-cell office:value-type="float" office:value="9.682">
            <text:p>9,682</text:p>
          </table:table-cell>
          <table:table-cell office:value-type="float" office:value="9.697">
            <text:p>9,697</text:p>
          </table:table-cell>
          <table:table-cell office:value-type="float" office:value="9.683">
            <text:p>9,683</text:p>
          </table:table-cell>
          <table:table-cell office:value-type="float" office:value="9.71">
            <text:p>9,71</text:p>
          </table:table-cell>
          <table:table-cell office:value-type="float" office:value="0.247">
            <text:p>0,247</text:p>
          </table:table-cell>
          <table:table-cell office:value-type="float" office:value="0.243">
            <text:p>0,243</text:p>
          </table:table-cell>
          <table:table-cell office:value-type="float" office:value="0.244">
            <text:p>0,244</text:p>
          </table:table-cell>
          <table:table-cell office:value-type="float" office:value="0.247">
            <text:p>0,247</text:p>
          </table:table-cell>
          <table:table-cell office:value-type="float" office:value="0.241">
            <text:p>0,241</text:p>
          </table:table-cell>
          <table:table-cell office:value-type="float" office:value="0.247">
            <text:p>0,247</text:p>
          </table:table-cell>
          <table:table-cell office:value-type="float" office:value="0.246">
            <text:p>0,246</text:p>
          </table:table-cell>
          <table:table-cell office:value-type="float" office:value="0.247">
            <text:p>0,247</text:p>
          </table:table-cell>
          <table:table-cell table:number-columns-repeated="2" office:value-type="float" office:value="0.244">
            <text:p>0,244</text:p>
          </table:table-cell>
          <table:table-cell office:value-type="float" office:value="0.247">
            <text:p>0,247</text:p>
          </table:table-cell>
          <table:table-cell table:number-columns-repeated="2" office:value-type="float" office:value="0.244">
            <text:p>0,244</text:p>
          </table:table-cell>
          <table:table-cell office:value-type="float" office:value="0.248">
            <text:p>0,248</text:p>
          </table:table-cell>
          <table:table-cell office:value-type="float" office:value="0.241">
            <text:p>0,241</text:p>
          </table:table-cell>
          <table:table-cell office:value-type="float" office:value="0.246">
            <text:p>0,246</text:p>
          </table:table-cell>
          <table:table-cell office:value-type="float" office:value="0.247">
            <text:p>0,247</text:p>
          </table:table-cell>
          <table:table-cell office:value-type="float" office:value="0.248">
            <text:p>0,248</text:p>
          </table:table-cell>
          <table:table-cell office:value-type="float" office:value="0.245">
            <text:p>0,245</text:p>
          </table:table-cell>
          <table:table-cell office:value-type="float" office:value="0.244">
            <text:p>0,244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5" office:value-type="float" office:value="0.001">
            <text:p>0,001</text:p>
          </table:table-cell>
          <table:table-cell office:value-type="float" office:value="0">
            <text:p>0</text:p>
          </table:table-cell>
          <table:table-cell table:number-columns-repeated="3" office:value-type="float" office:value="0.001">
            <text:p>0,001</text:p>
          </table:table-cell>
          <table:table-cell office:value-type="float" office:value="0">
            <text:p>0</text:p>
          </table:table-cell>
          <table:table-cell office:value-type="float" office:value="0.259">
            <text:p>0,259</text:p>
          </table:table-cell>
          <table:table-cell office:value-type="float" office:value="0.257">
            <text:p>0,257</text:p>
          </table:table-cell>
          <table:table-cell office:value-type="float" office:value="0.256">
            <text:p>0,256</text:p>
          </table:table-cell>
          <table:table-cell office:value-type="float" office:value="0.261">
            <text:p>0,261</text:p>
          </table:table-cell>
          <table:table-cell office:value-type="float" office:value="0.254">
            <text:p>0,254</text:p>
          </table:table-cell>
          <table:table-cell office:value-type="float" office:value="0.258">
            <text:p>0,258</text:p>
          </table:table-cell>
          <table:table-cell table:number-columns-repeated="2" office:value-type="float" office:value="0.26">
            <text:p>0,26</text:p>
          </table:table-cell>
          <table:table-cell office:value-type="float" office:value="0.258">
            <text:p>0,258</text:p>
          </table:table-cell>
          <table:table-cell office:value-type="float" office:value="0.256">
            <text:p>0,256</text:p>
          </table:table-cell>
          <table:table-cell office:value-type="float" office:value="10.199">
            <text:p>10,199</text:p>
          </table:table-cell>
          <table:table-cell office:value-type="float" office:value="10.222">
            <text:p>10,222</text:p>
          </table:table-cell>
          <table:table-cell office:value-type="float" office:value="10.191">
            <text:p>10,191</text:p>
          </table:table-cell>
          <table:table-cell office:value-type="float" office:value="10.216">
            <text:p>10,216</text:p>
          </table:table-cell>
          <table:table-cell office:value-type="float" office:value="10.21">
            <text:p>10,21</text:p>
          </table:table-cell>
          <table:table-cell office:value-type="float" office:value="10.188">
            <text:p>10,188</text:p>
          </table:table-cell>
          <table:table-cell office:value-type="float" office:value="10.186">
            <text:p>10,186</text:p>
          </table:table-cell>
          <table:table-cell office:value-type="float" office:value="10.202">
            <text:p>10,202</text:p>
          </table:table-cell>
          <table:table-cell office:value-type="float" office:value="10.195">
            <text:p>10,195</text:p>
          </table:table-cell>
          <table:table-cell office:value-type="float" office:value="10.213">
            <text:p>10,213</text:p>
          </table:table-cell>
          <table:table-cell office:value-type="float" office:value="0.259">
            <text:p>0,259</text:p>
          </table:table-cell>
          <table:table-cell office:value-type="float" office:value="0.256">
            <text:p>0,256</text:p>
          </table:table-cell>
          <table:table-cell office:value-type="float" office:value="0.257">
            <text:p>0,257</text:p>
          </table:table-cell>
          <table:table-cell office:value-type="float" office:value="0.26">
            <text:p>0,26</text:p>
          </table:table-cell>
          <table:table-cell office:value-type="float" office:value="0.254">
            <text:p>0,254</text:p>
          </table:table-cell>
          <table:table-cell office:value-type="float" office:value="0.257">
            <text:p>0,257</text:p>
          </table:table-cell>
          <table:table-cell office:value-type="float" office:value="0.259">
            <text:p>0,259</text:p>
          </table:table-cell>
          <table:table-cell office:value-type="float" office:value="0.26">
            <text:p>0,26</text:p>
          </table:table-cell>
          <table:table-cell office:value-type="float" office:value="0.257">
            <text:p>0,257</text:p>
          </table:table-cell>
          <table:table-cell office:value-type="float" office:value="0.256">
            <text:p>0,256</text:p>
          </table:table-cell>
          <table:table-cell office:value-type="float" office:value="0.259">
            <text:p>0,259</text:p>
          </table:table-cell>
          <table:table-cell office:value-type="float" office:value="0.257">
            <text:p>0,257</text:p>
          </table:table-cell>
          <table:table-cell office:value-type="float" office:value="0.256">
            <text:p>0,256</text:p>
          </table:table-cell>
          <table:table-cell office:value-type="float" office:value="0.26">
            <text:p>0,26</text:p>
          </table:table-cell>
          <table:table-cell office:value-type="float" office:value="0.255">
            <text:p>0,255</text:p>
          </table:table-cell>
          <table:table-cell office:value-type="float" office:value="0.257">
            <text:p>0,257</text:p>
          </table:table-cell>
          <table:table-cell table:number-columns-repeated="2" office:value-type="float" office:value="0.26">
            <text:p>0,26</text:p>
          </table:table-cell>
          <table:table-cell office:value-type="float" office:value="0.258">
            <text:p>0,258</text:p>
          </table:table-cell>
          <table:table-cell office:value-type="float" office:value="0.257">
            <text:p>0,257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number-columns-repeated="10" office:value-type="float" office:value="0.001">
            <text:p>0,001</text:p>
          </table:table-cell>
          <table:table-cell office:value-type="float" office:value="0.272">
            <text:p>0,272</text:p>
          </table:table-cell>
          <table:table-cell office:value-type="float" office:value="0.269">
            <text:p>0,269</text:p>
          </table:table-cell>
          <table:table-cell office:value-type="float" office:value="0.268">
            <text:p>0,268</text:p>
          </table:table-cell>
          <table:table-cell office:value-type="float" office:value="0.272">
            <text:p>0,272</text:p>
          </table:table-cell>
          <table:table-cell office:value-type="float" office:value="0.266">
            <text:p>0,266</text:p>
          </table:table-cell>
          <table:table-cell office:value-type="float" office:value="0.269">
            <text:p>0,269</text:p>
          </table:table-cell>
          <table:table-cell table:number-columns-repeated="2" office:value-type="float" office:value="0.272">
            <text:p>0,272</text:p>
          </table:table-cell>
          <table:table-cell table:number-columns-repeated="2" office:value-type="float" office:value="0.27">
            <text:p>0,27</text:p>
          </table:table-cell>
          <table:table-cell office:value-type="float" office:value="10.724">
            <text:p>10,724</text:p>
          </table:table-cell>
          <table:table-cell office:value-type="float" office:value="10.726">
            <text:p>10,726</text:p>
          </table:table-cell>
          <table:table-cell office:value-type="float" office:value="10.707">
            <text:p>10,707</text:p>
          </table:table-cell>
          <table:table-cell office:value-type="float" office:value="10.716">
            <text:p>10,716</text:p>
          </table:table-cell>
          <table:table-cell office:value-type="float" office:value="10.691">
            <text:p>10,691</text:p>
          </table:table-cell>
          <table:table-cell office:value-type="float" office:value="10.695">
            <text:p>10,695</text:p>
          </table:table-cell>
          <table:table-cell office:value-type="float" office:value="10.706">
            <text:p>10,706</text:p>
          </table:table-cell>
          <table:table-cell office:value-type="float" office:value="10.723">
            <text:p>10,723</text:p>
          </table:table-cell>
          <table:table-cell office:value-type="float" office:value="10.727">
            <text:p>10,727</text:p>
          </table:table-cell>
          <table:table-cell office:value-type="float" office:value="10.707">
            <text:p>10,707</text:p>
          </table:table-cell>
          <table:table-cell office:value-type="float" office:value="0.271">
            <text:p>0,271</text:p>
          </table:table-cell>
          <table:table-cell office:value-type="float" office:value="0.269">
            <text:p>0,269</text:p>
          </table:table-cell>
          <table:table-cell office:value-type="float" office:value="0.27">
            <text:p>0,27</text:p>
          </table:table-cell>
          <table:table-cell office:value-type="float" office:value="0.273">
            <text:p>0,273</text:p>
          </table:table-cell>
          <table:table-cell office:value-type="float" office:value="0.267">
            <text:p>0,267</text:p>
          </table:table-cell>
          <table:table-cell office:value-type="float" office:value="0.269">
            <text:p>0,269</text:p>
          </table:table-cell>
          <table:table-cell table:number-columns-repeated="2" office:value-type="float" office:value="0.273">
            <text:p>0,273</text:p>
          </table:table-cell>
          <table:table-cell office:value-type="float" office:value="0.27">
            <text:p>0,27</text:p>
          </table:table-cell>
          <table:table-cell office:value-type="float" office:value="0.269">
            <text:p>0,269</text:p>
          </table:table-cell>
          <table:table-cell office:value-type="float" office:value="0.272">
            <text:p>0,272</text:p>
          </table:table-cell>
          <table:table-cell table:number-columns-repeated="2" office:value-type="float" office:value="0.27">
            <text:p>0,27</text:p>
          </table:table-cell>
          <table:table-cell office:value-type="float" office:value="0.274">
            <text:p>0,274</text:p>
          </table:table-cell>
          <table:table-cell office:value-type="float" office:value="0.267">
            <text:p>0,267</text:p>
          </table:table-cell>
          <table:table-cell office:value-type="float" office:value="0.27">
            <text:p>0,27</text:p>
          </table:table-cell>
          <table:table-cell office:value-type="float" office:value="0.274">
            <text:p>0,274</text:p>
          </table:table-cell>
          <table:table-cell office:value-type="float" office:value="0.273">
            <text:p>0,273</text:p>
          </table:table-cell>
          <table:table-cell office:value-type="float" office:value="0.271">
            <text:p>0,271</text:p>
          </table:table-cell>
          <table:table-cell office:value-type="float" office:value="0.269">
            <text:p>0,269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10" office:value-type="float" office:value="0.001">
            <text:p>0,001</text:p>
          </table:table-cell>
          <table:table-cell office:value-type="float" office:value="0.284">
            <text:p>0,284</text:p>
          </table:table-cell>
          <table:table-cell table:number-columns-repeated="2" office:value-type="float" office:value="0.282">
            <text:p>0,282</text:p>
          </table:table-cell>
          <table:table-cell office:value-type="float" office:value="0.286">
            <text:p>0,286</text:p>
          </table:table-cell>
          <table:table-cell office:value-type="float" office:value="0.279">
            <text:p>0,279</text:p>
          </table:table-cell>
          <table:table-cell office:value-type="float" office:value="0.281">
            <text:p>0,281</text:p>
          </table:table-cell>
          <table:table-cell table:number-columns-repeated="2" office:value-type="float" office:value="0.285">
            <text:p>0,285</text:p>
          </table:table-cell>
          <table:table-cell office:value-type="float" office:value="0.283">
            <text:p>0,283</text:p>
          </table:table-cell>
          <table:table-cell office:value-type="float" office:value="0.282">
            <text:p>0,282</text:p>
          </table:table-cell>
          <table:table-cell office:value-type="float" office:value="11.224">
            <text:p>11,224</text:p>
          </table:table-cell>
          <table:table-cell office:value-type="float" office:value="11.233">
            <text:p>11,233</text:p>
          </table:table-cell>
          <table:table-cell office:value-type="float" office:value="11.212">
            <text:p>11,212</text:p>
          </table:table-cell>
          <table:table-cell office:value-type="float" office:value="11.23">
            <text:p>11,23</text:p>
          </table:table-cell>
          <table:table-cell office:value-type="float" office:value="11.218">
            <text:p>11,218</text:p>
          </table:table-cell>
          <table:table-cell office:value-type="float" office:value="11.193">
            <text:p>11,193</text:p>
          </table:table-cell>
          <table:table-cell office:value-type="float" office:value="11.227">
            <text:p>11,227</text:p>
          </table:table-cell>
          <table:table-cell table:number-columns-repeated="2" office:value-type="float" office:value="11.219">
            <text:p>11,219</text:p>
          </table:table-cell>
          <table:table-cell office:value-type="float" office:value="11.266">
            <text:p>11,266</text:p>
          </table:table-cell>
          <table:table-cell office:value-type="float" office:value="0.285">
            <text:p>0,285</text:p>
          </table:table-cell>
          <table:table-cell table:number-columns-repeated="2" office:value-type="float" office:value="0.283">
            <text:p>0,283</text:p>
          </table:table-cell>
          <table:table-cell office:value-type="float" office:value="0.286">
            <text:p>0,286</text:p>
          </table:table-cell>
          <table:table-cell office:value-type="float" office:value="0.279">
            <text:p>0,279</text:p>
          </table:table-cell>
          <table:table-cell office:value-type="float" office:value="0.282">
            <text:p>0,282</text:p>
          </table:table-cell>
          <table:table-cell office:value-type="float" office:value="0.286">
            <text:p>0,286</text:p>
          </table:table-cell>
          <table:table-cell office:value-type="float" office:value="0.285">
            <text:p>0,285</text:p>
          </table:table-cell>
          <table:table-cell office:value-type="float" office:value="0.284">
            <text:p>0,284</text:p>
          </table:table-cell>
          <table:table-cell office:value-type="float" office:value="0.282">
            <text:p>0,282</text:p>
          </table:table-cell>
          <table:table-cell office:value-type="float" office:value="0.286">
            <text:p>0,286</text:p>
          </table:table-cell>
          <table:table-cell table:number-columns-repeated="2" office:value-type="float" office:value="0.282">
            <text:p>0,282</text:p>
          </table:table-cell>
          <table:table-cell office:value-type="float" office:value="0.286">
            <text:p>0,286</text:p>
          </table:table-cell>
          <table:table-cell office:value-type="float" office:value="0.281">
            <text:p>0,281</text:p>
          </table:table-cell>
          <table:table-cell office:value-type="float" office:value="0.282">
            <text:p>0,282</text:p>
          </table:table-cell>
          <table:table-cell office:value-type="float" office:value="0.286">
            <text:p>0,286</text:p>
          </table:table-cell>
          <table:table-cell office:value-type="float" office:value="0.285">
            <text:p>0,285</text:p>
          </table:table-cell>
          <table:table-cell office:value-type="float" office:value="0.284">
            <text:p>0,284</text:p>
          </table:table-cell>
          <table:table-cell office:value-type="float" office:value="0.282">
            <text:p>0,28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7"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.298">
            <text:p>0,298</text:p>
          </table:table-cell>
          <table:table-cell table:number-columns-repeated="2" office:value-type="float" office:value="0.294">
            <text:p>0,294</text:p>
          </table:table-cell>
          <table:table-cell office:value-type="float" office:value="0.298">
            <text:p>0,298</text:p>
          </table:table-cell>
          <table:table-cell office:value-type="float" office:value="0.292">
            <text:p>0,292</text:p>
          </table:table-cell>
          <table:table-cell office:value-type="float" office:value="0.293">
            <text:p>0,293</text:p>
          </table:table-cell>
          <table:table-cell office:value-type="float" office:value="0.299">
            <text:p>0,299</text:p>
          </table:table-cell>
          <table:table-cell office:value-type="float" office:value="0.297">
            <text:p>0,297</text:p>
          </table:table-cell>
          <table:table-cell table:number-columns-repeated="2" office:value-type="float" office:value="0.295">
            <text:p>0,295</text:p>
          </table:table-cell>
          <table:table-cell office:value-type="float" office:value="11.756">
            <text:p>11,756</text:p>
          </table:table-cell>
          <table:table-cell office:value-type="float" office:value="11.74">
            <text:p>11,74</text:p>
          </table:table-cell>
          <table:table-cell office:value-type="float" office:value="11.709">
            <text:p>11,709</text:p>
          </table:table-cell>
          <table:table-cell office:value-type="float" office:value="11.746">
            <text:p>11,746</text:p>
          </table:table-cell>
          <table:table-cell office:value-type="float" office:value="11.715">
            <text:p>11,715</text:p>
          </table:table-cell>
          <table:table-cell office:value-type="float" office:value="11.698">
            <text:p>11,698</text:p>
          </table:table-cell>
          <table:table-cell office:value-type="float" office:value="11.738">
            <text:p>11,738</text:p>
          </table:table-cell>
          <table:table-cell office:value-type="float" office:value="11.737">
            <text:p>11,737</text:p>
          </table:table-cell>
          <table:table-cell office:value-type="float" office:value="11.75">
            <text:p>11,75</text:p>
          </table:table-cell>
          <table:table-cell office:value-type="float" office:value="11.73">
            <text:p>11,73</text:p>
          </table:table-cell>
          <table:table-cell office:value-type="float" office:value="0.298">
            <text:p>0,298</text:p>
          </table:table-cell>
          <table:table-cell office:value-type="float" office:value="0.289">
            <text:p>0,289</text:p>
          </table:table-cell>
          <table:table-cell office:value-type="float" office:value="0.295">
            <text:p>0,295</text:p>
          </table:table-cell>
          <table:table-cell office:value-type="float" office:value="0.3">
            <text:p>0,3</text:p>
          </table:table-cell>
          <table:table-cell office:value-type="float" office:value="0.292">
            <text:p>0,292</text:p>
          </table:table-cell>
          <table:table-cell office:value-type="float" office:value="0.294">
            <text:p>0,294</text:p>
          </table:table-cell>
          <table:table-cell table:number-columns-repeated="2" office:value-type="float" office:value="0.297">
            <text:p>0,297</text:p>
          </table:table-cell>
          <table:table-cell office:value-type="float" office:value="0.296">
            <text:p>0,296</text:p>
          </table:table-cell>
          <table:table-cell office:value-type="float" office:value="0.295">
            <text:p>0,295</text:p>
          </table:table-cell>
          <table:table-cell office:value-type="float" office:value="0.299">
            <text:p>0,299</text:p>
          </table:table-cell>
          <table:table-cell office:value-type="float" office:value="0.295">
            <text:p>0,295</text:p>
          </table:table-cell>
          <table:table-cell office:value-type="float" office:value="0.296">
            <text:p>0,296</text:p>
          </table:table-cell>
          <table:table-cell office:value-type="float" office:value="0.3">
            <text:p>0,3</text:p>
          </table:table-cell>
          <table:table-cell office:value-type="float" office:value="0.293">
            <text:p>0,293</text:p>
          </table:table-cell>
          <table:table-cell office:value-type="float" office:value="0.294">
            <text:p>0,294</text:p>
          </table:table-cell>
          <table:table-cell office:value-type="float" office:value="0.297">
            <text:p>0,297</text:p>
          </table:table-cell>
          <table:table-cell office:value-type="float" office:value="0.298">
            <text:p>0,298</text:p>
          </table:table-cell>
          <table:table-cell table:number-columns-repeated="2" office:value-type="float" office:value="0.296">
            <text:p>0,29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10" office:value-type="float" office:value="0.001">
            <text:p>0,001</text:p>
          </table:table-cell>
          <table:table-cell office:value-type="float" office:value="0.312">
            <text:p>0,312</text:p>
          </table:table-cell>
          <table:table-cell office:value-type="float" office:value="0.308">
            <text:p>0,308</text:p>
          </table:table-cell>
          <table:table-cell office:value-type="float" office:value="0.307">
            <text:p>0,307</text:p>
          </table:table-cell>
          <table:table-cell office:value-type="float" office:value="0.311">
            <text:p>0,311</text:p>
          </table:table-cell>
          <table:table-cell office:value-type="float" office:value="0.304">
            <text:p>0,304</text:p>
          </table:table-cell>
          <table:table-cell office:value-type="float" office:value="0.307">
            <text:p>0,307</text:p>
          </table:table-cell>
          <table:table-cell table:number-columns-repeated="2" office:value-type="float" office:value="0.311">
            <text:p>0,311</text:p>
          </table:table-cell>
          <table:table-cell table:number-columns-repeated="2" office:value-type="float" office:value="0.308">
            <text:p>0,308</text:p>
          </table:table-cell>
          <table:table-cell office:value-type="float" office:value="12.245">
            <text:p>12,245</text:p>
          </table:table-cell>
          <table:table-cell office:value-type="float" office:value="12.237">
            <text:p>12,237</text:p>
          </table:table-cell>
          <table:table-cell office:value-type="float" office:value="12.221">
            <text:p>12,221</text:p>
          </table:table-cell>
          <table:table-cell office:value-type="float" office:value="12.269">
            <text:p>12,269</text:p>
          </table:table-cell>
          <table:table-cell office:value-type="float" office:value="12.291">
            <text:p>12,291</text:p>
          </table:table-cell>
          <table:table-cell office:value-type="float" office:value="12.202">
            <text:p>12,202</text:p>
          </table:table-cell>
          <table:table-cell office:value-type="float" office:value="12.226">
            <text:p>12,226</text:p>
          </table:table-cell>
          <table:table-cell office:value-type="float" office:value="12.252">
            <text:p>12,252</text:p>
          </table:table-cell>
          <table:table-cell office:value-type="float" office:value="12.266">
            <text:p>12,266</text:p>
          </table:table-cell>
          <table:table-cell office:value-type="float" office:value="12.251">
            <text:p>12,251</text:p>
          </table:table-cell>
          <table:table-cell office:value-type="float" office:value="0.312">
            <text:p>0,312</text:p>
          </table:table-cell>
          <table:table-cell office:value-type="float" office:value="0.308">
            <text:p>0,308</text:p>
          </table:table-cell>
          <table:table-cell office:value-type="float" office:value="0.307">
            <text:p>0,307</text:p>
          </table:table-cell>
          <table:table-cell office:value-type="float" office:value="0.312">
            <text:p>0,312</text:p>
          </table:table-cell>
          <table:table-cell table:number-columns-repeated="2" office:value-type="float" office:value="0.307">
            <text:p>0,307</text:p>
          </table:table-cell>
          <table:table-cell office:value-type="float" office:value="0.309">
            <text:p>0,309</text:p>
          </table:table-cell>
          <table:table-cell office:value-type="float" office:value="0.312">
            <text:p>0,312</text:p>
          </table:table-cell>
          <table:table-cell office:value-type="float" office:value="0.308">
            <text:p>0,308</text:p>
          </table:table-cell>
          <table:table-cell office:value-type="float" office:value="0.309">
            <text:p>0,309</text:p>
          </table:table-cell>
          <table:table-cell office:value-type="float" office:value="0.311">
            <text:p>0,311</text:p>
          </table:table-cell>
          <table:table-cell table:number-columns-repeated="2" office:value-type="float" office:value="0.308">
            <text:p>0,308</text:p>
          </table:table-cell>
          <table:table-cell office:value-type="float" office:value="0.313">
            <text:p>0,313</text:p>
          </table:table-cell>
          <table:table-cell office:value-type="float" office:value="0.306">
            <text:p>0,306</text:p>
          </table:table-cell>
          <table:table-cell office:value-type="float" office:value="0.308">
            <text:p>0,308</text:p>
          </table:table-cell>
          <table:table-cell office:value-type="float" office:value="0.31">
            <text:p>0,31</text:p>
          </table:table-cell>
          <table:table-cell office:value-type="float" office:value="0.312">
            <text:p>0,312</text:p>
          </table:table-cell>
          <table:table-cell table:number-columns-repeated="2" office:value-type="float" office:value="0.31">
            <text:p>0,3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4"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5" office:value-type="float" office:value="0.001">
            <text:p>0,001</text:p>
          </table:table-cell>
          <table:table-cell office:value-type="float" office:value="0.323">
            <text:p>0,323</text:p>
          </table:table-cell>
          <table:table-cell table:number-columns-repeated="2" office:value-type="float" office:value="0.32">
            <text:p>0,32</text:p>
          </table:table-cell>
          <table:table-cell office:value-type="float" office:value="0.326">
            <text:p>0,326</text:p>
          </table:table-cell>
          <table:table-cell office:value-type="float" office:value="0.318">
            <text:p>0,318</text:p>
          </table:table-cell>
          <table:table-cell office:value-type="float" office:value="0.32">
            <text:p>0,32</text:p>
          </table:table-cell>
          <table:table-cell office:value-type="float" office:value="0.323">
            <text:p>0,323</text:p>
          </table:table-cell>
          <table:table-cell office:value-type="float" office:value="0.324">
            <text:p>0,324</text:p>
          </table:table-cell>
          <table:table-cell table:number-columns-repeated="2" office:value-type="float" office:value="0.321">
            <text:p>0,321</text:p>
          </table:table-cell>
          <table:table-cell office:value-type="float" office:value="12.786">
            <text:p>12,786</text:p>
          </table:table-cell>
          <table:table-cell office:value-type="float" office:value="12.771">
            <text:p>12,771</text:p>
          </table:table-cell>
          <table:table-cell office:value-type="float" office:value="12.737">
            <text:p>12,737</text:p>
          </table:table-cell>
          <table:table-cell office:value-type="float" office:value="12.749">
            <text:p>12,749</text:p>
          </table:table-cell>
          <table:table-cell office:value-type="float" office:value="12.801">
            <text:p>12,801</text:p>
          </table:table-cell>
          <table:table-cell office:value-type="float" office:value="12.733">
            <text:p>12,733</text:p>
          </table:table-cell>
          <table:table-cell office:value-type="float" office:value="12.74">
            <text:p>12,74</text:p>
          </table:table-cell>
          <table:table-cell office:value-type="float" office:value="12.755">
            <text:p>12,755</text:p>
          </table:table-cell>
          <table:table-cell office:value-type="float" office:value="12.748">
            <text:p>12,748</text:p>
          </table:table-cell>
          <table:table-cell office:value-type="float" office:value="12.769">
            <text:p>12,769</text:p>
          </table:table-cell>
          <table:table-cell office:value-type="float" office:value="0.324">
            <text:p>0,324</text:p>
          </table:table-cell>
          <table:table-cell table:number-columns-repeated="2" office:value-type="float" office:value="0.32">
            <text:p>0,32</text:p>
          </table:table-cell>
          <table:table-cell office:value-type="float" office:value="0.327">
            <text:p>0,327</text:p>
          </table:table-cell>
          <table:table-cell office:value-type="float" office:value="0.318">
            <text:p>0,318</text:p>
          </table:table-cell>
          <table:table-cell office:value-type="float" office:value="0.32">
            <text:p>0,32</text:p>
          </table:table-cell>
          <table:table-cell table:number-columns-repeated="2" office:value-type="float" office:value="0.324">
            <text:p>0,324</text:p>
          </table:table-cell>
          <table:table-cell office:value-type="float" office:value="0.322">
            <text:p>0,322</text:p>
          </table:table-cell>
          <table:table-cell office:value-type="float" office:value="0.323">
            <text:p>0,323</text:p>
          </table:table-cell>
          <table:table-cell office:value-type="float" office:value="0.325">
            <text:p>0,325</text:p>
          </table:table-cell>
          <table:table-cell table:number-columns-repeated="2" office:value-type="float" office:value="0.321">
            <text:p>0,321</text:p>
          </table:table-cell>
          <table:table-cell office:value-type="float" office:value="0.327">
            <text:p>0,327</text:p>
          </table:table-cell>
          <table:table-cell office:value-type="float" office:value="0.318">
            <text:p>0,318</text:p>
          </table:table-cell>
          <table:table-cell office:value-type="float" office:value="0.32">
            <text:p>0,32</text:p>
          </table:table-cell>
          <table:table-cell office:value-type="float" office:value="0.325">
            <text:p>0,325</text:p>
          </table:table-cell>
          <table:table-cell office:value-type="float" office:value="0.324">
            <text:p>0,324</text:p>
          </table:table-cell>
          <table:table-cell table:number-columns-repeated="2" office:value-type="float" office:value="0.322">
            <text:p>0,32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.002">
            <text:p>0,002</text:p>
          </table:table-cell>
          <table:table-cell table:number-columns-repeated="9" office:value-type="float" office:value="0.001">
            <text:p>0,001</text:p>
          </table:table-cell>
          <table:table-cell office:value-type="float" office:value="0.338">
            <text:p>0,338</text:p>
          </table:table-cell>
          <table:table-cell table:number-columns-repeated="2" office:value-type="float" office:value="0.333">
            <text:p>0,333</text:p>
          </table:table-cell>
          <table:table-cell office:value-type="float" office:value="0.338">
            <text:p>0,338</text:p>
          </table:table-cell>
          <table:table-cell office:value-type="float" office:value="0.33">
            <text:p>0,33</text:p>
          </table:table-cell>
          <table:table-cell office:value-type="float" office:value="0.333">
            <text:p>0,333</text:p>
          </table:table-cell>
          <table:table-cell table:number-columns-repeated="2" office:value-type="float" office:value="0.336">
            <text:p>0,336</text:p>
          </table:table-cell>
          <table:table-cell table:number-columns-repeated="2" office:value-type="float" office:value="0.334">
            <text:p>0,334</text:p>
          </table:table-cell>
          <table:table-cell office:value-type="float" office:value="13.278">
            <text:p>13,278</text:p>
          </table:table-cell>
          <table:table-cell office:value-type="float" office:value="13.339">
            <text:p>13,339</text:p>
          </table:table-cell>
          <table:table-cell office:value-type="float" office:value="13.233">
            <text:p>13,233</text:p>
          </table:table-cell>
          <table:table-cell office:value-type="float" office:value="13.267">
            <text:p>13,267</text:p>
          </table:table-cell>
          <table:table-cell office:value-type="float" office:value="13.269">
            <text:p>13,269</text:p>
          </table:table-cell>
          <table:table-cell office:value-type="float" office:value="13.229">
            <text:p>13,229</text:p>
          </table:table-cell>
          <table:table-cell office:value-type="float" office:value="13.25">
            <text:p>13,25</text:p>
          </table:table-cell>
          <table:table-cell office:value-type="float" office:value="13.308">
            <text:p>13,308</text:p>
          </table:table-cell>
          <table:table-cell office:value-type="float" office:value="13.278">
            <text:p>13,278</text:p>
          </table:table-cell>
          <table:table-cell office:value-type="float" office:value="13.288">
            <text:p>13,288</text:p>
          </table:table-cell>
          <table:table-cell office:value-type="float" office:value="0.337">
            <text:p>0,337</text:p>
          </table:table-cell>
          <table:table-cell office:value-type="float" office:value="0.336">
            <text:p>0,336</text:p>
          </table:table-cell>
          <table:table-cell office:value-type="float" office:value="0.334">
            <text:p>0,334</text:p>
          </table:table-cell>
          <table:table-cell office:value-type="float" office:value="0.339">
            <text:p>0,339</text:p>
          </table:table-cell>
          <table:table-cell office:value-type="float" office:value="0.33">
            <text:p>0,33</text:p>
          </table:table-cell>
          <table:table-cell office:value-type="float" office:value="0.333">
            <text:p>0,333</text:p>
          </table:table-cell>
          <table:table-cell office:value-type="float" office:value="0.337">
            <text:p>0,337</text:p>
          </table:table-cell>
          <table:table-cell office:value-type="float" office:value="0.336">
            <text:p>0,336</text:p>
          </table:table-cell>
          <table:table-cell table:number-columns-repeated="2" office:value-type="float" office:value="0.334">
            <text:p>0,334</text:p>
          </table:table-cell>
          <table:table-cell table:number-columns-repeated="2" office:value-type="float" office:value="0.338">
            <text:p>0,338</text:p>
          </table:table-cell>
          <table:table-cell office:value-type="float" office:value="0.334">
            <text:p>0,334</text:p>
          </table:table-cell>
          <table:table-cell office:value-type="float" office:value="0.339">
            <text:p>0,339</text:p>
          </table:table-cell>
          <table:table-cell office:value-type="float" office:value="0.331">
            <text:p>0,331</text:p>
          </table:table-cell>
          <table:table-cell office:value-type="float" office:value="0.334">
            <text:p>0,334</text:p>
          </table:table-cell>
          <table:table-cell office:value-type="float" office:value="0.338">
            <text:p>0,338</text:p>
          </table:table-cell>
          <table:table-cell office:value-type="float" office:value="0.336">
            <text:p>0,336</text:p>
          </table:table-cell>
          <table:table-cell table:number-columns-repeated="2" office:value-type="float" office:value="0.335">
            <text:p>0,335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4" office:value-type="float" office:value="0.001">
            <text:p>0,001</text:p>
          </table:table-cell>
          <table:table-cell table:number-columns-repeated="2"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.349">
            <text:p>0,349</text:p>
          </table:table-cell>
          <table:table-cell office:value-type="float" office:value="0.345">
            <text:p>0,345</text:p>
          </table:table-cell>
          <table:table-cell office:value-type="float" office:value="0.351">
            <text:p>0,351</text:p>
          </table:table-cell>
          <table:table-cell office:value-type="float" office:value="0.343">
            <text:p>0,343</text:p>
          </table:table-cell>
          <table:table-cell office:value-type="float" office:value="0.346">
            <text:p>0,346</text:p>
          </table:table-cell>
          <table:table-cell table:number-columns-repeated="2" office:value-type="float" office:value="0.349">
            <text:p>0,349</text:p>
          </table:table-cell>
          <table:table-cell office:value-type="float" office:value="0.346">
            <text:p>0,346</text:p>
          </table:table-cell>
          <table:table-cell office:value-type="float" office:value="0.347">
            <text:p>0,347</text:p>
          </table:table-cell>
          <table:table-cell office:value-type="float" office:value="13.783">
            <text:p>13,783</text:p>
          </table:table-cell>
          <table:table-cell office:value-type="float" office:value="13.825">
            <text:p>13,825</text:p>
          </table:table-cell>
          <table:table-cell office:value-type="float" office:value="13.742">
            <text:p>13,742</text:p>
          </table:table-cell>
          <table:table-cell office:value-type="float" office:value="13.78">
            <text:p>13,78</text:p>
          </table:table-cell>
          <table:table-cell office:value-type="float" office:value="13.782">
            <text:p>13,782</text:p>
          </table:table-cell>
          <table:table-cell office:value-type="float" office:value="13.746">
            <text:p>13,746</text:p>
          </table:table-cell>
          <table:table-cell office:value-type="float" office:value="13.753">
            <text:p>13,753</text:p>
          </table:table-cell>
          <table:table-cell office:value-type="float" office:value="13.799">
            <text:p>13,799</text:p>
          </table:table-cell>
          <table:table-cell office:value-type="float" office:value="13.827">
            <text:p>13,827</text:p>
          </table:table-cell>
          <table:table-cell office:value-type="float" office:value="13.773">
            <text:p>13,773</text:p>
          </table:table-cell>
          <table:table-cell table:number-columns-repeated="2" office:value-type="float" office:value="0.35">
            <text:p>0,35</text:p>
          </table:table-cell>
          <table:table-cell office:value-type="float" office:value="0.347">
            <text:p>0,347</text:p>
          </table:table-cell>
          <table:table-cell office:value-type="float" office:value="0.352">
            <text:p>0,352</text:p>
          </table:table-cell>
          <table:table-cell office:value-type="float" office:value="0.347">
            <text:p>0,347</text:p>
          </table:table-cell>
          <table:table-cell office:value-type="float" office:value="0.345">
            <text:p>0,345</text:p>
          </table:table-cell>
          <table:table-cell office:value-type="float" office:value="0.349">
            <text:p>0,349</text:p>
          </table:table-cell>
          <table:table-cell office:value-type="float" office:value="0.351">
            <text:p>0,351</text:p>
          </table:table-cell>
          <table:table-cell office:value-type="float" office:value="0.347">
            <text:p>0,347</text:p>
          </table:table-cell>
          <table:table-cell office:value-type="float" office:value="0.348">
            <text:p>0,348</text:p>
          </table:table-cell>
          <table:table-cell table:number-columns-repeated="2" office:value-type="float" office:value="0.35">
            <text:p>0,35</text:p>
          </table:table-cell>
          <table:table-cell office:value-type="float" office:value="0.346">
            <text:p>0,346</text:p>
          </table:table-cell>
          <table:table-cell office:value-type="float" office:value="0.352">
            <text:p>0,352</text:p>
          </table:table-cell>
          <table:table-cell office:value-type="float" office:value="0.348">
            <text:p>0,348</text:p>
          </table:table-cell>
          <table:table-cell office:value-type="float" office:value="0.346">
            <text:p>0,346</text:p>
          </table:table-cell>
          <table:table-cell table:number-columns-repeated="2" office:value-type="float" office:value="0.35">
            <text:p>0,35</text:p>
          </table:table-cell>
          <table:table-cell office:value-type="float" office:value="0.347">
            <text:p>0,347</text:p>
          </table:table-cell>
          <table:table-cell office:value-type="float" office:value="0.348">
            <text:p>0,348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6"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3" office:value-type="float" office:value="0.001">
            <text:p>0,001</text:p>
          </table:table-cell>
          <table:table-cell office:value-type="float" office:value="0.362">
            <text:p>0,362</text:p>
          </table:table-cell>
          <table:table-cell office:value-type="float" office:value="0.363">
            <text:p>0,363</text:p>
          </table:table-cell>
          <table:table-cell office:value-type="float" office:value="0.356">
            <text:p>0,356</text:p>
          </table:table-cell>
          <table:table-cell office:value-type="float" office:value="0.364">
            <text:p>0,364</text:p>
          </table:table-cell>
          <table:table-cell office:value-type="float" office:value="0.359">
            <text:p>0,359</text:p>
          </table:table-cell>
          <table:table-cell office:value-type="float" office:value="0.357">
            <text:p>0,357</text:p>
          </table:table-cell>
          <table:table-cell office:value-type="float" office:value="0.362">
            <text:p>0,362</text:p>
          </table:table-cell>
          <table:table-cell office:value-type="float" office:value="0.363">
            <text:p>0,363</text:p>
          </table:table-cell>
          <table:table-cell office:value-type="float" office:value="0.36">
            <text:p>0,36</text:p>
          </table:table-cell>
          <table:table-cell office:value-type="float" office:value="0.359">
            <text:p>0,359</text:p>
          </table:table-cell>
          <table:table-cell office:value-type="float" office:value="14.316">
            <text:p>14,316</text:p>
          </table:table-cell>
          <table:table-cell office:value-type="float" office:value="14.262">
            <text:p>14,262</text:p>
          </table:table-cell>
          <table:table-cell office:value-type="float" office:value="14.255">
            <text:p>14,255</text:p>
          </table:table-cell>
          <table:table-cell office:value-type="float" office:value="14.292">
            <text:p>14,292</text:p>
          </table:table-cell>
          <table:table-cell office:value-type="float" office:value="14.29">
            <text:p>14,29</text:p>
          </table:table-cell>
          <table:table-cell office:value-type="float" office:value="14.26">
            <text:p>14,26</text:p>
          </table:table-cell>
          <table:table-cell office:value-type="float" office:value="14.284">
            <text:p>14,284</text:p>
          </table:table-cell>
          <table:table-cell office:value-type="float" office:value="14.288">
            <text:p>14,288</text:p>
          </table:table-cell>
          <table:table-cell office:value-type="float" office:value="14.297">
            <text:p>14,297</text:p>
          </table:table-cell>
          <table:table-cell office:value-type="float" office:value="14.289">
            <text:p>14,289</text:p>
          </table:table-cell>
          <table:table-cell table:number-columns-repeated="2" office:value-type="float" office:value="0.363">
            <text:p>0,363</text:p>
          </table:table-cell>
          <table:table-cell office:value-type="float" office:value="0.359">
            <text:p>0,359</text:p>
          </table:table-cell>
          <table:table-cell office:value-type="float" office:value="0.364">
            <text:p>0,364</text:p>
          </table:table-cell>
          <table:table-cell office:value-type="float" office:value="0.359">
            <text:p>0,359</text:p>
          </table:table-cell>
          <table:table-cell office:value-type="float" office:value="0.357">
            <text:p>0,357</text:p>
          </table:table-cell>
          <table:table-cell table:number-columns-repeated="2" office:value-type="float" office:value="0.363">
            <text:p>0,363</text:p>
          </table:table-cell>
          <table:table-cell office:value-type="float" office:value="0.36">
            <text:p>0,36</text:p>
          </table:table-cell>
          <table:table-cell office:value-type="float" office:value="0.359">
            <text:p>0,359</text:p>
          </table:table-cell>
          <table:table-cell office:value-type="float" office:value="0.363">
            <text:p>0,363</text:p>
          </table:table-cell>
          <table:table-cell office:value-type="float" office:value="0.364">
            <text:p>0,364</text:p>
          </table:table-cell>
          <table:table-cell office:value-type="float" office:value="0.359">
            <text:p>0,359</text:p>
          </table:table-cell>
          <table:table-cell office:value-type="float" office:value="0.365">
            <text:p>0,365</text:p>
          </table:table-cell>
          <table:table-cell office:value-type="float" office:value="0.361">
            <text:p>0,361</text:p>
          </table:table-cell>
          <table:table-cell office:value-type="float" office:value="0.359">
            <text:p>0,359</text:p>
          </table:table-cell>
          <table:table-cell table:number-columns-repeated="2" office:value-type="float" office:value="0.364">
            <text:p>0,364</text:p>
          </table:table-cell>
          <table:table-cell table:number-columns-repeated="2" office:value-type="float" office:value="0.361">
            <text:p>0,361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6" office:value-type="float" office:value="0.001">
            <text:p>0,001</text:p>
          </table:table-cell>
          <table:table-cell office:value-type="float" office:value="0.387">
            <text:p>0,387</text:p>
          </table:table-cell>
          <table:table-cell office:value-type="float" office:value="0.374">
            <text:p>0,374</text:p>
          </table:table-cell>
          <table:table-cell office:value-type="float" office:value="0.37">
            <text:p>0,37</text:p>
          </table:table-cell>
          <table:table-cell office:value-type="float" office:value="0.377">
            <text:p>0,377</text:p>
          </table:table-cell>
          <table:table-cell office:value-type="float" office:value="0.373">
            <text:p>0,373</text:p>
          </table:table-cell>
          <table:table-cell office:value-type="float" office:value="0.37">
            <text:p>0,37</text:p>
          </table:table-cell>
          <table:table-cell office:value-type="float" office:value="0.376">
            <text:p>0,376</text:p>
          </table:table-cell>
          <table:table-cell office:value-type="float" office:value="0.375">
            <text:p>0,375</text:p>
          </table:table-cell>
          <table:table-cell table:number-columns-repeated="2" office:value-type="float" office:value="0.372">
            <text:p>0,372</text:p>
          </table:table-cell>
          <table:table-cell office:value-type="float" office:value="14.762">
            <text:p>14,762</text:p>
          </table:table-cell>
          <table:table-cell office:value-type="float" office:value="14.795">
            <text:p>14,795</text:p>
          </table:table-cell>
          <table:table-cell office:value-type="float" office:value="14.761">
            <text:p>14,761</text:p>
          </table:table-cell>
          <table:table-cell office:value-type="float" office:value="14.789">
            <text:p>14,789</text:p>
          </table:table-cell>
          <table:table-cell office:value-type="float" office:value="14.802">
            <text:p>14,802</text:p>
          </table:table-cell>
          <table:table-cell office:value-type="float" office:value="14.763">
            <text:p>14,763</text:p>
          </table:table-cell>
          <table:table-cell office:value-type="float" office:value="14.784">
            <text:p>14,784</text:p>
          </table:table-cell>
          <table:table-cell office:value-type="float" office:value="14.792">
            <text:p>14,792</text:p>
          </table:table-cell>
          <table:table-cell office:value-type="float" office:value="14.786">
            <text:p>14,786</text:p>
          </table:table-cell>
          <table:table-cell office:value-type="float" office:value="14.797">
            <text:p>14,797</text:p>
          </table:table-cell>
          <table:table-cell office:value-type="float" office:value="0.375">
            <text:p>0,375</text:p>
          </table:table-cell>
          <table:table-cell office:value-type="float" office:value="0.377">
            <text:p>0,377</text:p>
          </table:table-cell>
          <table:table-cell office:value-type="float" office:value="0.372">
            <text:p>0,372</text:p>
          </table:table-cell>
          <table:table-cell office:value-type="float" office:value="0.377">
            <text:p>0,377</text:p>
          </table:table-cell>
          <table:table-cell office:value-type="float" office:value="0.373">
            <text:p>0,373</text:p>
          </table:table-cell>
          <table:table-cell office:value-type="float" office:value="0.372">
            <text:p>0,372</text:p>
          </table:table-cell>
          <table:table-cell office:value-type="float" office:value="0.377">
            <text:p>0,377</text:p>
          </table:table-cell>
          <table:table-cell table:number-columns-repeated="3" office:value-type="float" office:value="0.373">
            <text:p>0,373</text:p>
          </table:table-cell>
          <table:table-cell table:number-columns-repeated="2" office:value-type="float" office:value="0.376">
            <text:p>0,376</text:p>
          </table:table-cell>
          <table:table-cell office:value-type="float" office:value="0.372">
            <text:p>0,372</text:p>
          </table:table-cell>
          <table:table-cell office:value-type="float" office:value="0.378">
            <text:p>0,378</text:p>
          </table:table-cell>
          <table:table-cell table:number-columns-repeated="2" office:value-type="float" office:value="0.373">
            <text:p>0,373</text:p>
          </table:table-cell>
          <table:table-cell office:value-type="float" office:value="0.378">
            <text:p>0,378</text:p>
          </table:table-cell>
          <table:table-cell table:number-columns-repeated="3" office:value-type="float" office:value="0.373">
            <text:p>0,37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number-columns-repeated="5" office:value-type="float" office:value="0.002">
            <text:p>0,002</text:p>
          </table:table-cell>
          <table:table-cell table:number-columns-repeated="3" office:value-type="float" office:value="0.001">
            <text:p>0,001</text:p>
          </table:table-cell>
          <table:table-cell table:number-columns-repeated="2" office:value-type="float" office:value="0.002">
            <text:p>0,002</text:p>
          </table:table-cell>
          <table:table-cell office:value-type="float" office:value="0.387">
            <text:p>0,387</text:p>
          </table:table-cell>
          <table:table-cell office:value-type="float" office:value="0.389">
            <text:p>0,389</text:p>
          </table:table-cell>
          <table:table-cell office:value-type="float" office:value="0.384">
            <text:p>0,384</text:p>
          </table:table-cell>
          <table:table-cell office:value-type="float" office:value="0.39">
            <text:p>0,39</text:p>
          </table:table-cell>
          <table:table-cell office:value-type="float" office:value="0.385">
            <text:p>0,385</text:p>
          </table:table-cell>
          <table:table-cell office:value-type="float" office:value="0.383">
            <text:p>0,383</text:p>
          </table:table-cell>
          <table:table-cell office:value-type="float" office:value="0.388">
            <text:p>0,388</text:p>
          </table:table-cell>
          <table:table-cell office:value-type="float" office:value="0.384">
            <text:p>0,384</text:p>
          </table:table-cell>
          <table:table-cell office:value-type="float" office:value="0.386">
            <text:p>0,386</text:p>
          </table:table-cell>
          <table:table-cell office:value-type="float" office:value="0.385">
            <text:p>0,385</text:p>
          </table:table-cell>
          <table:table-cell office:value-type="float" office:value="15.26">
            <text:p>15,26</text:p>
          </table:table-cell>
          <table:table-cell office:value-type="float" office:value="15.278">
            <text:p>15,278</text:p>
          </table:table-cell>
          <table:table-cell office:value-type="float" office:value="15.304">
            <text:p>15,304</text:p>
          </table:table-cell>
          <table:table-cell office:value-type="float" office:value="15.308">
            <text:p>15,308</text:p>
          </table:table-cell>
          <table:table-cell office:value-type="float" office:value="15.291">
            <text:p>15,291</text:p>
          </table:table-cell>
          <table:table-cell office:value-type="float" office:value="15.272">
            <text:p>15,272</text:p>
          </table:table-cell>
          <table:table-cell office:value-type="float" office:value="15.306">
            <text:p>15,306</text:p>
          </table:table-cell>
          <table:table-cell office:value-type="float" office:value="15.319">
            <text:p>15,319</text:p>
          </table:table-cell>
          <table:table-cell office:value-type="float" office:value="15.312">
            <text:p>15,312</text:p>
          </table:table-cell>
          <table:table-cell office:value-type="float" office:value="15.314">
            <text:p>15,314</text:p>
          </table:table-cell>
          <table:table-cell office:value-type="float" office:value="0.388">
            <text:p>0,388</text:p>
          </table:table-cell>
          <table:table-cell office:value-type="float" office:value="0.389">
            <text:p>0,389</text:p>
          </table:table-cell>
          <table:table-cell office:value-type="float" office:value="0.384">
            <text:p>0,384</text:p>
          </table:table-cell>
          <table:table-cell office:value-type="float" office:value="0.39">
            <text:p>0,39</text:p>
          </table:table-cell>
          <table:table-cell office:value-type="float" office:value="0.385">
            <text:p>0,385</text:p>
          </table:table-cell>
          <table:table-cell office:value-type="float" office:value="0.384">
            <text:p>0,384</text:p>
          </table:table-cell>
          <table:table-cell office:value-type="float" office:value="0.389">
            <text:p>0,389</text:p>
          </table:table-cell>
          <table:table-cell office:value-type="float" office:value="0.384">
            <text:p>0,384</text:p>
          </table:table-cell>
          <table:table-cell table:number-columns-repeated="2" office:value-type="float" office:value="0.386">
            <text:p>0,386</text:p>
          </table:table-cell>
          <table:table-cell office:value-type="float" office:value="0.389">
            <text:p>0,389</text:p>
          </table:table-cell>
          <table:table-cell office:value-type="float" office:value="0.391">
            <text:p>0,391</text:p>
          </table:table-cell>
          <table:table-cell office:value-type="float" office:value="0.384">
            <text:p>0,384</text:p>
          </table:table-cell>
          <table:table-cell office:value-type="float" office:value="0.391">
            <text:p>0,391</text:p>
          </table:table-cell>
          <table:table-cell office:value-type="float" office:value="0.387">
            <text:p>0,387</text:p>
          </table:table-cell>
          <table:table-cell office:value-type="float" office:value="0.385">
            <text:p>0,385</text:p>
          </table:table-cell>
          <table:table-cell office:value-type="float" office:value="0.389">
            <text:p>0,389</text:p>
          </table:table-cell>
          <table:table-cell office:value-type="float" office:value="0.384">
            <text:p>0,384</text:p>
          </table:table-cell>
          <table:table-cell office:value-type="float" office:value="0.385">
            <text:p>0,385</text:p>
          </table:table-cell>
          <table:table-cell office:value-type="float" office:value="0.386">
            <text:p>0,386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0.002">
            <text:p>0,002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.401">
            <text:p>0,401</text:p>
          </table:table-cell>
          <table:table-cell office:value-type="float" office:value="0.397">
            <text:p>0,397</text:p>
          </table:table-cell>
          <table:table-cell office:value-type="float" office:value="0.403">
            <text:p>0,403</text:p>
          </table:table-cell>
          <table:table-cell office:value-type="float" office:value="0.399">
            <text:p>0,399</text:p>
          </table:table-cell>
          <table:table-cell office:value-type="float" office:value="0.397">
            <text:p>0,397</text:p>
          </table:table-cell>
          <table:table-cell office:value-type="float" office:value="0.401">
            <text:p>0,401</text:p>
          </table:table-cell>
          <table:table-cell office:value-type="float" office:value="0.397">
            <text:p>0,397</text:p>
          </table:table-cell>
          <table:table-cell table:number-columns-repeated="2" office:value-type="float" office:value="0.398">
            <text:p>0,398</text:p>
          </table:table-cell>
          <table:table-cell office:value-type="float" office:value="15.807">
            <text:p>15,807</text:p>
          </table:table-cell>
          <table:table-cell office:value-type="float" office:value="15.796">
            <text:p>15,796</text:p>
          </table:table-cell>
          <table:table-cell office:value-type="float" office:value="15.784">
            <text:p>15,784</text:p>
          </table:table-cell>
          <table:table-cell office:value-type="float" office:value="15.828">
            <text:p>15,828</text:p>
          </table:table-cell>
          <table:table-cell office:value-type="float" office:value="15.796">
            <text:p>15,796</text:p>
          </table:table-cell>
          <table:table-cell office:value-type="float" office:value="15.77">
            <text:p>15,77</text:p>
          </table:table-cell>
          <table:table-cell office:value-type="float" office:value="15.804">
            <text:p>15,804</text:p>
          </table:table-cell>
          <table:table-cell office:value-type="float" office:value="15.82">
            <text:p>15,82</text:p>
          </table:table-cell>
          <table:table-cell office:value-type="float" office:value="15.811">
            <text:p>15,811</text:p>
          </table:table-cell>
          <table:table-cell office:value-type="float" office:value="15.816">
            <text:p>15,816</text:p>
          </table:table-cell>
          <table:table-cell table:number-columns-repeated="2" office:value-type="float" office:value="0.401">
            <text:p>0,401</text:p>
          </table:table-cell>
          <table:table-cell office:value-type="float" office:value="0.396">
            <text:p>0,396</text:p>
          </table:table-cell>
          <table:table-cell office:value-type="float" office:value="0.403">
            <text:p>0,403</text:p>
          </table:table-cell>
          <table:table-cell office:value-type="float" office:value="0.399">
            <text:p>0,399</text:p>
          </table:table-cell>
          <table:table-cell office:value-type="float" office:value="0.396">
            <text:p>0,396</text:p>
          </table:table-cell>
          <table:table-cell office:value-type="float" office:value="0.402">
            <text:p>0,402</text:p>
          </table:table-cell>
          <table:table-cell office:value-type="float" office:value="0.398">
            <text:p>0,398</text:p>
          </table:table-cell>
          <table:table-cell office:value-type="float" office:value="0.399">
            <text:p>0,399</text:p>
          </table:table-cell>
          <table:table-cell office:value-type="float" office:value="0.398">
            <text:p>0,398</text:p>
          </table:table-cell>
          <table:table-cell office:value-type="float" office:value="0.401">
            <text:p>0,401</text:p>
          </table:table-cell>
          <table:table-cell office:value-type="float" office:value="0.403">
            <text:p>0,403</text:p>
          </table:table-cell>
          <table:table-cell office:value-type="float" office:value="0.397">
            <text:p>0,397</text:p>
          </table:table-cell>
          <table:table-cell office:value-type="float" office:value="0.404">
            <text:p>0,404</text:p>
          </table:table-cell>
          <table:table-cell office:value-type="float" office:value="0.4">
            <text:p>0,4</text:p>
          </table:table-cell>
          <table:table-cell office:value-type="float" office:value="0.398">
            <text:p>0,398</text:p>
          </table:table-cell>
          <table:table-cell office:value-type="float" office:value="0.401">
            <text:p>0,401</text:p>
          </table:table-cell>
          <table:table-cell table:number-columns-repeated="2" office:value-type="float" office:value="0.399">
            <text:p>0,399</text:p>
          </table:table-cell>
          <table:table-cell office:value-type="float" office:value="0.4">
            <text:p>0,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412">
            <text:p>0,412</text:p>
          </table:table-cell>
          <table:table-cell office:value-type="float" office:value="0.416">
            <text:p>0,416</text:p>
          </table:table-cell>
          <table:table-cell office:value-type="float" office:value="0.409">
            <text:p>0,409</text:p>
          </table:table-cell>
          <table:table-cell office:value-type="float" office:value="0.417">
            <text:p>0,417</text:p>
          </table:table-cell>
          <table:table-cell office:value-type="float" office:value="0.412">
            <text:p>0,412</text:p>
          </table:table-cell>
          <table:table-cell office:value-type="float" office:value="0.409">
            <text:p>0,409</text:p>
          </table:table-cell>
          <table:table-cell office:value-type="float" office:value="0.415">
            <text:p>0,415</text:p>
          </table:table-cell>
          <table:table-cell office:value-type="float" office:value="0.41">
            <text:p>0,41</text:p>
          </table:table-cell>
          <table:table-cell table:number-columns-repeated="2" office:value-type="float" office:value="0.411">
            <text:p>0,411</text:p>
          </table:table-cell>
          <table:table-cell office:value-type="float" office:value="16.281">
            <text:p>16,281</text:p>
          </table:table-cell>
          <table:table-cell office:value-type="float" office:value="16.307">
            <text:p>16,307</text:p>
          </table:table-cell>
          <table:table-cell office:value-type="float" office:value="16.311">
            <text:p>16,311</text:p>
          </table:table-cell>
          <table:table-cell office:value-type="float" office:value="16.344">
            <text:p>16,344</text:p>
          </table:table-cell>
          <table:table-cell office:value-type="float" office:value="16.307">
            <text:p>16,307</text:p>
          </table:table-cell>
          <table:table-cell office:value-type="float" office:value="16.285">
            <text:p>16,285</text:p>
          </table:table-cell>
          <table:table-cell office:value-type="float" office:value="16.301">
            <text:p>16,301</text:p>
          </table:table-cell>
          <table:table-cell office:value-type="float" office:value="16.336">
            <text:p>16,336</text:p>
          </table:table-cell>
          <table:table-cell office:value-type="float" office:value="16.34">
            <text:p>16,34</text:p>
          </table:table-cell>
          <table:table-cell office:value-type="float" office:value="16.35">
            <text:p>16,35</text:p>
          </table:table-cell>
          <table:table-cell table:number-columns-repeated="2" office:value-type="float" office:value="0.414">
            <text:p>0,414</text:p>
          </table:table-cell>
          <table:table-cell office:value-type="float" office:value="0.41">
            <text:p>0,41</text:p>
          </table:table-cell>
          <table:table-cell office:value-type="float" office:value="0.416">
            <text:p>0,416</text:p>
          </table:table-cell>
          <table:table-cell table:number-columns-repeated="2" office:value-type="float" office:value="0.411">
            <text:p>0,411</text:p>
          </table:table-cell>
          <table:table-cell table:number-columns-repeated="2" office:value-type="float" office:value="0.41">
            <text:p>0,41</text:p>
          </table:table-cell>
          <table:table-cell office:value-type="float" office:value="0.412">
            <text:p>0,412</text:p>
          </table:table-cell>
          <table:table-cell office:value-type="float" office:value="0.413">
            <text:p>0,413</text:p>
          </table:table-cell>
          <table:table-cell office:value-type="float" office:value="0.414">
            <text:p>0,414</text:p>
          </table:table-cell>
          <table:table-cell office:value-type="float" office:value="0.415">
            <text:p>0,415</text:p>
          </table:table-cell>
          <table:table-cell office:value-type="float" office:value="0.41">
            <text:p>0,41</text:p>
          </table:table-cell>
          <table:table-cell office:value-type="float" office:value="0.416">
            <text:p>0,416</text:p>
          </table:table-cell>
          <table:table-cell office:value-type="float" office:value="0.413">
            <text:p>0,413</text:p>
          </table:table-cell>
          <table:table-cell office:value-type="float" office:value="0.41">
            <text:p>0,41</text:p>
          </table:table-cell>
          <table:table-cell office:value-type="float" office:value="0.411">
            <text:p>0,411</text:p>
          </table:table-cell>
          <table:table-cell office:value-type="float" office:value="0.41">
            <text:p>0,41</text:p>
          </table:table-cell>
          <table:table-cell office:value-type="float" office:value="0.412">
            <text:p>0,412</text:p>
          </table:table-cell>
          <table:table-cell office:value-type="float" office:value="0.413">
            <text:p>0,41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5" office:value-type="float" office:value="0.001">
            <text:p>0,001</text:p>
          </table:table-cell>
          <table:table-cell office:value-type="float" office:value="0.427">
            <text:p>0,427</text:p>
          </table:table-cell>
          <table:table-cell office:value-type="float" office:value="0.426">
            <text:p>0,426</text:p>
          </table:table-cell>
          <table:table-cell office:value-type="float" office:value="0.422">
            <text:p>0,422</text:p>
          </table:table-cell>
          <table:table-cell office:value-type="float" office:value="0.43">
            <text:p>0,43</text:p>
          </table:table-cell>
          <table:table-cell office:value-type="float" office:value="0.424">
            <text:p>0,424</text:p>
          </table:table-cell>
          <table:table-cell table:number-columns-repeated="2" office:value-type="float" office:value="0.421">
            <text:p>0,421</text:p>
          </table:table-cell>
          <table:table-cell office:value-type="float" office:value="0.422">
            <text:p>0,422</text:p>
          </table:table-cell>
          <table:table-cell table:number-columns-repeated="2" office:value-type="float" office:value="0.425">
            <text:p>0,425</text:p>
          </table:table-cell>
          <table:table-cell office:value-type="float" office:value="16.84">
            <text:p>16,84</text:p>
          </table:table-cell>
          <table:table-cell table:number-columns-repeated="2" office:value-type="float" office:value="16.806">
            <text:p>16,806</text:p>
          </table:table-cell>
          <table:table-cell office:value-type="float" office:value="16.838">
            <text:p>16,838</text:p>
          </table:table-cell>
          <table:table-cell office:value-type="float" office:value="16.811">
            <text:p>16,811</text:p>
          </table:table-cell>
          <table:table-cell office:value-type="float" office:value="16.798">
            <text:p>16,798</text:p>
          </table:table-cell>
          <table:table-cell office:value-type="float" office:value="16.845">
            <text:p>16,845</text:p>
          </table:table-cell>
          <table:table-cell office:value-type="float" office:value="16.831">
            <text:p>16,831</text:p>
          </table:table-cell>
          <table:table-cell office:value-type="float" office:value="16.832">
            <text:p>16,832</text:p>
          </table:table-cell>
          <table:table-cell office:value-type="float" office:value="16.839">
            <text:p>16,839</text:p>
          </table:table-cell>
          <table:table-cell office:value-type="float" office:value="0.426">
            <text:p>0,426</text:p>
          </table:table-cell>
          <table:table-cell office:value-type="float" office:value="0.43">
            <text:p>0,43</text:p>
          </table:table-cell>
          <table:table-cell office:value-type="float" office:value="0.423">
            <text:p>0,423</text:p>
          </table:table-cell>
          <table:table-cell office:value-type="float" office:value="0.431">
            <text:p>0,431</text:p>
          </table:table-cell>
          <table:table-cell office:value-type="float" office:value="0.425">
            <text:p>0,425</text:p>
          </table:table-cell>
          <table:table-cell office:value-type="float" office:value="0.423">
            <text:p>0,423</text:p>
          </table:table-cell>
          <table:table-cell office:value-type="float" office:value="0.43">
            <text:p>0,43</text:p>
          </table:table-cell>
          <table:table-cell office:value-type="float" office:value="0.424">
            <text:p>0,424</text:p>
          </table:table-cell>
          <table:table-cell table:number-columns-repeated="2" office:value-type="float" office:value="0.425">
            <text:p>0,425</text:p>
          </table:table-cell>
          <table:table-cell office:value-type="float" office:value="0.427">
            <text:p>0,427</text:p>
          </table:table-cell>
          <table:table-cell office:value-type="float" office:value="0.43">
            <text:p>0,43</text:p>
          </table:table-cell>
          <table:table-cell office:value-type="float" office:value="0.424">
            <text:p>0,424</text:p>
          </table:table-cell>
          <table:table-cell office:value-type="float" office:value="0.431">
            <text:p>0,431</text:p>
          </table:table-cell>
          <table:table-cell table:number-columns-repeated="2" office:value-type="float" office:value="0.425">
            <text:p>0,425</text:p>
          </table:table-cell>
          <table:table-cell office:value-type="float" office:value="0.429">
            <text:p>0,429</text:p>
          </table:table-cell>
          <table:table-cell table:number-columns-repeated="2" office:value-type="float" office:value="0.424">
            <text:p>0,424</text:p>
          </table:table-cell>
          <table:table-cell office:value-type="float" office:value="0.425">
            <text:p>0,425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.001">
            <text:p>0,001</text:p>
          </table:table-cell>
          <table:table-cell table:number-columns-repeated="2" office:value-type="float" office:value="0.002">
            <text:p>0,002</text:p>
          </table:table-cell>
          <table:table-cell table:number-columns-repeated="2" office:value-type="float" office:value="0.001">
            <text:p>0,001</text:p>
          </table:table-cell>
          <table:table-cell table:number-columns-repeated="2"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438">
            <text:p>0,438</text:p>
          </table:table-cell>
          <table:table-cell office:value-type="float" office:value="0.44">
            <text:p>0,44</text:p>
          </table:table-cell>
          <table:table-cell office:value-type="float" office:value="0.436">
            <text:p>0,436</text:p>
          </table:table-cell>
          <table:table-cell office:value-type="float" office:value="0.441">
            <text:p>0,441</text:p>
          </table:table-cell>
          <table:table-cell office:value-type="float" office:value="0.438">
            <text:p>0,438</text:p>
          </table:table-cell>
          <table:table-cell office:value-type="float" office:value="0.436">
            <text:p>0,436</text:p>
          </table:table-cell>
          <table:table-cell office:value-type="float" office:value="0.44">
            <text:p>0,44</text:p>
          </table:table-cell>
          <table:table-cell office:value-type="float" office:value="0.436">
            <text:p>0,436</text:p>
          </table:table-cell>
          <table:table-cell table:number-columns-repeated="2" office:value-type="float" office:value="0.437">
            <text:p>0,437</text:p>
          </table:table-cell>
          <table:table-cell office:value-type="float" office:value="17.319">
            <text:p>17,319</text:p>
          </table:table-cell>
          <table:table-cell office:value-type="float" office:value="17.333">
            <text:p>17,333</text:p>
          </table:table-cell>
          <table:table-cell office:value-type="float" office:value="17.328">
            <text:p>17,328</text:p>
          </table:table-cell>
          <table:table-cell office:value-type="float" office:value="17.373">
            <text:p>17,373</text:p>
          </table:table-cell>
          <table:table-cell office:value-type="float" office:value="17.322">
            <text:p>17,322</text:p>
          </table:table-cell>
          <table:table-cell office:value-type="float" office:value="17.306">
            <text:p>17,306</text:p>
          </table:table-cell>
          <table:table-cell office:value-type="float" office:value="17.335">
            <text:p>17,335</text:p>
          </table:table-cell>
          <table:table-cell office:value-type="float" office:value="17.34">
            <text:p>17,34</text:p>
          </table:table-cell>
          <table:table-cell office:value-type="float" office:value="17.344">
            <text:p>17,344</text:p>
          </table:table-cell>
          <table:table-cell office:value-type="float" office:value="17.351">
            <text:p>17,351</text:p>
          </table:table-cell>
          <table:table-cell office:value-type="float" office:value="0.438">
            <text:p>0,438</text:p>
          </table:table-cell>
          <table:table-cell office:value-type="float" office:value="0.441">
            <text:p>0,441</text:p>
          </table:table-cell>
          <table:table-cell office:value-type="float" office:value="0.435">
            <text:p>0,435</text:p>
          </table:table-cell>
          <table:table-cell office:value-type="float" office:value="0.443">
            <text:p>0,443</text:p>
          </table:table-cell>
          <table:table-cell office:value-type="float" office:value="0.439">
            <text:p>0,439</text:p>
          </table:table-cell>
          <table:table-cell office:value-type="float" office:value="0.435">
            <text:p>0,435</text:p>
          </table:table-cell>
          <table:table-cell office:value-type="float" office:value="0.44">
            <text:p>0,44</text:p>
          </table:table-cell>
          <table:table-cell office:value-type="float" office:value="0.435">
            <text:p>0,435</text:p>
          </table:table-cell>
          <table:table-cell office:value-type="float" office:value="0.436">
            <text:p>0,436</text:p>
          </table:table-cell>
          <table:table-cell office:value-type="float" office:value="0.438">
            <text:p>0,438</text:p>
          </table:table-cell>
          <table:table-cell office:value-type="float" office:value="0.439">
            <text:p>0,439</text:p>
          </table:table-cell>
          <table:table-cell office:value-type="float" office:value="0.442">
            <text:p>0,442</text:p>
          </table:table-cell>
          <table:table-cell office:value-type="float" office:value="0.437">
            <text:p>0,437</text:p>
          </table:table-cell>
          <table:table-cell office:value-type="float" office:value="0.443">
            <text:p>0,443</text:p>
          </table:table-cell>
          <table:table-cell office:value-type="float" office:value="0.439">
            <text:p>0,439</text:p>
          </table:table-cell>
          <table:table-cell office:value-type="float" office:value="0.436">
            <text:p>0,436</text:p>
          </table:table-cell>
          <table:table-cell office:value-type="float" office:value="0.44">
            <text:p>0,44</text:p>
          </table:table-cell>
          <table:table-cell office:value-type="float" office:value="0.436">
            <text:p>0,436</text:p>
          </table:table-cell>
          <table:table-cell office:value-type="float" office:value="0.437">
            <text:p>0,437</text:p>
          </table:table-cell>
          <table:table-cell office:value-type="float" office:value="0.438">
            <text:p>0,43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4" office:value-type="float" office:value="0.001">
            <text:p>0,001</text:p>
          </table:table-cell>
          <table:table-cell office:value-type="float" office:value="0.452">
            <text:p>0,452</text:p>
          </table:table-cell>
          <table:table-cell office:value-type="float" office:value="0.451">
            <text:p>0,451</text:p>
          </table:table-cell>
          <table:table-cell office:value-type="float" office:value="0.447">
            <text:p>0,447</text:p>
          </table:table-cell>
          <table:table-cell office:value-type="float" office:value="0.455">
            <text:p>0,455</text:p>
          </table:table-cell>
          <table:table-cell office:value-type="float" office:value="0.451">
            <text:p>0,451</text:p>
          </table:table-cell>
          <table:table-cell office:value-type="float" office:value="0.447">
            <text:p>0,447</text:p>
          </table:table-cell>
          <table:table-cell office:value-type="float" office:value="0.454">
            <text:p>0,454</text:p>
          </table:table-cell>
          <table:table-cell table:number-columns-repeated="2" office:value-type="float" office:value="0.448">
            <text:p>0,448</text:p>
          </table:table-cell>
          <table:table-cell office:value-type="float" office:value="0.451">
            <text:p>0,451</text:p>
          </table:table-cell>
          <table:table-cell office:value-type="float" office:value="17.834">
            <text:p>17,834</text:p>
          </table:table-cell>
          <table:table-cell office:value-type="float" office:value="17.828">
            <text:p>17,828</text:p>
          </table:table-cell>
          <table:table-cell office:value-type="float" office:value="17.825">
            <text:p>17,825</text:p>
          </table:table-cell>
          <table:table-cell office:value-type="float" office:value="17.846">
            <text:p>17,846</text:p>
          </table:table-cell>
          <table:table-cell office:value-type="float" office:value="17.849">
            <text:p>17,849</text:p>
          </table:table-cell>
          <table:table-cell office:value-type="float" office:value="17.806">
            <text:p>17,806</text:p>
          </table:table-cell>
          <table:table-cell office:value-type="float" office:value="17.844">
            <text:p>17,844</text:p>
          </table:table-cell>
          <table:table-cell office:value-type="float" office:value="17.863">
            <text:p>17,863</text:p>
          </table:table-cell>
          <table:table-cell office:value-type="float" office:value="17.923">
            <text:p>17,923</text:p>
          </table:table-cell>
          <table:table-cell office:value-type="float" office:value="17.893">
            <text:p>17,893</text:p>
          </table:table-cell>
          <table:table-cell office:value-type="float" office:value="0.452">
            <text:p>0,452</text:p>
          </table:table-cell>
          <table:table-cell office:value-type="float" office:value="0.453">
            <text:p>0,453</text:p>
          </table:table-cell>
          <table:table-cell office:value-type="float" office:value="0.449">
            <text:p>0,449</text:p>
          </table:table-cell>
          <table:table-cell office:value-type="float" office:value="0.454">
            <text:p>0,454</text:p>
          </table:table-cell>
          <table:table-cell office:value-type="float" office:value="0.45">
            <text:p>0,45</text:p>
          </table:table-cell>
          <table:table-cell office:value-type="float" office:value="0.448">
            <text:p>0,448</text:p>
          </table:table-cell>
          <table:table-cell office:value-type="float" office:value="0.454">
            <text:p>0,454</text:p>
          </table:table-cell>
          <table:table-cell table:number-columns-repeated="2" office:value-type="float" office:value="0.45">
            <text:p>0,45</text:p>
          </table:table-cell>
          <table:table-cell table:number-columns-repeated="2" office:value-type="float" office:value="0.451">
            <text:p>0,451</text:p>
          </table:table-cell>
          <table:table-cell office:value-type="float" office:value="0.453">
            <text:p>0,453</text:p>
          </table:table-cell>
          <table:table-cell office:value-type="float" office:value="0.449">
            <text:p>0,449</text:p>
          </table:table-cell>
          <table:table-cell office:value-type="float" office:value="0.457">
            <text:p>0,457</text:p>
          </table:table-cell>
          <table:table-cell office:value-type="float" office:value="0.451">
            <text:p>0,451</text:p>
          </table:table-cell>
          <table:table-cell office:value-type="float" office:value="0.449">
            <text:p>0,449</text:p>
          </table:table-cell>
          <table:table-cell office:value-type="float" office:value="0.454">
            <text:p>0,454</text:p>
          </table:table-cell>
          <table:table-cell office:value-type="float" office:value="0.449">
            <text:p>0,449</text:p>
          </table:table-cell>
          <table:table-cell table:number-columns-repeated="2" office:value-type="float" office:value="0.451">
            <text:p>0,451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number-columns-repeated="5"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463">
            <text:p>0,463</text:p>
          </table:table-cell>
          <table:table-cell office:value-type="float" office:value="0.466">
            <text:p>0,466</text:p>
          </table:table-cell>
          <table:table-cell office:value-type="float" office:value="0.459">
            <text:p>0,459</text:p>
          </table:table-cell>
          <table:table-cell office:value-type="float" office:value="0.468">
            <text:p>0,468</text:p>
          </table:table-cell>
          <table:table-cell office:value-type="float" office:value="0.462">
            <text:p>0,462</text:p>
          </table:table-cell>
          <table:table-cell office:value-type="float" office:value="0.461">
            <text:p>0,461</text:p>
          </table:table-cell>
          <table:table-cell office:value-type="float" office:value="0.467">
            <text:p>0,467</text:p>
          </table:table-cell>
          <table:table-cell office:value-type="float" office:value="0.46">
            <text:p>0,46</text:p>
          </table:table-cell>
          <table:table-cell office:value-type="float" office:value="0.462">
            <text:p>0,462</text:p>
          </table:table-cell>
          <table:table-cell office:value-type="float" office:value="0.464">
            <text:p>0,464</text:p>
          </table:table-cell>
          <table:table-cell office:value-type="float" office:value="18.339">
            <text:p>18,339</text:p>
          </table:table-cell>
          <table:table-cell office:value-type="float" office:value="18.336">
            <text:p>18,336</text:p>
          </table:table-cell>
          <table:table-cell office:value-type="float" office:value="18.333">
            <text:p>18,333</text:p>
          </table:table-cell>
          <table:table-cell office:value-type="float" office:value="18.37">
            <text:p>18,37</text:p>
          </table:table-cell>
          <table:table-cell office:value-type="float" office:value="18.34">
            <text:p>18,34</text:p>
          </table:table-cell>
          <table:table-cell office:value-type="float" office:value="18.325">
            <text:p>18,325</text:p>
          </table:table-cell>
          <table:table-cell office:value-type="float" office:value="18.367">
            <text:p>18,367</text:p>
          </table:table-cell>
          <table:table-cell office:value-type="float" office:value="18.347">
            <text:p>18,347</text:p>
          </table:table-cell>
          <table:table-cell office:value-type="float" office:value="18.387">
            <text:p>18,387</text:p>
          </table:table-cell>
          <table:table-cell office:value-type="float" office:value="18.374">
            <text:p>18,374</text:p>
          </table:table-cell>
          <table:table-cell office:value-type="float" office:value="0.464">
            <text:p>0,464</text:p>
          </table:table-cell>
          <table:table-cell office:value-type="float" office:value="0.467">
            <text:p>0,467</text:p>
          </table:table-cell>
          <table:table-cell office:value-type="float" office:value="0.461">
            <text:p>0,461</text:p>
          </table:table-cell>
          <table:table-cell office:value-type="float" office:value="0.468">
            <text:p>0,468</text:p>
          </table:table-cell>
          <table:table-cell office:value-type="float" office:value="0.463">
            <text:p>0,463</text:p>
          </table:table-cell>
          <table:table-cell office:value-type="float" office:value="0.461">
            <text:p>0,461</text:p>
          </table:table-cell>
          <table:table-cell office:value-type="float" office:value="0.469">
            <text:p>0,469</text:p>
          </table:table-cell>
          <table:table-cell office:value-type="float" office:value="0.461">
            <text:p>0,461</text:p>
          </table:table-cell>
          <table:table-cell office:value-type="float" office:value="0.462">
            <text:p>0,462</text:p>
          </table:table-cell>
          <table:table-cell office:value-type="float" office:value="0.463">
            <text:p>0,463</text:p>
          </table:table-cell>
          <table:table-cell office:value-type="float" office:value="0.464">
            <text:p>0,464</text:p>
          </table:table-cell>
          <table:table-cell office:value-type="float" office:value="0.468">
            <text:p>0,468</text:p>
          </table:table-cell>
          <table:table-cell office:value-type="float" office:value="0.463">
            <text:p>0,463</text:p>
          </table:table-cell>
          <table:table-cell office:value-type="float" office:value="0.468">
            <text:p>0,468</text:p>
          </table:table-cell>
          <table:table-cell office:value-type="float" office:value="0.465">
            <text:p>0,465</text:p>
          </table:table-cell>
          <table:table-cell office:value-type="float" office:value="0.462">
            <text:p>0,462</text:p>
          </table:table-cell>
          <table:table-cell office:value-type="float" office:value="0.467">
            <text:p>0,467</text:p>
          </table:table-cell>
          <table:table-cell office:value-type="float" office:value="0.461">
            <text:p>0,461</text:p>
          </table:table-cell>
          <table:table-cell table:number-columns-repeated="2" office:value-type="float" office:value="0.464">
            <text:p>0,464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number-columns-repeated="3" office:value-type="float" office:value="0.002">
            <text:p>0,002</text:p>
          </table:table-cell>
          <table:table-cell table:number-columns-repeated="3" office:value-type="float" office:value="0.001">
            <text:p>0,001</text:p>
          </table:table-cell>
          <table:table-cell table:number-columns-repeated="4" office:value-type="float" office:value="0.002">
            <text:p>0,002</text:p>
          </table:table-cell>
          <table:table-cell office:value-type="float" office:value="0.477">
            <text:p>0,477</text:p>
          </table:table-cell>
          <table:table-cell office:value-type="float" office:value="0.478">
            <text:p>0,478</text:p>
          </table:table-cell>
          <table:table-cell office:value-type="float" office:value="0.473">
            <text:p>0,473</text:p>
          </table:table-cell>
          <table:table-cell office:value-type="float" office:value="0.481">
            <text:p>0,481</text:p>
          </table:table-cell>
          <table:table-cell office:value-type="float" office:value="0.476">
            <text:p>0,476</text:p>
          </table:table-cell>
          <table:table-cell office:value-type="float" office:value="0.473">
            <text:p>0,473</text:p>
          </table:table-cell>
          <table:table-cell office:value-type="float" office:value="0.479">
            <text:p>0,479</text:p>
          </table:table-cell>
          <table:table-cell table:number-columns-repeated="2" office:value-type="float" office:value="0.474">
            <text:p>0,474</text:p>
          </table:table-cell>
          <table:table-cell office:value-type="float" office:value="0.476">
            <text:p>0,476</text:p>
          </table:table-cell>
          <table:table-cell office:value-type="float" office:value="18.836">
            <text:p>18,836</text:p>
          </table:table-cell>
          <table:table-cell office:value-type="float" office:value="18.86">
            <text:p>18,86</text:p>
          </table:table-cell>
          <table:table-cell office:value-type="float" office:value="18.848">
            <text:p>18,848</text:p>
          </table:table-cell>
          <table:table-cell office:value-type="float" office:value="18.895">
            <text:p>18,895</text:p>
          </table:table-cell>
          <table:table-cell office:value-type="float" office:value="18.857">
            <text:p>18,857</text:p>
          </table:table-cell>
          <table:table-cell office:value-type="float" office:value="18.887">
            <text:p>18,887</text:p>
          </table:table-cell>
          <table:table-cell office:value-type="float" office:value="18.888">
            <text:p>18,888</text:p>
          </table:table-cell>
          <table:table-cell office:value-type="float" office:value="18.871">
            <text:p>18,871</text:p>
          </table:table-cell>
          <table:table-cell office:value-type="float" office:value="18.88">
            <text:p>18,88</text:p>
          </table:table-cell>
          <table:table-cell office:value-type="float" office:value="18.873">
            <text:p>18,873</text:p>
          </table:table-cell>
          <table:table-cell office:value-type="float" office:value="0.477">
            <text:p>0,477</text:p>
          </table:table-cell>
          <table:table-cell office:value-type="float" office:value="0.479">
            <text:p>0,479</text:p>
          </table:table-cell>
          <table:table-cell office:value-type="float" office:value="0.475">
            <text:p>0,475</text:p>
          </table:table-cell>
          <table:table-cell office:value-type="float" office:value="0.483">
            <text:p>0,483</text:p>
          </table:table-cell>
          <table:table-cell office:value-type="float" office:value="0.477">
            <text:p>0,477</text:p>
          </table:table-cell>
          <table:table-cell office:value-type="float" office:value="0.479">
            <text:p>0,479</text:p>
          </table:table-cell>
          <table:table-cell office:value-type="float" office:value="0.48">
            <text:p>0,48</text:p>
          </table:table-cell>
          <table:table-cell office:value-type="float" office:value="0.474">
            <text:p>0,474</text:p>
          </table:table-cell>
          <table:table-cell office:value-type="float" office:value="0.476">
            <text:p>0,476</text:p>
          </table:table-cell>
          <table:table-cell table:number-columns-repeated="2" office:value-type="float" office:value="0.477">
            <text:p>0,477</text:p>
          </table:table-cell>
          <table:table-cell office:value-type="float" office:value="0.48">
            <text:p>0,48</text:p>
          </table:table-cell>
          <table:table-cell office:value-type="float" office:value="0.474">
            <text:p>0,474</text:p>
          </table:table-cell>
          <table:table-cell office:value-type="float" office:value="0.483">
            <text:p>0,483</text:p>
          </table:table-cell>
          <table:table-cell office:value-type="float" office:value="0.477">
            <text:p>0,477</text:p>
          </table:table-cell>
          <table:table-cell table:number-columns-repeated="2" office:value-type="float" office:value="0.48">
            <text:p>0,48</text:p>
          </table:table-cell>
          <table:table-cell office:value-type="float" office:value="0.475">
            <text:p>0,475</text:p>
          </table:table-cell>
          <table:table-cell office:value-type="float" office:value="0.476">
            <text:p>0,476</text:p>
          </table:table-cell>
          <table:table-cell office:value-type="float" office:value="0.477">
            <text:p>0,477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table:number-columns-repeated="8" office:value-type="float" office:value="0.002">
            <text:p>0,002</text:p>
          </table:table-cell>
          <table:table-cell office:value-type="float" office:value="0.487">
            <text:p>0,487</text:p>
          </table:table-cell>
          <table:table-cell office:value-type="float" office:value="0.491">
            <text:p>0,491</text:p>
          </table:table-cell>
          <table:table-cell office:value-type="float" office:value="0.486">
            <text:p>0,486</text:p>
          </table:table-cell>
          <table:table-cell office:value-type="float" office:value="0.495">
            <text:p>0,495</text:p>
          </table:table-cell>
          <table:table-cell office:value-type="float" office:value="0.489">
            <text:p>0,489</text:p>
          </table:table-cell>
          <table:table-cell office:value-type="float" office:value="0.492">
            <text:p>0,492</text:p>
          </table:table-cell>
          <table:table-cell office:value-type="float" office:value="0.49">
            <text:p>0,49</text:p>
          </table:table-cell>
          <table:table-cell office:value-type="float" office:value="0.487">
            <text:p>0,487</text:p>
          </table:table-cell>
          <table:table-cell office:value-type="float" office:value="0.488">
            <text:p>0,488</text:p>
          </table:table-cell>
          <table:table-cell office:value-type="float" office:value="0.487">
            <text:p>0,487</text:p>
          </table:table-cell>
          <table:table-cell office:value-type="float" office:value="19.359">
            <text:p>19,359</text:p>
          </table:table-cell>
          <table:table-cell office:value-type="float" office:value="19.343">
            <text:p>19,343</text:p>
          </table:table-cell>
          <table:table-cell office:value-type="float" office:value="19.341">
            <text:p>19,341</text:p>
          </table:table-cell>
          <table:table-cell office:value-type="float" office:value="19.399">
            <text:p>19,399</text:p>
          </table:table-cell>
          <table:table-cell office:value-type="float" office:value="19.343">
            <text:p>19,343</text:p>
          </table:table-cell>
          <table:table-cell office:value-type="float" office:value="19.345">
            <text:p>19,345</text:p>
          </table:table-cell>
          <table:table-cell office:value-type="float" office:value="19.393">
            <text:p>19,393</text:p>
          </table:table-cell>
          <table:table-cell office:value-type="float" office:value="19.374">
            <text:p>19,374</text:p>
          </table:table-cell>
          <table:table-cell office:value-type="float" office:value="19.376">
            <text:p>19,376</text:p>
          </table:table-cell>
          <table:table-cell office:value-type="float" office:value="19.402">
            <text:p>19,402</text:p>
          </table:table-cell>
          <table:table-cell office:value-type="float" office:value="0.491">
            <text:p>0,491</text:p>
          </table:table-cell>
          <table:table-cell office:value-type="float" office:value="0.493">
            <text:p>0,493</text:p>
          </table:table-cell>
          <table:table-cell office:value-type="float" office:value="0.488">
            <text:p>0,488</text:p>
          </table:table-cell>
          <table:table-cell office:value-type="float" office:value="0.495">
            <text:p>0,495</text:p>
          </table:table-cell>
          <table:table-cell office:value-type="float" office:value="0.49">
            <text:p>0,49</text:p>
          </table:table-cell>
          <table:table-cell office:value-type="float" office:value="0.493">
            <text:p>0,493</text:p>
          </table:table-cell>
          <table:table-cell office:value-type="float" office:value="0.492">
            <text:p>0,492</text:p>
          </table:table-cell>
          <table:table-cell office:value-type="float" office:value="0.487">
            <text:p>0,487</text:p>
          </table:table-cell>
          <table:table-cell office:value-type="float" office:value="0.489">
            <text:p>0,489</text:p>
          </table:table-cell>
          <table:table-cell office:value-type="float" office:value="0.491">
            <text:p>0,491</text:p>
          </table:table-cell>
          <table:table-cell office:value-type="float" office:value="0.49">
            <text:p>0,49</text:p>
          </table:table-cell>
          <table:table-cell office:value-type="float" office:value="0.494">
            <text:p>0,494</text:p>
          </table:table-cell>
          <table:table-cell office:value-type="float" office:value="0.487">
            <text:p>0,487</text:p>
          </table:table-cell>
          <table:table-cell office:value-type="float" office:value="0.495">
            <text:p>0,495</text:p>
          </table:table-cell>
          <table:table-cell office:value-type="float" office:value="0.49">
            <text:p>0,49</text:p>
          </table:table-cell>
          <table:table-cell office:value-type="float" office:value="0.493">
            <text:p>0,493</text:p>
          </table:table-cell>
          <table:table-cell office:value-type="float" office:value="0.494">
            <text:p>0,494</text:p>
          </table:table-cell>
          <table:table-cell office:value-type="float" office:value="0.489">
            <text:p>0,489</text:p>
          </table:table-cell>
          <table:table-cell office:value-type="float" office:value="0.488">
            <text:p>0,488</text:p>
          </table:table-cell>
          <table:table-cell office:value-type="float" office:value="0.49">
            <text:p>0,49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number-columns-repeated="2"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table:number-columns-repeated="2"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502">
            <text:p>0,502</text:p>
          </table:table-cell>
          <table:table-cell office:value-type="float" office:value="0.505">
            <text:p>0,505</text:p>
          </table:table-cell>
          <table:table-cell office:value-type="float" office:value="0.498">
            <text:p>0,498</text:p>
          </table:table-cell>
          <table:table-cell office:value-type="float" office:value="0.507">
            <text:p>0,507</text:p>
          </table:table-cell>
          <table:table-cell office:value-type="float" office:value="0.501">
            <text:p>0,501</text:p>
          </table:table-cell>
          <table:table-cell table:number-columns-repeated="2" office:value-type="float" office:value="0.505">
            <text:p>0,505</text:p>
          </table:table-cell>
          <table:table-cell office:value-type="float" office:value="0.498">
            <text:p>0,498</text:p>
          </table:table-cell>
          <table:table-cell office:value-type="float" office:value="0.501">
            <text:p>0,501</text:p>
          </table:table-cell>
          <table:table-cell office:value-type="float" office:value="0.503">
            <text:p>0,503</text:p>
          </table:table-cell>
          <table:table-cell office:value-type="float" office:value="19.855">
            <text:p>19,855</text:p>
          </table:table-cell>
          <table:table-cell office:value-type="float" office:value="19.867">
            <text:p>19,867</text:p>
          </table:table-cell>
          <table:table-cell office:value-type="float" office:value="19.862">
            <text:p>19,862</text:p>
          </table:table-cell>
          <table:table-cell office:value-type="float" office:value="19.889">
            <text:p>19,889</text:p>
          </table:table-cell>
          <table:table-cell office:value-type="float" office:value="19.865">
            <text:p>19,865</text:p>
          </table:table-cell>
          <table:table-cell office:value-type="float" office:value="19.856">
            <text:p>19,856</text:p>
          </table:table-cell>
          <table:table-cell office:value-type="float" office:value="19.897">
            <text:p>19,897</text:p>
          </table:table-cell>
          <table:table-cell office:value-type="float" office:value="19.908">
            <text:p>19,908</text:p>
          </table:table-cell>
          <table:table-cell office:value-type="float" office:value="19.886">
            <text:p>19,886</text:p>
          </table:table-cell>
          <table:table-cell office:value-type="float" office:value="19.906">
            <text:p>19,906</text:p>
          </table:table-cell>
          <table:table-cell office:value-type="float" office:value="0.505">
            <text:p>0,505</text:p>
          </table:table-cell>
          <table:table-cell office:value-type="float" office:value="0.507">
            <text:p>0,507</text:p>
          </table:table-cell>
          <table:table-cell office:value-type="float" office:value="0.5">
            <text:p>0,5</text:p>
          </table:table-cell>
          <table:table-cell office:value-type="float" office:value="0.506">
            <text:p>0,506</text:p>
          </table:table-cell>
          <table:table-cell office:value-type="float" office:value="0.502">
            <text:p>0,502</text:p>
          </table:table-cell>
          <table:table-cell office:value-type="float" office:value="0.505">
            <text:p>0,505</text:p>
          </table:table-cell>
          <table:table-cell office:value-type="float" office:value="0.507">
            <text:p>0,507</text:p>
          </table:table-cell>
          <table:table-cell table:number-columns-repeated="2" office:value-type="float" office:value="0.501">
            <text:p>0,501</text:p>
          </table:table-cell>
          <table:table-cell office:value-type="float" office:value="0.503">
            <text:p>0,503</text:p>
          </table:table-cell>
          <table:table-cell office:value-type="float" office:value="0.505">
            <text:p>0,505</text:p>
          </table:table-cell>
          <table:table-cell office:value-type="float" office:value="0.507">
            <text:p>0,507</text:p>
          </table:table-cell>
          <table:table-cell office:value-type="float" office:value="0.501">
            <text:p>0,501</text:p>
          </table:table-cell>
          <table:table-cell office:value-type="float" office:value="0.508">
            <text:p>0,508</text:p>
          </table:table-cell>
          <table:table-cell office:value-type="float" office:value="0.503">
            <text:p>0,503</text:p>
          </table:table-cell>
          <table:table-cell office:value-type="float" office:value="0.507">
            <text:p>0,507</text:p>
          </table:table-cell>
          <table:table-cell office:value-type="float" office:value="0.506">
            <text:p>0,506</text:p>
          </table:table-cell>
          <table:table-cell office:value-type="float" office:value="0.502">
            <text:p>0,502</text:p>
          </table:table-cell>
          <table:table-cell office:value-type="float" office:value="0.5">
            <text:p>0,5</text:p>
          </table:table-cell>
          <table:table-cell office:value-type="float" office:value="0.504">
            <text:p>0,504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.001">
            <text:p>0,001</text:p>
          </table:table-cell>
          <table:table-cell table:number-columns-repeated="3"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table:number-columns-repeated="5" office:value-type="float" office:value="0.002">
            <text:p>0,002</text:p>
          </table:table-cell>
          <table:table-cell office:value-type="float" office:value="0.516">
            <text:p>0,516</text:p>
          </table:table-cell>
          <table:table-cell office:value-type="float" office:value="0.518">
            <text:p>0,518</text:p>
          </table:table-cell>
          <table:table-cell office:value-type="float" office:value="0.512">
            <text:p>0,512</text:p>
          </table:table-cell>
          <table:table-cell office:value-type="float" office:value="0.521">
            <text:p>0,521</text:p>
          </table:table-cell>
          <table:table-cell office:value-type="float" office:value="0.514">
            <text:p>0,514</text:p>
          </table:table-cell>
          <table:table-cell office:value-type="float" office:value="0.517">
            <text:p>0,517</text:p>
          </table:table-cell>
          <table:table-cell office:value-type="float" office:value="0.518">
            <text:p>0,518</text:p>
          </table:table-cell>
          <table:table-cell office:value-type="float" office:value="0.511">
            <text:p>0,511</text:p>
          </table:table-cell>
          <table:table-cell office:value-type="float" office:value="0.512">
            <text:p>0,512</text:p>
          </table:table-cell>
          <table:table-cell office:value-type="float" office:value="0.516">
            <text:p>0,516</text:p>
          </table:table-cell>
          <table:table-cell office:value-type="float" office:value="20.371">
            <text:p>20,371</text:p>
          </table:table-cell>
          <table:table-cell office:value-type="float" office:value="20.372">
            <text:p>20,372</text:p>
          </table:table-cell>
          <table:table-cell office:value-type="float" office:value="20.359">
            <text:p>20,359</text:p>
          </table:table-cell>
          <table:table-cell office:value-type="float" office:value="20.422">
            <text:p>20,422</text:p>
          </table:table-cell>
          <table:table-cell office:value-type="float" office:value="20.364">
            <text:p>20,364</text:p>
          </table:table-cell>
          <table:table-cell office:value-type="float" office:value="20.385">
            <text:p>20,385</text:p>
          </table:table-cell>
          <table:table-cell office:value-type="float" office:value="20.403">
            <text:p>20,403</text:p>
          </table:table-cell>
          <table:table-cell office:value-type="float" office:value="20.413">
            <text:p>20,413</text:p>
          </table:table-cell>
          <table:table-cell office:value-type="float" office:value="20.426">
            <text:p>20,426</text:p>
          </table:table-cell>
          <table:table-cell office:value-type="float" office:value="20.404">
            <text:p>20,404</text:p>
          </table:table-cell>
          <table:table-cell office:value-type="float" office:value="0.516">
            <text:p>0,516</text:p>
          </table:table-cell>
          <table:table-cell office:value-type="float" office:value="0.52">
            <text:p>0,52</text:p>
          </table:table-cell>
          <table:table-cell office:value-type="float" office:value="0.513">
            <text:p>0,513</text:p>
          </table:table-cell>
          <table:table-cell office:value-type="float" office:value="0.522">
            <text:p>0,522</text:p>
          </table:table-cell>
          <table:table-cell office:value-type="float" office:value="0.515">
            <text:p>0,515</text:p>
          </table:table-cell>
          <table:table-cell table:number-columns-repeated="2" office:value-type="float" office:value="0.518">
            <text:p>0,518</text:p>
          </table:table-cell>
          <table:table-cell office:value-type="float" office:value="0.512">
            <text:p>0,512</text:p>
          </table:table-cell>
          <table:table-cell office:value-type="float" office:value="0.514">
            <text:p>0,514</text:p>
          </table:table-cell>
          <table:table-cell office:value-type="float" office:value="0.515">
            <text:p>0,515</text:p>
          </table:table-cell>
          <table:table-cell office:value-type="float" office:value="0.517">
            <text:p>0,517</text:p>
          </table:table-cell>
          <table:table-cell office:value-type="float" office:value="0.52">
            <text:p>0,52</text:p>
          </table:table-cell>
          <table:table-cell office:value-type="float" office:value="0.513">
            <text:p>0,513</text:p>
          </table:table-cell>
          <table:table-cell office:value-type="float" office:value="0.521">
            <text:p>0,521</text:p>
          </table:table-cell>
          <table:table-cell office:value-type="float" office:value="0.516">
            <text:p>0,516</text:p>
          </table:table-cell>
          <table:table-cell office:value-type="float" office:value="0.518">
            <text:p>0,518</text:p>
          </table:table-cell>
          <table:table-cell office:value-type="float" office:value="0.52">
            <text:p>0,52</text:p>
          </table:table-cell>
          <table:table-cell office:value-type="float" office:value="0.514">
            <text:p>0,514</text:p>
          </table:table-cell>
          <table:table-cell table:number-columns-repeated="2" office:value-type="float" office:value="0.515">
            <text:p>0,51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number-columns-repeated="4"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table:number-columns-repeated="5" office:value-type="float" office:value="0.002">
            <text:p>0,002</text:p>
          </table:table-cell>
          <table:table-cell office:value-type="float" office:value="0.527">
            <text:p>0,527</text:p>
          </table:table-cell>
          <table:table-cell office:value-type="float" office:value="0.531">
            <text:p>0,531</text:p>
          </table:table-cell>
          <table:table-cell office:value-type="float" office:value="0.524">
            <text:p>0,524</text:p>
          </table:table-cell>
          <table:table-cell office:value-type="float" office:value="0.534">
            <text:p>0,534</text:p>
          </table:table-cell>
          <table:table-cell office:value-type="float" office:value="0.528">
            <text:p>0,528</text:p>
          </table:table-cell>
          <table:table-cell table:number-columns-repeated="2" office:value-type="float" office:value="0.53">
            <text:p>0,53</text:p>
          </table:table-cell>
          <table:table-cell office:value-type="float" office:value="0.524">
            <text:p>0,524</text:p>
          </table:table-cell>
          <table:table-cell office:value-type="float" office:value="0.526">
            <text:p>0,526</text:p>
          </table:table-cell>
          <table:table-cell office:value-type="float" office:value="0.527">
            <text:p>0,527</text:p>
          </table:table-cell>
          <table:table-cell office:value-type="float" office:value="20.865">
            <text:p>20,865</text:p>
          </table:table-cell>
          <table:table-cell office:value-type="float" office:value="20.895">
            <text:p>20,895</text:p>
          </table:table-cell>
          <table:table-cell office:value-type="float" office:value="20.91">
            <text:p>20,91</text:p>
          </table:table-cell>
          <table:table-cell office:value-type="float" office:value="20.908">
            <text:p>20,908</text:p>
          </table:table-cell>
          <table:table-cell office:value-type="float" office:value="20.876">
            <text:p>20,876</text:p>
          </table:table-cell>
          <table:table-cell office:value-type="float" office:value="20.86">
            <text:p>20,86</text:p>
          </table:table-cell>
          <table:table-cell office:value-type="float" office:value="20.921">
            <text:p>20,921</text:p>
          </table:table-cell>
          <table:table-cell office:value-type="float" office:value="20.929">
            <text:p>20,929</text:p>
          </table:table-cell>
          <table:table-cell office:value-type="float" office:value="20.938">
            <text:p>20,938</text:p>
          </table:table-cell>
          <table:table-cell office:value-type="float" office:value="20.943">
            <text:p>20,943</text:p>
          </table:table-cell>
          <table:table-cell office:value-type="float" office:value="0.53">
            <text:p>0,53</text:p>
          </table:table-cell>
          <table:table-cell office:value-type="float" office:value="0.534">
            <text:p>0,534</text:p>
          </table:table-cell>
          <table:table-cell office:value-type="float" office:value="0.525">
            <text:p>0,525</text:p>
          </table:table-cell>
          <table:table-cell office:value-type="float" office:value="0.535">
            <text:p>0,535</text:p>
          </table:table-cell>
          <table:table-cell office:value-type="float" office:value="0.527">
            <text:p>0,527</text:p>
          </table:table-cell>
          <table:table-cell office:value-type="float" office:value="0.532">
            <text:p>0,532</text:p>
          </table:table-cell>
          <table:table-cell office:value-type="float" office:value="0.533">
            <text:p>0,533</text:p>
          </table:table-cell>
          <table:table-cell table:number-columns-repeated="2" office:value-type="float" office:value="0.526">
            <text:p>0,526</text:p>
          </table:table-cell>
          <table:table-cell office:value-type="float" office:value="0.528">
            <text:p>0,528</text:p>
          </table:table-cell>
          <table:table-cell office:value-type="float" office:value="0.53">
            <text:p>0,53</text:p>
          </table:table-cell>
          <table:table-cell office:value-type="float" office:value="0.533">
            <text:p>0,533</text:p>
          </table:table-cell>
          <table:table-cell office:value-type="float" office:value="0.525">
            <text:p>0,525</text:p>
          </table:table-cell>
          <table:table-cell office:value-type="float" office:value="0.532">
            <text:p>0,532</text:p>
          </table:table-cell>
          <table:table-cell office:value-type="float" office:value="0.53">
            <text:p>0,53</text:p>
          </table:table-cell>
          <table:table-cell table:number-columns-repeated="2" office:value-type="float" office:value="0.532">
            <text:p>0,532</text:p>
          </table:table-cell>
          <table:table-cell office:value-type="float" office:value="0.526">
            <text:p>0,526</text:p>
          </table:table-cell>
          <table:table-cell office:value-type="float" office:value="0.527">
            <text:p>0,527</text:p>
          </table:table-cell>
          <table:table-cell office:value-type="float" office:value="0.528">
            <text:p>0,528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number-columns-repeated="10" office:value-type="float" office:value="0.002">
            <text:p>0,002</text:p>
          </table:table-cell>
          <table:table-cell office:value-type="float" office:value="0.541">
            <text:p>0,541</text:p>
          </table:table-cell>
          <table:table-cell office:value-type="float" office:value="0.543">
            <text:p>0,543</text:p>
          </table:table-cell>
          <table:table-cell office:value-type="float" office:value="0.538">
            <text:p>0,538</text:p>
          </table:table-cell>
          <table:table-cell office:value-type="float" office:value="0.546">
            <text:p>0,546</text:p>
          </table:table-cell>
          <table:table-cell office:value-type="float" office:value="0.542">
            <text:p>0,542</text:p>
          </table:table-cell>
          <table:table-cell office:value-type="float" office:value="0.545">
            <text:p>0,545</text:p>
          </table:table-cell>
          <table:table-cell office:value-type="float" office:value="0.544">
            <text:p>0,544</text:p>
          </table:table-cell>
          <table:table-cell table:number-columns-repeated="2" office:value-type="float" office:value="0.538">
            <text:p>0,538</text:p>
          </table:table-cell>
          <table:table-cell office:value-type="float" office:value="0.54">
            <text:p>0,54</text:p>
          </table:table-cell>
          <table:table-cell office:value-type="float" office:value="21.379">
            <text:p>21,379</text:p>
          </table:table-cell>
          <table:table-cell office:value-type="float" office:value="21.434">
            <text:p>21,434</text:p>
          </table:table-cell>
          <table:table-cell office:value-type="float" office:value="21.476">
            <text:p>21,476</text:p>
          </table:table-cell>
          <table:table-cell office:value-type="float" office:value="21.417">
            <text:p>21,417</text:p>
          </table:table-cell>
          <table:table-cell office:value-type="float" office:value="21.396">
            <text:p>21,396</text:p>
          </table:table-cell>
          <table:table-cell office:value-type="float" office:value="21.366">
            <text:p>21,366</text:p>
          </table:table-cell>
          <table:table-cell office:value-type="float" office:value="21.423">
            <text:p>21,423</text:p>
          </table:table-cell>
          <table:table-cell office:value-type="float" office:value="20.416">
            <text:p>20,416</text:p>
          </table:table-cell>
          <table:table-cell office:value-type="float" office:value="21.428">
            <text:p>21,428</text:p>
          </table:table-cell>
          <table:table-cell office:value-type="float" office:value="21.41">
            <text:p>21,41</text:p>
          </table:table-cell>
          <table:table-cell office:value-type="float" office:value="0.543">
            <text:p>0,543</text:p>
          </table:table-cell>
          <table:table-cell office:value-type="float" office:value="0.545">
            <text:p>0,545</text:p>
          </table:table-cell>
          <table:table-cell office:value-type="float" office:value="0.539">
            <text:p>0,539</text:p>
          </table:table-cell>
          <table:table-cell table:number-columns-repeated="2" office:value-type="float" office:value="0.54">
            <text:p>0,54</text:p>
          </table:table-cell>
          <table:table-cell office:value-type="float" office:value="0.544">
            <text:p>0,544</text:p>
          </table:table-cell>
          <table:table-cell office:value-type="float" office:value="0.545">
            <text:p>0,545</text:p>
          </table:table-cell>
          <table:table-cell office:value-type="float" office:value="0.538">
            <text:p>0,538</text:p>
          </table:table-cell>
          <table:table-cell office:value-type="float" office:value="0.541">
            <text:p>0,541</text:p>
          </table:table-cell>
          <table:table-cell office:value-type="float" office:value="0.54">
            <text:p>0,54</text:p>
          </table:table-cell>
          <table:table-cell office:value-type="float" office:value="0.544">
            <text:p>0,544</text:p>
          </table:table-cell>
          <table:table-cell office:value-type="float" office:value="0.547">
            <text:p>0,547</text:p>
          </table:table-cell>
          <table:table-cell office:value-type="float" office:value="0.538">
            <text:p>0,538</text:p>
          </table:table-cell>
          <table:table-cell table:number-columns-repeated="2" office:value-type="float" office:value="0.541">
            <text:p>0,541</text:p>
          </table:table-cell>
          <table:table-cell office:value-type="float" office:value="0.546">
            <text:p>0,546</text:p>
          </table:table-cell>
          <table:table-cell office:value-type="float" office:value="0.545">
            <text:p>0,545</text:p>
          </table:table-cell>
          <table:table-cell office:value-type="float" office:value="0.54">
            <text:p>0,54</text:p>
          </table:table-cell>
          <table:table-cell office:value-type="float" office:value="0.541">
            <text:p>0,541</text:p>
          </table:table-cell>
          <table:table-cell office:value-type="float" office:value="0.54">
            <text:p>0,54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.002">
            <text:p>0,002</text:p>
          </table:table-cell>
          <table:table-cell table:number-columns-repeated="2" office:value-type="float" office:value="0.001">
            <text:p>0,001</text:p>
          </table:table-cell>
          <table:table-cell table:number-columns-repeated="7" office:value-type="float" office:value="0.002">
            <text:p>0,002</text:p>
          </table:table-cell>
          <table:table-cell table:number-columns-repeated="2" office:value-type="float" office:value="0.556">
            <text:p>0,556</text:p>
          </table:table-cell>
          <table:table-cell office:value-type="float" office:value="0.549">
            <text:p>0,549</text:p>
          </table:table-cell>
          <table:table-cell office:value-type="float" office:value="0.553">
            <text:p>0,553</text:p>
          </table:table-cell>
          <table:table-cell office:value-type="float" office:value="0.552">
            <text:p>0,552</text:p>
          </table:table-cell>
          <table:table-cell office:value-type="float" office:value="0.557">
            <text:p>0,557</text:p>
          </table:table-cell>
          <table:table-cell office:value-type="float" office:value="0.556">
            <text:p>0,556</text:p>
          </table:table-cell>
          <table:table-cell table:number-columns-repeated="2" office:value-type="float" office:value="0.551">
            <text:p>0,551</text:p>
          </table:table-cell>
          <table:table-cell office:value-type="float" office:value="0.553">
            <text:p>0,553</text:p>
          </table:table-cell>
          <table:table-cell office:value-type="float" office:value="21.926">
            <text:p>21,926</text:p>
          </table:table-cell>
          <table:table-cell office:value-type="float" office:value="21.906">
            <text:p>21,906</text:p>
          </table:table-cell>
          <table:table-cell office:value-type="float" office:value="21.889">
            <text:p>21,889</text:p>
          </table:table-cell>
          <table:table-cell office:value-type="float" office:value="21.941">
            <text:p>21,941</text:p>
          </table:table-cell>
          <table:table-cell office:value-type="float" office:value="21.891">
            <text:p>21,891</text:p>
          </table:table-cell>
          <table:table-cell office:value-type="float" office:value="21.887">
            <text:p>21,887</text:p>
          </table:table-cell>
          <table:table-cell office:value-type="float" office:value="21.945">
            <text:p>21,945</text:p>
          </table:table-cell>
          <table:table-cell office:value-type="float" office:value="21.928">
            <text:p>21,928</text:p>
          </table:table-cell>
          <table:table-cell office:value-type="float" office:value="21.952">
            <text:p>21,952</text:p>
          </table:table-cell>
          <table:table-cell office:value-type="float" office:value="21.949">
            <text:p>21,949</text:p>
          </table:table-cell>
          <table:table-cell office:value-type="float" office:value="0.555">
            <text:p>0,555</text:p>
          </table:table-cell>
          <table:table-cell office:value-type="float" office:value="0.558">
            <text:p>0,558</text:p>
          </table:table-cell>
          <table:table-cell table:number-columns-repeated="2" office:value-type="float" office:value="0.552">
            <text:p>0,552</text:p>
          </table:table-cell>
          <table:table-cell office:value-type="float" office:value="0.554">
            <text:p>0,554</text:p>
          </table:table-cell>
          <table:table-cell office:value-type="float" office:value="0.557">
            <text:p>0,557</text:p>
          </table:table-cell>
          <table:table-cell office:value-type="float" office:value="0.559">
            <text:p>0,559</text:p>
          </table:table-cell>
          <table:table-cell office:value-type="float" office:value="0.55">
            <text:p>0,55</text:p>
          </table:table-cell>
          <table:table-cell office:value-type="float" office:value="0.552">
            <text:p>0,552</text:p>
          </table:table-cell>
          <table:table-cell office:value-type="float" office:value="0.554">
            <text:p>0,554</text:p>
          </table:table-cell>
          <table:table-cell office:value-type="float" office:value="0.555">
            <text:p>0,555</text:p>
          </table:table-cell>
          <table:table-cell office:value-type="float" office:value="0.557">
            <text:p>0,557</text:p>
          </table:table-cell>
          <table:table-cell office:value-type="float" office:value="0.551">
            <text:p>0,551</text:p>
          </table:table-cell>
          <table:table-cell office:value-type="float" office:value="0.553">
            <text:p>0,553</text:p>
          </table:table-cell>
          <table:table-cell office:value-type="float" office:value="0.555">
            <text:p>0,555</text:p>
          </table:table-cell>
          <table:table-cell office:value-type="float" office:value="0.556">
            <text:p>0,556</text:p>
          </table:table-cell>
          <table:table-cell office:value-type="float" office:value="0.559">
            <text:p>0,559</text:p>
          </table:table-cell>
          <table:table-cell office:value-type="float" office:value="0.551">
            <text:p>0,551</text:p>
          </table:table-cell>
          <table:table-cell table:number-columns-repeated="2" office:value-type="float" office:value="0.553">
            <text:p>0,55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number-columns-repeated="5"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table:number-columns-repeated="4" office:value-type="float" office:value="0.002">
            <text:p>0,002</text:p>
          </table:table-cell>
          <table:table-cell office:value-type="float" office:value="0.566">
            <text:p>0,566</text:p>
          </table:table-cell>
          <table:table-cell office:value-type="float" office:value="0.569">
            <text:p>0,569</text:p>
          </table:table-cell>
          <table:table-cell office:value-type="float" office:value="0.562">
            <text:p>0,562</text:p>
          </table:table-cell>
          <table:table-cell office:value-type="float" office:value="0.566">
            <text:p>0,566</text:p>
          </table:table-cell>
          <table:table-cell office:value-type="float" office:value="0.567">
            <text:p>0,567</text:p>
          </table:table-cell>
          <table:table-cell office:value-type="float" office:value="0.568">
            <text:p>0,568</text:p>
          </table:table-cell>
          <table:table-cell office:value-type="float" office:value="0.569">
            <text:p>0,569</text:p>
          </table:table-cell>
          <table:table-cell office:value-type="float" office:value="0.564">
            <text:p>0,564</text:p>
          </table:table-cell>
          <table:table-cell office:value-type="float" office:value="0.566">
            <text:p>0,566</text:p>
          </table:table-cell>
          <table:table-cell office:value-type="float" office:value="0.565">
            <text:p>0,565</text:p>
          </table:table-cell>
          <table:table-cell office:value-type="float" office:value="22.412">
            <text:p>22,412</text:p>
          </table:table-cell>
          <table:table-cell office:value-type="float" office:value="22.423">
            <text:p>22,423</text:p>
          </table:table-cell>
          <table:table-cell office:value-type="float" office:value="22.409">
            <text:p>22,409</text:p>
          </table:table-cell>
          <table:table-cell office:value-type="float" office:value="22.506">
            <text:p>22,506</text:p>
          </table:table-cell>
          <table:table-cell office:value-type="float" office:value="22.469">
            <text:p>22,469</text:p>
          </table:table-cell>
          <table:table-cell office:value-type="float" office:value="22.375">
            <text:p>22,375</text:p>
          </table:table-cell>
          <table:table-cell office:value-type="float" office:value="22.435">
            <text:p>22,435</text:p>
          </table:table-cell>
          <table:table-cell office:value-type="float" office:value="22.47">
            <text:p>22,47</text:p>
          </table:table-cell>
          <table:table-cell office:value-type="float" office:value="22.437">
            <text:p>22,437</text:p>
          </table:table-cell>
          <table:table-cell office:value-type="float" office:value="22.45">
            <text:p>22,45</text:p>
          </table:table-cell>
          <table:table-cell office:value-type="float" office:value="0.569">
            <text:p>0,569</text:p>
          </table:table-cell>
          <table:table-cell office:value-type="float" office:value="0.57">
            <text:p>0,57</text:p>
          </table:table-cell>
          <table:table-cell table:number-columns-repeated="2" office:value-type="float" office:value="0.566">
            <text:p>0,566</text:p>
          </table:table-cell>
          <table:table-cell office:value-type="float" office:value="0.567">
            <text:p>0,567</text:p>
          </table:table-cell>
          <table:table-cell table:number-columns-repeated="2" office:value-type="float" office:value="0.571">
            <text:p>0,571</text:p>
          </table:table-cell>
          <table:table-cell office:value-type="float" office:value="0.563">
            <text:p>0,563</text:p>
          </table:table-cell>
          <table:table-cell office:value-type="float" office:value="0.567">
            <text:p>0,567</text:p>
          </table:table-cell>
          <table:table-cell office:value-type="float" office:value="0.568">
            <text:p>0,568</text:p>
          </table:table-cell>
          <table:table-cell office:value-type="float" office:value="0.569">
            <text:p>0,569</text:p>
          </table:table-cell>
          <table:table-cell office:value-type="float" office:value="0.572">
            <text:p>0,572</text:p>
          </table:table-cell>
          <table:table-cell office:value-type="float" office:value="0.564">
            <text:p>0,564</text:p>
          </table:table-cell>
          <table:table-cell office:value-type="float" office:value="0.568">
            <text:p>0,568</text:p>
          </table:table-cell>
          <table:table-cell office:value-type="float" office:value="0.567">
            <text:p>0,567</text:p>
          </table:table-cell>
          <table:table-cell office:value-type="float" office:value="0.57">
            <text:p>0,57</text:p>
          </table:table-cell>
          <table:table-cell office:value-type="float" office:value="0.572">
            <text:p>0,572</text:p>
          </table:table-cell>
          <table:table-cell office:value-type="float" office:value="0.564">
            <text:p>0,564</text:p>
          </table:table-cell>
          <table:table-cell office:value-type="float" office:value="0.568">
            <text:p>0,568</text:p>
          </table:table-cell>
          <table:table-cell office:value-type="float" office:value="0.566">
            <text:p>0,566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number-columns-repeated="5"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table:number-columns-repeated="3" office:value-type="float" office:value="0.002">
            <text:p>0,002</text:p>
          </table:table-cell>
          <table:table-cell office:value-type="float" office:value="0.003">
            <text:p>0,003</text:p>
          </table:table-cell>
          <table:table-cell office:value-type="float" office:value="0.579">
            <text:p>0,579</text:p>
          </table:table-cell>
          <table:table-cell office:value-type="float" office:value="0.582">
            <text:p>0,582</text:p>
          </table:table-cell>
          <table:table-cell office:value-type="float" office:value="0.576">
            <text:p>0,576</text:p>
          </table:table-cell>
          <table:table-cell office:value-type="float" office:value="0.577">
            <text:p>0,577</text:p>
          </table:table-cell>
          <table:table-cell office:value-type="float" office:value="0.578">
            <text:p>0,578</text:p>
          </table:table-cell>
          <table:table-cell office:value-type="float" office:value="0.582">
            <text:p>0,582</text:p>
          </table:table-cell>
          <table:table-cell office:value-type="float" office:value="0.583">
            <text:p>0,583</text:p>
          </table:table-cell>
          <table:table-cell office:value-type="float" office:value="0.576">
            <text:p>0,576</text:p>
          </table:table-cell>
          <table:table-cell office:value-type="float" office:value="0.577">
            <text:p>0,577</text:p>
          </table:table-cell>
          <table:table-cell office:value-type="float" office:value="0.578">
            <text:p>0,578</text:p>
          </table:table-cell>
          <table:table-cell office:value-type="float" office:value="22.896">
            <text:p>22,896</text:p>
          </table:table-cell>
          <table:table-cell office:value-type="float" office:value="22.919">
            <text:p>22,919</text:p>
          </table:table-cell>
          <table:table-cell office:value-type="float" office:value="22.916">
            <text:p>22,916</text:p>
          </table:table-cell>
          <table:table-cell office:value-type="float" office:value="22.986">
            <text:p>22,986</text:p>
          </table:table-cell>
          <table:table-cell office:value-type="float" office:value="22.915">
            <text:p>22,915</text:p>
          </table:table-cell>
          <table:table-cell office:value-type="float" office:value="22.909">
            <text:p>22,909</text:p>
          </table:table-cell>
          <table:table-cell office:value-type="float" office:value="22.961">
            <text:p>22,961</text:p>
          </table:table-cell>
          <table:table-cell office:value-type="float" office:value="22.963">
            <text:p>22,963</text:p>
          </table:table-cell>
          <table:table-cell office:value-type="float" office:value="22.971">
            <text:p>22,971</text:p>
          </table:table-cell>
          <table:table-cell office:value-type="float" office:value="22.963">
            <text:p>22,963</text:p>
          </table:table-cell>
          <table:table-cell office:value-type="float" office:value="0.579">
            <text:p>0,579</text:p>
          </table:table-cell>
          <table:table-cell office:value-type="float" office:value="0.583">
            <text:p>0,583</text:p>
          </table:table-cell>
          <table:table-cell office:value-type="float" office:value="0.576">
            <text:p>0,576</text:p>
          </table:table-cell>
          <table:table-cell office:value-type="float" office:value="0.578">
            <text:p>0,578</text:p>
          </table:table-cell>
          <table:table-cell office:value-type="float" office:value="0.58">
            <text:p>0,58</text:p>
          </table:table-cell>
          <table:table-cell table:number-columns-repeated="2" office:value-type="float" office:value="0.584">
            <text:p>0,584</text:p>
          </table:table-cell>
          <table:table-cell office:value-type="float" office:value="0.576">
            <text:p>0,576</text:p>
          </table:table-cell>
          <table:table-cell table:number-columns-repeated="2" office:value-type="float" office:value="0.578">
            <text:p>0,578</text:p>
          </table:table-cell>
          <table:table-cell office:value-type="float" office:value="0.58">
            <text:p>0,58</text:p>
          </table:table-cell>
          <table:table-cell office:value-type="float" office:value="0.584">
            <text:p>0,584</text:p>
          </table:table-cell>
          <table:table-cell office:value-type="float" office:value="0.576">
            <text:p>0,576</text:p>
          </table:table-cell>
          <table:table-cell office:value-type="float" office:value="0.58">
            <text:p>0,58</text:p>
          </table:table-cell>
          <table:table-cell office:value-type="float" office:value="0.581">
            <text:p>0,581</text:p>
          </table:table-cell>
          <table:table-cell office:value-type="float" office:value="0.585">
            <text:p>0,585</text:p>
          </table:table-cell>
          <table:table-cell office:value-type="float" office:value="0.584">
            <text:p>0,584</text:p>
          </table:table-cell>
          <table:table-cell office:value-type="float" office:value="0.577">
            <text:p>0,577</text:p>
          </table:table-cell>
          <table:table-cell office:value-type="float" office:value="0.579">
            <text:p>0,579</text:p>
          </table:table-cell>
          <table:table-cell office:value-type="float" office:value="0.58">
            <text:p>0,58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number-columns-repeated="2" office:value-type="float" office:value="0.002">
            <text:p>0,002</text:p>
          </table:table-cell>
          <table:table-cell office:value-type="float" office:value="0.003">
            <text:p>0,003</text:p>
          </table:table-cell>
          <table:table-cell table:number-columns-repeated="3" office:value-type="float" office:value="0.002">
            <text:p>0,002</text:p>
          </table:table-cell>
          <table:table-cell office:value-type="float" office:value="0.003">
            <text:p>0,003</text:p>
          </table:table-cell>
          <table:table-cell table:number-columns-repeated="3" office:value-type="float" office:value="0.002">
            <text:p>0,002</text:p>
          </table:table-cell>
          <table:table-cell office:value-type="float" office:value="0.593">
            <text:p>0,593</text:p>
          </table:table-cell>
          <table:table-cell office:value-type="float" office:value="0.596">
            <text:p>0,596</text:p>
          </table:table-cell>
          <table:table-cell office:value-type="float" office:value="0.587">
            <text:p>0,587</text:p>
          </table:table-cell>
          <table:table-cell table:number-columns-repeated="2" office:value-type="float" office:value="0.591">
            <text:p>0,591</text:p>
          </table:table-cell>
          <table:table-cell table:number-columns-repeated="2" office:value-type="float" office:value="0.596">
            <text:p>0,596</text:p>
          </table:table-cell>
          <table:table-cell office:value-type="float" office:value="0.589">
            <text:p>0,589</text:p>
          </table:table-cell>
          <table:table-cell table:number-columns-repeated="2" office:value-type="float" office:value="0.59">
            <text:p>0,59</text:p>
          </table:table-cell>
          <table:table-cell office:value-type="float" office:value="23.445">
            <text:p>23,445</text:p>
          </table:table-cell>
          <table:table-cell office:value-type="float" office:value="23.413">
            <text:p>23,413</text:p>
          </table:table-cell>
          <table:table-cell office:value-type="float" office:value="23.44">
            <text:p>23,44</text:p>
          </table:table-cell>
          <table:table-cell office:value-type="float" office:value="23.469">
            <text:p>23,469</text:p>
          </table:table-cell>
          <table:table-cell office:value-type="float" office:value="23.412">
            <text:p>23,412</text:p>
          </table:table-cell>
          <table:table-cell office:value-type="float" office:value="23.404">
            <text:p>23,404</text:p>
          </table:table-cell>
          <table:table-cell office:value-type="float" office:value="23.461">
            <text:p>23,461</text:p>
          </table:table-cell>
          <table:table-cell office:value-type="float" office:value="23.571">
            <text:p>23,571</text:p>
          </table:table-cell>
          <table:table-cell office:value-type="float" office:value="23.439">
            <text:p>23,439</text:p>
          </table:table-cell>
          <table:table-cell office:value-type="float" office:value="23.483">
            <text:p>23,483</text:p>
          </table:table-cell>
          <table:table-cell office:value-type="float" office:value="0.595">
            <text:p>0,595</text:p>
          </table:table-cell>
          <table:table-cell table:number-columns-repeated="2" office:value-type="float" office:value="0.596">
            <text:p>0,596</text:p>
          </table:table-cell>
          <table:table-cell office:value-type="float" office:value="0.593">
            <text:p>0,593</text:p>
          </table:table-cell>
          <table:table-cell office:value-type="float" office:value="0.59">
            <text:p>0,59</text:p>
          </table:table-cell>
          <table:table-cell table:number-columns-repeated="2" office:value-type="float" office:value="0.595">
            <text:p>0,595</text:p>
          </table:table-cell>
          <table:table-cell office:value-type="float" office:value="0.589">
            <text:p>0,589</text:p>
          </table:table-cell>
          <table:table-cell table:number-columns-repeated="2" office:value-type="float" office:value="0.592">
            <text:p>0,592</text:p>
          </table:table-cell>
          <table:table-cell office:value-type="float" office:value="0.594">
            <text:p>0,594</text:p>
          </table:table-cell>
          <table:table-cell office:value-type="float" office:value="0.597">
            <text:p>0,597</text:p>
          </table:table-cell>
          <table:table-cell office:value-type="float" office:value="0.598">
            <text:p>0,598</text:p>
          </table:table-cell>
          <table:table-cell office:value-type="float" office:value="0.593">
            <text:p>0,593</text:p>
          </table:table-cell>
          <table:table-cell office:value-type="float" office:value="0.595">
            <text:p>0,595</text:p>
          </table:table-cell>
          <table:table-cell office:value-type="float" office:value="0.598">
            <text:p>0,598</text:p>
          </table:table-cell>
          <table:table-cell office:value-type="float" office:value="0.596">
            <text:p>0,596</text:p>
          </table:table-cell>
          <table:table-cell office:value-type="float" office:value="0.59">
            <text:p>0,59</text:p>
          </table:table-cell>
          <table:table-cell table:number-columns-repeated="2" office:value-type="float" office:value="0.593">
            <text:p>0,593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number-columns-repeated="7" office:value-type="float" office:value="0.002">
            <text:p>0,002</text:p>
          </table:table-cell>
          <table:table-cell office:value-type="float" office:value="0.003">
            <text:p>0,003</text:p>
          </table:table-cell>
          <table:table-cell table:number-columns-repeated="2" office:value-type="float" office:value="0.002">
            <text:p>0,002</text:p>
          </table:table-cell>
          <table:table-cell office:value-type="float" office:value="0.606">
            <text:p>0,606</text:p>
          </table:table-cell>
          <table:table-cell table:number-columns-repeated="2" office:value-type="float" office:value="0.608">
            <text:p>0,608</text:p>
          </table:table-cell>
          <table:table-cell office:value-type="float" office:value="0.604">
            <text:p>0,604</text:p>
          </table:table-cell>
          <table:table-cell office:value-type="float" office:value="0.605">
            <text:p>0,605</text:p>
          </table:table-cell>
          <table:table-cell office:value-type="float" office:value="0.609">
            <text:p>0,609</text:p>
          </table:table-cell>
          <table:table-cell office:value-type="float" office:value="0.607">
            <text:p>0,607</text:p>
          </table:table-cell>
          <table:table-cell office:value-type="float" office:value="0.601">
            <text:p>0,601</text:p>
          </table:table-cell>
          <table:table-cell office:value-type="float" office:value="0.605">
            <text:p>0,605</text:p>
          </table:table-cell>
          <table:table-cell office:value-type="float" office:value="0.604">
            <text:p>0,604</text:p>
          </table:table-cell>
          <table:table-cell office:value-type="float" office:value="23.983">
            <text:p>23,983</text:p>
          </table:table-cell>
          <table:table-cell office:value-type="float" office:value="23.935">
            <text:p>23,935</text:p>
          </table:table-cell>
          <table:table-cell office:value-type="float" office:value="23.921">
            <text:p>23,921</text:p>
          </table:table-cell>
          <table:table-cell office:value-type="float" office:value="24.001">
            <text:p>24,001</text:p>
          </table:table-cell>
          <table:table-cell office:value-type="float" office:value="23.926">
            <text:p>23,926</text:p>
          </table:table-cell>
          <table:table-cell office:value-type="float" office:value="23.935">
            <text:p>23,935</text:p>
          </table:table-cell>
          <table:table-cell office:value-type="float" office:value="23.979">
            <text:p>23,979</text:p>
          </table:table-cell>
          <table:table-cell office:value-type="float" office:value="23.984">
            <text:p>23,984</text:p>
          </table:table-cell>
          <table:table-cell office:value-type="float" office:value="23.972">
            <text:p>23,972</text:p>
          </table:table-cell>
          <table:table-cell office:value-type="float" office:value="23.981">
            <text:p>23,981</text:p>
          </table:table-cell>
          <table:table-cell office:value-type="float" office:value="0.606">
            <text:p>0,606</text:p>
          </table:table-cell>
          <table:table-cell office:value-type="float" office:value="0.609">
            <text:p>0,609</text:p>
          </table:table-cell>
          <table:table-cell office:value-type="float" office:value="0.611">
            <text:p>0,611</text:p>
          </table:table-cell>
          <table:table-cell office:value-type="float" office:value="0.604">
            <text:p>0,604</text:p>
          </table:table-cell>
          <table:table-cell office:value-type="float" office:value="0.606">
            <text:p>0,606</text:p>
          </table:table-cell>
          <table:table-cell office:value-type="float" office:value="0.607">
            <text:p>0,607</text:p>
          </table:table-cell>
          <table:table-cell office:value-type="float" office:value="0.608">
            <text:p>0,608</text:p>
          </table:table-cell>
          <table:table-cell office:value-type="float" office:value="0.602">
            <text:p>0,602</text:p>
          </table:table-cell>
          <table:table-cell table:number-columns-repeated="2" office:value-type="float" office:value="0.604">
            <text:p>0,604</text:p>
          </table:table-cell>
          <table:table-cell office:value-type="float" office:value="0.606">
            <text:p>0,606</text:p>
          </table:table-cell>
          <table:table-cell office:value-type="float" office:value="0.61">
            <text:p>0,61</text:p>
          </table:table-cell>
          <table:table-cell office:value-type="float" office:value="0.611">
            <text:p>0,611</text:p>
          </table:table-cell>
          <table:table-cell table:number-columns-repeated="2" office:value-type="float" office:value="0.606">
            <text:p>0,606</text:p>
          </table:table-cell>
          <table:table-cell table:number-columns-repeated="2" office:value-type="float" office:value="0.609">
            <text:p>0,609</text:p>
          </table:table-cell>
          <table:table-cell office:value-type="float" office:value="0.604">
            <text:p>0,604</text:p>
          </table:table-cell>
          <table:table-cell office:value-type="float" office:value="0.605">
            <text:p>0,605</text:p>
          </table:table-cell>
          <table:table-cell office:value-type="float" office:value="0.606">
            <text:p>0,60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number-columns-repeated="3" office:value-type="float" office:value="0.002">
            <text:p>0,002</text:p>
          </table:table-cell>
          <table:table-cell office:value-type="float" office:value="0.003">
            <text:p>0,003</text:p>
          </table:table-cell>
          <table:table-cell table:number-columns-repeated="6" office:value-type="float" office:value="0.002">
            <text:p>0,002</text:p>
          </table:table-cell>
          <table:table-cell office:value-type="float" office:value="0.617">
            <text:p>0,617</text:p>
          </table:table-cell>
          <table:table-cell office:value-type="float" office:value="0.62">
            <text:p>0,62</text:p>
          </table:table-cell>
          <table:table-cell office:value-type="float" office:value="0.621">
            <text:p>0,621</text:p>
          </table:table-cell>
          <table:table-cell table:number-columns-repeated="2" office:value-type="float" office:value="0.616">
            <text:p>0,616</text:p>
          </table:table-cell>
          <table:table-cell office:value-type="float" office:value="0.62">
            <text:p>0,62</text:p>
          </table:table-cell>
          <table:table-cell office:value-type="float" office:value="0.622">
            <text:p>0,622</text:p>
          </table:table-cell>
          <table:table-cell office:value-type="float" office:value="0.615">
            <text:p>0,615</text:p>
          </table:table-cell>
          <table:table-cell office:value-type="float" office:value="0.616">
            <text:p>0,616</text:p>
          </table:table-cell>
          <table:table-cell office:value-type="float" office:value="0.617">
            <text:p>0,617</text:p>
          </table:table-cell>
          <table:table-cell office:value-type="float" office:value="24.43">
            <text:p>24,43</text:p>
          </table:table-cell>
          <table:table-cell office:value-type="float" office:value="24.447">
            <text:p>24,447</text:p>
          </table:table-cell>
          <table:table-cell office:value-type="float" office:value="24.442">
            <text:p>24,442</text:p>
          </table:table-cell>
          <table:table-cell office:value-type="float" office:value="24.504">
            <text:p>24,504</text:p>
          </table:table-cell>
          <table:table-cell office:value-type="float" office:value="24.438">
            <text:p>24,438</text:p>
          </table:table-cell>
          <table:table-cell office:value-type="float" office:value="24.49">
            <text:p>24,49</text:p>
          </table:table-cell>
          <table:table-cell office:value-type="float" office:value="24.519">
            <text:p>24,519</text:p>
          </table:table-cell>
          <table:table-cell office:value-type="float" office:value="24.471">
            <text:p>24,471</text:p>
          </table:table-cell>
          <table:table-cell office:value-type="float" office:value="24.473">
            <text:p>24,473</text:p>
          </table:table-cell>
          <table:table-cell office:value-type="float" office:value="24.504">
            <text:p>24,504</text:p>
          </table:table-cell>
          <table:table-cell office:value-type="float" office:value="0.619">
            <text:p>0,619</text:p>
          </table:table-cell>
          <table:table-cell table:number-columns-repeated="2" office:value-type="float" office:value="0.623">
            <text:p>0,623</text:p>
          </table:table-cell>
          <table:table-cell office:value-type="float" office:value="0.618">
            <text:p>0,618</text:p>
          </table:table-cell>
          <table:table-cell office:value-type="float" office:value="0.619">
            <text:p>0,619</text:p>
          </table:table-cell>
          <table:table-cell office:value-type="float" office:value="0.621">
            <text:p>0,621</text:p>
          </table:table-cell>
          <table:table-cell office:value-type="float" office:value="0.623">
            <text:p>0,623</text:p>
          </table:table-cell>
          <table:table-cell office:value-type="float" office:value="0.615">
            <text:p>0,615</text:p>
          </table:table-cell>
          <table:table-cell office:value-type="float" office:value="0.616">
            <text:p>0,616</text:p>
          </table:table-cell>
          <table:table-cell office:value-type="float" office:value="0.617">
            <text:p>0,617</text:p>
          </table:table-cell>
          <table:table-cell office:value-type="float" office:value="0.62">
            <text:p>0,62</text:p>
          </table:table-cell>
          <table:table-cell office:value-type="float" office:value="0.623">
            <text:p>0,623</text:p>
          </table:table-cell>
          <table:table-cell office:value-type="float" office:value="0.624">
            <text:p>0,624</text:p>
          </table:table-cell>
          <table:table-cell table:number-columns-repeated="2" office:value-type="float" office:value="0.619">
            <text:p>0,619</text:p>
          </table:table-cell>
          <table:table-cell table:number-columns-repeated="2" office:value-type="float" office:value="0.623">
            <text:p>0,623</text:p>
          </table:table-cell>
          <table:table-cell office:value-type="float" office:value="0.617">
            <text:p>0,617</text:p>
          </table:table-cell>
          <table:table-cell office:value-type="float" office:value="0.618">
            <text:p>0,618</text:p>
          </table:table-cell>
          <table:table-cell office:value-type="float" office:value="0.619">
            <text:p>0,619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number-columns-repeated="2" office:value-type="float" office:value="0.002">
            <text:p>0,002</text:p>
          </table:table-cell>
          <table:table-cell office:value-type="float" office:value="0.003">
            <text:p>0,003</text:p>
          </table:table-cell>
          <table:table-cell table:number-columns-repeated="7" office:value-type="float" office:value="0.002">
            <text:p>0,002</text:p>
          </table:table-cell>
          <table:table-cell office:value-type="float" office:value="0.632">
            <text:p>0,632</text:p>
          </table:table-cell>
          <table:table-cell table:number-columns-repeated="2" office:value-type="float" office:value="0.634">
            <text:p>0,634</text:p>
          </table:table-cell>
          <table:table-cell office:value-type="float" office:value="0.63">
            <text:p>0,63</text:p>
          </table:table-cell>
          <table:table-cell office:value-type="float" office:value="0.631">
            <text:p>0,631</text:p>
          </table:table-cell>
          <table:table-cell office:value-type="float" office:value="0.633">
            <text:p>0,633</text:p>
          </table:table-cell>
          <table:table-cell office:value-type="float" office:value="0.635">
            <text:p>0,635</text:p>
          </table:table-cell>
          <table:table-cell office:value-type="float" office:value="0.627">
            <text:p>0,627</text:p>
          </table:table-cell>
          <table:table-cell office:value-type="float" office:value="0.629">
            <text:p>0,629</text:p>
          </table:table-cell>
          <table:table-cell office:value-type="float" office:value="0.63">
            <text:p>0,63</text:p>
          </table:table-cell>
          <table:table-cell office:value-type="float" office:value="24.939">
            <text:p>24,939</text:p>
          </table:table-cell>
          <table:table-cell table:number-columns-repeated="2" office:value-type="float" office:value="24.956">
            <text:p>24,956</text:p>
          </table:table-cell>
          <table:table-cell office:value-type="float" office:value="25.001">
            <text:p>25,001</text:p>
          </table:table-cell>
          <table:table-cell office:value-type="float" office:value="24.945">
            <text:p>24,945</text:p>
          </table:table-cell>
          <table:table-cell office:value-type="float" office:value="24.934">
            <text:p>24,934</text:p>
          </table:table-cell>
          <table:table-cell office:value-type="float" office:value="25.088">
            <text:p>25,088</text:p>
          </table:table-cell>
          <table:table-cell office:value-type="float" office:value="25.014">
            <text:p>25,014</text:p>
          </table:table-cell>
          <table:table-cell office:value-type="float" office:value="24.992">
            <text:p>24,992</text:p>
          </table:table-cell>
          <table:table-cell office:value-type="float" office:value="25.02">
            <text:p>25,02</text:p>
          </table:table-cell>
          <table:table-cell office:value-type="float" office:value="0.632">
            <text:p>0,632</text:p>
          </table:table-cell>
          <table:table-cell office:value-type="float" office:value="0.637">
            <text:p>0,637</text:p>
          </table:table-cell>
          <table:table-cell office:value-type="float" office:value="0.635">
            <text:p>0,635</text:p>
          </table:table-cell>
          <table:table-cell office:value-type="float" office:value="0.63">
            <text:p>0,63</text:p>
          </table:table-cell>
          <table:table-cell office:value-type="float" office:value="0.632">
            <text:p>0,632</text:p>
          </table:table-cell>
          <table:table-cell office:value-type="float" office:value="0.633">
            <text:p>0,633</text:p>
          </table:table-cell>
          <table:table-cell office:value-type="float" office:value="0.636">
            <text:p>0,636</text:p>
          </table:table-cell>
          <table:table-cell office:value-type="float" office:value="0.627">
            <text:p>0,627</text:p>
          </table:table-cell>
          <table:table-cell table:number-columns-repeated="2" office:value-type="float" office:value="0.631">
            <text:p>0,631</text:p>
          </table:table-cell>
          <table:table-cell office:value-type="float" office:value="0.632">
            <text:p>0,632</text:p>
          </table:table-cell>
          <table:table-cell office:value-type="float" office:value="0.636">
            <text:p>0,636</text:p>
          </table:table-cell>
          <table:table-cell office:value-type="float" office:value="0.635">
            <text:p>0,635</text:p>
          </table:table-cell>
          <table:table-cell office:value-type="float" office:value="0.632">
            <text:p>0,632</text:p>
          </table:table-cell>
          <table:table-cell office:value-type="float" office:value="0.631">
            <text:p>0,631</text:p>
          </table:table-cell>
          <table:table-cell office:value-type="float" office:value="0.634">
            <text:p>0,634</text:p>
          </table:table-cell>
          <table:table-cell office:value-type="float" office:value="0.636">
            <text:p>0,636</text:p>
          </table:table-cell>
          <table:table-cell office:value-type="float" office:value="0.628">
            <text:p>0,628</text:p>
          </table:table-cell>
          <table:table-cell office:value-type="float" office:value="0.63">
            <text:p>0,63</text:p>
          </table:table-cell>
          <table:table-cell office:value-type="float" office:value="0.631">
            <text:p>0,63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number-columns-repeated="9" office:value-type="float" office:value="0.002">
            <text:p>0,002</text:p>
          </table:table-cell>
          <table:table-cell office:value-type="float" office:value="0.003">
            <text:p>0,003</text:p>
          </table:table-cell>
          <table:table-cell office:value-type="float" office:value="0.642">
            <text:p>0,642</text:p>
          </table:table-cell>
          <table:table-cell office:value-type="float" office:value="0.647">
            <text:p>0,647</text:p>
          </table:table-cell>
          <table:table-cell office:value-type="float" office:value="0.649">
            <text:p>0,649</text:p>
          </table:table-cell>
          <table:table-cell table:number-columns-repeated="2" office:value-type="float" office:value="0.643">
            <text:p>0,643</text:p>
          </table:table-cell>
          <table:table-cell office:value-type="float" office:value="0.646">
            <text:p>0,646</text:p>
          </table:table-cell>
          <table:table-cell office:value-type="float" office:value="0.648">
            <text:p>0,648</text:p>
          </table:table-cell>
          <table:table-cell office:value-type="float" office:value="0.64">
            <text:p>0,64</text:p>
          </table:table-cell>
          <table:table-cell table:number-columns-repeated="2" office:value-type="float" office:value="0.642">
            <text:p>0,642</text:p>
          </table:table-cell>
          <table:table-cell office:value-type="float" office:value="25.492">
            <text:p>25,492</text:p>
          </table:table-cell>
          <table:table-cell office:value-type="float" office:value="25.468">
            <text:p>25,468</text:p>
          </table:table-cell>
          <table:table-cell office:value-type="float" office:value="25.467">
            <text:p>25,467</text:p>
          </table:table-cell>
          <table:table-cell office:value-type="float" office:value="25.568">
            <text:p>25,568</text:p>
          </table:table-cell>
          <table:table-cell office:value-type="float" office:value="25.449">
            <text:p>25,449</text:p>
          </table:table-cell>
          <table:table-cell office:value-type="float" office:value="25.448">
            <text:p>25,448</text:p>
          </table:table-cell>
          <table:table-cell office:value-type="float" office:value="25.533">
            <text:p>25,533</text:p>
          </table:table-cell>
          <table:table-cell office:value-type="float" office:value="25.498">
            <text:p>25,498</text:p>
          </table:table-cell>
          <table:table-cell office:value-type="float" office:value="25.523">
            <text:p>25,523</text:p>
          </table:table-cell>
          <table:table-cell office:value-type="float" office:value="25.505">
            <text:p>25,505</text:p>
          </table:table-cell>
          <table:table-cell office:value-type="float" office:value="0.639">
            <text:p>0,639</text:p>
          </table:table-cell>
          <table:table-cell office:value-type="float" office:value="0.651">
            <text:p>0,651</text:p>
          </table:table-cell>
          <table:table-cell office:value-type="float" office:value="0.648">
            <text:p>0,648</text:p>
          </table:table-cell>
          <table:table-cell office:value-type="float" office:value="0.644">
            <text:p>0,644</text:p>
          </table:table-cell>
          <table:table-cell office:value-type="float" office:value="0.642">
            <text:p>0,642</text:p>
          </table:table-cell>
          <table:table-cell office:value-type="float" office:value="0.648">
            <text:p>0,648</text:p>
          </table:table-cell>
          <table:table-cell office:value-type="float" office:value="0.649">
            <text:p>0,649</text:p>
          </table:table-cell>
          <table:table-cell table:number-columns-repeated="2" office:value-type="float" office:value="0.642">
            <text:p>0,642</text:p>
          </table:table-cell>
          <table:table-cell office:value-type="float" office:value="0.644">
            <text:p>0,644</text:p>
          </table:table-cell>
          <table:table-cell office:value-type="float" office:value="0.641">
            <text:p>0,641</text:p>
          </table:table-cell>
          <table:table-cell office:value-type="float" office:value="0.649">
            <text:p>0,649</text:p>
          </table:table-cell>
          <table:table-cell office:value-type="float" office:value="0.65">
            <text:p>0,65</text:p>
          </table:table-cell>
          <table:table-cell office:value-type="float" office:value="0.644">
            <text:p>0,644</text:p>
          </table:table-cell>
          <table:table-cell office:value-type="float" office:value="0.645">
            <text:p>0,645</text:p>
          </table:table-cell>
          <table:table-cell table:number-columns-repeated="2" office:value-type="float" office:value="0.648">
            <text:p>0,648</text:p>
          </table:table-cell>
          <table:table-cell office:value-type="float" office:value="0.641">
            <text:p>0,641</text:p>
          </table:table-cell>
          <table:table-cell office:value-type="float" office:value="0.643">
            <text:p>0,643</text:p>
          </table:table-cell>
          <table:table-cell office:value-type="float" office:value="0.642">
            <text:p>0,642</text:p>
          </table:table-cell>
        </table:table-row>
      </table:table>
      <table:table table:name="Hoja2" table:style-name="ta1">
        <table:table-column table:style-name="co5" table:number-columns-repeated="11" table:default-cell-style-name="Default"/>
        <table:table-row table:style-name="ro1">
          <table:table-cell/>
          <table:table-cell table:style-name="ce1" office:value-type="string" table:number-columns-spanned="2" table:number-rows-spanned="1">
            <text:p>Carter</text:p>
          </table:table-cell>
          <table:covered-table-cell/>
          <table:table-cell table:style-name="ce1" office:value-type="string" table:number-columns-spanned="2" table:number-rows-spanned="1">
            <text:p>KalkerL</text:p>
          </table:table-cell>
          <table:covered-table-cell/>
          <table:table-cell table:style-name="ce1" office:value-type="string" table:number-columns-spanned="2" table:number-rows-spanned="1">
            <text:p>KalkerS</text:p>
          </table:table-cell>
          <table:covered-table-cell/>
          <table:table-cell table:style-name="ce1" office:value-type="string" table:number-columns-spanned="2" table:number-rows-spanned="1">
            <text:p>Shen</text:p>
          </table:table-cell>
          <table:covered-table-cell/>
          <table:table-cell table:style-name="ce1" office:value-type="string" table:number-columns-spanned="2" table:number-rows-spanned="1">
            <text:p>Polanch</text:p>
          </table:table-cell>
          <table:covered-table-cell/>
        </table:table-row>
        <table:table-row table:style-name="ro1">
          <table:table-cell/>
          <table:table-cell office:value-type="string">
            <text:p>Media</text:p>
          </table:table-cell>
          <table:table-cell office:value-type="string">
            <text:p>Dispercion</text:p>
          </table:table-cell>
          <table:table-cell office:value-type="string">
            <text:p>Media</text:p>
          </table:table-cell>
          <table:table-cell office:value-type="string">
            <text:p>Dispercion</text:p>
          </table:table-cell>
          <table:table-cell office:value-type="string">
            <text:p>Media</text:p>
          </table:table-cell>
          <table:table-cell office:value-type="string">
            <text:p>Dispercion</text:p>
          </table:table-cell>
          <table:table-cell office:value-type="string">
            <text:p>Media</text:p>
          </table:table-cell>
          <table:table-cell office:value-type="string">
            <text:p>Dispercion</text:p>
          </table:table-cell>
          <table:table-cell office:value-type="string">
            <text:p>Media</text:p>
          </table:table-cell>
          <table:table-cell office:value-type="string">
            <text:p>Disperc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AVERAGE([Hoja1.B1:.K1])" office:value-type="float" office:value="0.0001">
            <text:p>0,0001</text:p>
          </table:table-cell>
          <table:table-cell table:formula="of:=STDEV([Hoja1.B1:.K1])" office:value-type="float" office:value="0.000316227766016838">
            <text:p>0,0003162278</text:p>
          </table:table-cell>
          <table:table-cell table:formula="of:=AVERAGE([Hoja1.L1:.U1])" office:value-type="float" office:value="0.014">
            <text:p>0,014</text:p>
          </table:table-cell>
          <table:table-cell table:formula="of:=STDEV([Hoja1.L1:.U1])" office:value-type="float" office:value="0.00316227766016838">
            <text:p>0,0031622777</text:p>
          </table:table-cell>
          <table:table-cell table:formula="of:=AVERAGE([Hoja1.V1:.AE1])" office:value-type="float" office:value="0.5132">
            <text:p>0,5132</text:p>
          </table:table-cell>
          <table:table-cell table:formula="of:=STDEV([Hoja1.V1:.AE1])" office:value-type="float" office:value="0.00597773647238931">
            <text:p>0,0059777365</text:p>
          </table:table-cell>
          <table:table-cell table:formula="of:=AVERAGE([Hoja1.AF1:.AO1])" office:value-type="float" office:value="0.013">
            <text:p>0,013</text:p>
          </table:table-cell>
          <table:table-cell table:formula="of:=STDEV([Hoja1.AF1:.AO1])" office:value-type="float" office:value="0">
            <text:p>0</text:p>
          </table:table-cell>
          <table:table-cell table:formula="of:=AVERAGE([Hoja1.AP1:.AY1])" office:value-type="float" office:value="0.013">
            <text:p>0,013</text:p>
          </table:table-cell>
          <table:table-cell table:formula="of:=STDEV([Hoja1.AP1:.AY1])"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AVERAGE([Hoja1.B2:.K2])" office:value-type="float" office:value="0">
            <text:p>0</text:p>
          </table:table-cell>
          <table:table-cell table:formula="of:=STDEV([Hoja1.B2:.K2])" office:value-type="float" office:value="0">
            <text:p>0</text:p>
          </table:table-cell>
          <table:table-cell table:formula="of:=AVERAGE([Hoja1.L2:.U2])" office:value-type="float" office:value="0.0259">
            <text:p>0,0259</text:p>
          </table:table-cell>
          <table:table-cell table:formula="of:=STDEV([Hoja1.L2:.U2])" office:value-type="float" office:value="0.000316227766016838">
            <text:p>0,0003162278</text:p>
          </table:table-cell>
          <table:table-cell table:formula="of:=AVERAGE([Hoja1.V2:.AE2])" office:value-type="float" office:value="1.0269">
            <text:p>1,0269</text:p>
          </table:table-cell>
          <table:table-cell table:formula="of:=STDEV([Hoja1.V2:.AE2])" office:value-type="float" office:value="0.0166963069768937">
            <text:p>0,016696307</text:p>
          </table:table-cell>
          <table:table-cell table:formula="of:=AVERAGE([Hoja1.AF2:.AO2])" office:value-type="float" office:value="0.026">
            <text:p>0,026</text:p>
          </table:table-cell>
          <table:table-cell table:formula="of:=STDEV([Hoja1.AF2:.AO2])" office:value-type="float" office:value="0">
            <text:p>0</text:p>
          </table:table-cell>
          <table:table-cell table:formula="of:=AVERAGE([Hoja1.AP2:.AY2])" office:value-type="float" office:value="0.026">
            <text:p>0,026</text:p>
          </table:table-cell>
          <table:table-cell table:formula="of:=STDEV([Hoja1.AP2:.AY2])"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AVERAGE([Hoja1.B3:.K3])" office:value-type="float" office:value="0.0001">
            <text:p>0,0001</text:p>
          </table:table-cell>
          <table:table-cell table:formula="of:=STDEV([Hoja1.B3:.K3])" office:value-type="float" office:value="0.000316227766016838">
            <text:p>0,0003162278</text:p>
          </table:table-cell>
          <table:table-cell table:formula="of:=AVERAGE([Hoja1.L3:.U3])" office:value-type="float" office:value="0.0389">
            <text:p>0,0389</text:p>
          </table:table-cell>
          <table:table-cell table:formula="of:=STDEV([Hoja1.L3:.U3])" office:value-type="float" office:value="0.000316227766016838">
            <text:p>0,0003162278</text:p>
          </table:table-cell>
          <table:table-cell table:formula="of:=AVERAGE([Hoja1.V3:.AE3])" office:value-type="float" office:value="1.5337">
            <text:p>1,5337</text:p>
          </table:table-cell>
          <table:table-cell table:formula="of:=STDEV([Hoja1.V3:.AE3])" office:value-type="float" office:value="0.00876926450735753">
            <text:p>0,0087692645</text:p>
          </table:table-cell>
          <table:table-cell table:formula="of:=AVERAGE([Hoja1.AF3:.AO3])" office:value-type="float" office:value="0.039">
            <text:p>0,039</text:p>
          </table:table-cell>
          <table:table-cell table:formula="of:=STDEV([Hoja1.AF3:.AO3])" office:value-type="float" office:value="0.000471404520791032">
            <text:p>0,0004714045</text:p>
          </table:table-cell>
          <table:table-cell table:formula="of:=AVERAGE([Hoja1.AP3:.AY3])" office:value-type="float" office:value="0.0389">
            <text:p>0,0389</text:p>
          </table:table-cell>
          <table:table-cell table:formula="of:=STDEV([Hoja1.AP3:.AY3])" office:value-type="float" office:value="0.000567646212197547">
            <text:p>0,0005676462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AVERAGE([Hoja1.B4:.K4])" office:value-type="float" office:value="0.0003">
            <text:p>0,0003</text:p>
          </table:table-cell>
          <table:table-cell table:formula="of:=STDEV([Hoja1.B4:.K4])" office:value-type="float" office:value="0.000483045891539648">
            <text:p>0,0004830459</text:p>
          </table:table-cell>
          <table:table-cell table:formula="of:=AVERAGE([Hoja1.L4:.U4])" office:value-type="float" office:value="0.0517">
            <text:p>0,0517</text:p>
          </table:table-cell>
          <table:table-cell table:formula="of:=STDEV([Hoja1.L4:.U4])" office:value-type="float" office:value="0.000483045891539648">
            <text:p>0,0004830459</text:p>
          </table:table-cell>
          <table:table-cell table:formula="of:=AVERAGE([Hoja1.V4:.AE4])" office:value-type="float" office:value="2.0435">
            <text:p>2,0435</text:p>
          </table:table-cell>
          <table:table-cell table:formula="of:=STDEV([Hoja1.V4:.AE4])" office:value-type="float" office:value="0.0081000685868152">
            <text:p>0,0081000686</text:p>
          </table:table-cell>
          <table:table-cell table:formula="of:=AVERAGE([Hoja1.AF4:.AO4])" office:value-type="float" office:value="0.052">
            <text:p>0,052</text:p>
          </table:table-cell>
          <table:table-cell table:formula="of:=STDEV([Hoja1.AF4:.AO4])" office:value-type="float" office:value="0.00047140452079103">
            <text:p>0,0004714045</text:p>
          </table:table-cell>
          <table:table-cell table:formula="of:=AVERAGE([Hoja1.AP4:.AY4])" office:value-type="float" office:value="0.0517">
            <text:p>0,0517</text:p>
          </table:table-cell>
          <table:table-cell table:formula="of:=STDEV([Hoja1.AP4:.AY4])" office:value-type="float" office:value="0.000483045891539648">
            <text:p>0,000483045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AVERAGE([Hoja1.B5:.K5])" office:value-type="float" office:value="0.0002">
            <text:p>0,0002</text:p>
          </table:table-cell>
          <table:table-cell table:formula="of:=STDEV([Hoja1.B5:.K5])" office:value-type="float" office:value="0.000421637021355784">
            <text:p>0,000421637</text:p>
          </table:table-cell>
          <table:table-cell table:formula="of:=AVERAGE([Hoja1.L5:.U5])" office:value-type="float" office:value="0.0646">
            <text:p>0,0646</text:p>
          </table:table-cell>
          <table:table-cell table:formula="of:=STDEV([Hoja1.L5:.U5])" office:value-type="float" office:value="0.000699205898780102">
            <text:p>0,0006992059</text:p>
          </table:table-cell>
          <table:table-cell table:formula="of:=AVERAGE([Hoja1.V5:.AE5])" office:value-type="float" office:value="2.5554">
            <text:p>2,5554</text:p>
          </table:table-cell>
          <table:table-cell table:formula="of:=STDEV([Hoja1.V5:.AE5])" office:value-type="float" office:value="0.0087838235157337">
            <text:p>0,0087838235</text:p>
          </table:table-cell>
          <table:table-cell table:formula="of:=AVERAGE([Hoja1.AF5:.AO5])" office:value-type="float" office:value="0.0647">
            <text:p>0,0647</text:p>
          </table:table-cell>
          <table:table-cell table:formula="of:=STDEV([Hoja1.AF5:.AO5])" office:value-type="float" office:value="0.000674948557710554">
            <text:p>0,0006749486</text:p>
          </table:table-cell>
          <table:table-cell table:formula="of:=AVERAGE([Hoja1.AP5:.AY5])" office:value-type="float" office:value="0.0649">
            <text:p>0,0649</text:p>
          </table:table-cell>
          <table:table-cell table:formula="of:=STDEV([Hoja1.AP5:.AY5])" office:value-type="float" office:value="0.000567646212197547">
            <text:p>0,000567646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AVERAGE([Hoja1.B6:.K6])" office:value-type="float" office:value="0.0003">
            <text:p>0,0003</text:p>
          </table:table-cell>
          <table:table-cell table:formula="of:=STDEV([Hoja1.B6:.K6])" office:value-type="float" office:value="0.000483045891539648">
            <text:p>0,0004830459</text:p>
          </table:table-cell>
          <table:table-cell table:formula="of:=AVERAGE([Hoja1.L6:.U6])" office:value-type="float" office:value="0.0775">
            <text:p>0,0775</text:p>
          </table:table-cell>
          <table:table-cell table:formula="of:=STDEV([Hoja1.L6:.U6])" office:value-type="float" office:value="0.000707106781186548">
            <text:p>0,0007071068</text:p>
          </table:table-cell>
          <table:table-cell table:formula="of:=AVERAGE([Hoja1.V6:.AE6])" office:value-type="float" office:value="3.0677">
            <text:p>3,0677</text:p>
          </table:table-cell>
          <table:table-cell table:formula="of:=STDEV([Hoja1.V6:.AE6])" office:value-type="float" office:value="0.0138888444443733">
            <text:p>0,0138888444</text:p>
          </table:table-cell>
          <table:table-cell table:formula="of:=AVERAGE([Hoja1.AF6:.AO6])" office:value-type="float" office:value="0.0776">
            <text:p>0,0776</text:p>
          </table:table-cell>
          <table:table-cell table:formula="of:=STDEV([Hoja1.AF6:.AO6])" office:value-type="float" office:value="0.000699205898780102">
            <text:p>0,0006992059</text:p>
          </table:table-cell>
          <table:table-cell table:formula="of:=AVERAGE([Hoja1.AP6:.AY6])" office:value-type="float" office:value="0.0778">
            <text:p>0,0778</text:p>
          </table:table-cell>
          <table:table-cell table:formula="of:=STDEV([Hoja1.AP6:.AY6])" office:value-type="float" office:value="0.000632455532033676">
            <text:p>0,0006324555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AVERAGE([Hoja1.B7:.K7])" office:value-type="float" office:value="0.0002">
            <text:p>0,0002</text:p>
          </table:table-cell>
          <table:table-cell table:formula="of:=STDEV([Hoja1.B7:.K7])" office:value-type="float" office:value="0.000421637021355784">
            <text:p>0,000421637</text:p>
          </table:table-cell>
          <table:table-cell table:formula="of:=AVERAGE([Hoja1.L7:.U7])" office:value-type="float" office:value="0.0905">
            <text:p>0,0905</text:p>
          </table:table-cell>
          <table:table-cell table:formula="of:=STDEV([Hoja1.L7:.U7])" office:value-type="float" office:value="0.00052704627669473">
            <text:p>0,0005270463</text:p>
          </table:table-cell>
          <table:table-cell table:formula="of:=AVERAGE([Hoja1.V7:.AE7])" office:value-type="float" office:value="3.5836">
            <text:p>3,5836</text:p>
          </table:table-cell>
          <table:table-cell table:formula="of:=STDEV([Hoja1.V7:.AE7])" office:value-type="float" office:value="0.0249140745585925">
            <text:p>0,0249140746</text:p>
          </table:table-cell>
          <table:table-cell table:formula="of:=AVERAGE([Hoja1.AF7:.AO7])" office:value-type="float" office:value="0.0905">
            <text:p>0,0905</text:p>
          </table:table-cell>
          <table:table-cell table:formula="of:=STDEV([Hoja1.AF7:.AO7])" office:value-type="float" office:value="0.000849836585598798">
            <text:p>0,0008498366</text:p>
          </table:table-cell>
          <table:table-cell table:formula="of:=AVERAGE([Hoja1.AP7:.AY7])" office:value-type="float" office:value="0.0908">
            <text:p>0,0908</text:p>
          </table:table-cell>
          <table:table-cell table:formula="of:=STDEV([Hoja1.AP7:.AY7])" office:value-type="float" office:value="0.000788810637746616">
            <text:p>0,0007888106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AVERAGE([Hoja1.B8:.K8])" office:value-type="float" office:value="0.0003">
            <text:p>0,0003</text:p>
          </table:table-cell>
          <table:table-cell table:formula="of:=STDEV([Hoja1.B8:.K8])" office:value-type="float" office:value="0.000483045891539648">
            <text:p>0,0004830459</text:p>
          </table:table-cell>
          <table:table-cell table:formula="of:=AVERAGE([Hoja1.L8:.U8])" office:value-type="float" office:value="0.1031">
            <text:p>0,1031</text:p>
          </table:table-cell>
          <table:table-cell table:formula="of:=STDEV([Hoja1.L8:.U8])" office:value-type="float" office:value="0.000737864787372622">
            <text:p>0,0007378648</text:p>
          </table:table-cell>
          <table:table-cell table:formula="of:=AVERAGE([Hoja1.V8:.AE8])" office:value-type="float" office:value="4.0837">
            <text:p>4,0837</text:p>
          </table:table-cell>
          <table:table-cell table:formula="of:=STDEV([Hoja1.V8:.AE8])" office:value-type="float" office:value="0.00743938468184316">
            <text:p>0,0074393847</text:p>
          </table:table-cell>
          <table:table-cell table:formula="of:=AVERAGE([Hoja1.AF8:.AO8])" office:value-type="float" office:value="0.1034">
            <text:p>0,1034</text:p>
          </table:table-cell>
          <table:table-cell table:formula="of:=STDEV([Hoja1.AF8:.AO8])" office:value-type="float" office:value="0.000843274042711569">
            <text:p>0,000843274</text:p>
          </table:table-cell>
          <table:table-cell table:formula="of:=AVERAGE([Hoja1.AP8:.AY8])" office:value-type="float" office:value="0.1038">
            <text:p>0,1038</text:p>
          </table:table-cell>
          <table:table-cell table:formula="of:=STDEV([Hoja1.AP8:.AY8])" office:value-type="float" office:value="0.000788810637746611">
            <text:p>0,0007888106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AVERAGE([Hoja1.B9:.K9])" office:value-type="float" office:value="0.0006">
            <text:p>0,0006</text:p>
          </table:table-cell>
          <table:table-cell table:formula="of:=STDEV([Hoja1.B9:.K9])" office:value-type="float" office:value="0.000516397779494322">
            <text:p>0,0005163978</text:p>
          </table:table-cell>
          <table:table-cell table:formula="of:=AVERAGE([Hoja1.L9:.U9])" office:value-type="float" office:value="0.1164">
            <text:p>0,1164</text:p>
          </table:table-cell>
          <table:table-cell table:formula="of:=STDEV([Hoja1.L9:.U9])" office:value-type="float" office:value="0.000843274042711569">
            <text:p>0,000843274</text:p>
          </table:table-cell>
          <table:table-cell table:formula="of:=AVERAGE([Hoja1.V9:.AE9])" office:value-type="float" office:value="4.6016">
            <text:p>4,6016</text:p>
          </table:table-cell>
          <table:table-cell table:formula="of:=STDEV([Hoja1.V9:.AE9])" office:value-type="float" office:value="0.0149011558090119">
            <text:p>0,0149011558</text:p>
          </table:table-cell>
          <table:table-cell table:formula="of:=AVERAGE([Hoja1.AF9:.AO9])" office:value-type="float" office:value="0.1165">
            <text:p>0,1165</text:p>
          </table:table-cell>
          <table:table-cell table:formula="of:=STDEV([Hoja1.AF9:.AO9])" office:value-type="float" office:value="0.000849836585598798">
            <text:p>0,0008498366</text:p>
          </table:table-cell>
          <table:table-cell table:formula="of:=AVERAGE([Hoja1.AP9:.AY9])" office:value-type="float" office:value="0.1167">
            <text:p>0,1167</text:p>
          </table:table-cell>
          <table:table-cell table:formula="of:=STDEV([Hoja1.AP9:.AY9])" office:value-type="float" office:value="0.000948683298050515">
            <text:p>0,00094868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AVERAGE([Hoja1.B10:.K10])" office:value-type="float" office:value="0.0005">
            <text:p>0,0005</text:p>
          </table:table-cell>
          <table:table-cell table:formula="of:=STDEV([Hoja1.B10:.K10])" office:value-type="float" office:value="0.00052704627669473">
            <text:p>0,0005270463</text:p>
          </table:table-cell>
          <table:table-cell table:formula="of:=AVERAGE([Hoja1.L10:.U10])" office:value-type="float" office:value="0.1292">
            <text:p>0,1292</text:p>
          </table:table-cell>
          <table:table-cell table:formula="of:=STDEV([Hoja1.L10:.U10])" office:value-type="float" office:value="0.00122927259430572">
            <text:p>0,0012292726</text:p>
          </table:table-cell>
          <table:table-cell table:formula="of:=AVERAGE([Hoja1.V10:.AE10])" office:value-type="float" office:value="5.1048">
            <text:p>5,1048</text:p>
          </table:table-cell>
          <table:table-cell table:formula="of:=STDEV([Hoja1.V10:.AE10])" office:value-type="float" office:value="0.0107785795807137">
            <text:p>0,0107785796</text:p>
          </table:table-cell>
          <table:table-cell table:formula="of:=AVERAGE([Hoja1.AF10:.AO10])" office:value-type="float" office:value="0.129">
            <text:p>0,129</text:p>
          </table:table-cell>
          <table:table-cell table:formula="of:=STDEV([Hoja1.AF10:.AO10])" office:value-type="float" office:value="0.00115470053837925">
            <text:p>0,0011547005</text:p>
          </table:table-cell>
          <table:table-cell table:formula="of:=AVERAGE([Hoja1.AP10:.AY10])" office:value-type="float" office:value="0.1296">
            <text:p>0,1296</text:p>
          </table:table-cell>
          <table:table-cell table:formula="of:=STDEV([Hoja1.AP10:.AY10])" office:value-type="float" office:value="0.000966091783079297">
            <text:p>0,000966091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AVERAGE([Hoja1.B11:.K11])" office:value-type="float" office:value="0.0004">
            <text:p>0,0004</text:p>
          </table:table-cell>
          <table:table-cell table:formula="of:=STDEV([Hoja1.B11:.K11])" office:value-type="float" office:value="0.000516397779494322">
            <text:p>0,0005163978</text:p>
          </table:table-cell>
          <table:table-cell table:formula="of:=AVERAGE([Hoja1.L11:.U11])" office:value-type="float" office:value="0.1419">
            <text:p>0,1419</text:p>
          </table:table-cell>
          <table:table-cell table:formula="of:=STDEV([Hoja1.L11:.U11])" office:value-type="float" office:value="0.000875595035770914">
            <text:p>0,000875595</text:p>
          </table:table-cell>
          <table:table-cell table:formula="of:=AVERAGE([Hoja1.V11:.AE11])" office:value-type="float" office:value="5.5157">
            <text:p>5,5157</text:p>
          </table:table-cell>
          <table:table-cell table:formula="of:=STDEV([Hoja1.V11:.AE11])" office:value-type="float" office:value="0.317762332569485">
            <text:p>0,3177623326</text:p>
          </table:table-cell>
          <table:table-cell table:formula="of:=AVERAGE([Hoja1.AF11:.AO11])" office:value-type="float" office:value="0.2423">
            <text:p>0,2423</text:p>
          </table:table-cell>
          <table:table-cell table:formula="of:=STDEV([Hoja1.AF11:.AO11])" office:value-type="float" office:value="0.316475398376837">
            <text:p>0,3164753984</text:p>
          </table:table-cell>
          <table:table-cell table:formula="of:=AVERAGE([Hoja1.AP11:.AY11])" office:value-type="float" office:value="0.1421">
            <text:p>0,1421</text:p>
          </table:table-cell>
          <table:table-cell table:formula="of:=STDEV([Hoja1.AP11:.AY11])" office:value-type="float" office:value="0.00144913767461895">
            <text:p>0,0014491377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AVERAGE([Hoja1.B12:.K12])" office:value-type="float" office:value="0.0004">
            <text:p>0,0004</text:p>
          </table:table-cell>
          <table:table-cell table:formula="of:=STDEV([Hoja1.B12:.K12])" office:value-type="float" office:value="0.000516397779494322">
            <text:p>0,0005163978</text:p>
          </table:table-cell>
          <table:table-cell table:formula="of:=AVERAGE([Hoja1.L12:.U12])" office:value-type="float" office:value="0.1547">
            <text:p>0,1547</text:p>
          </table:table-cell>
          <table:table-cell table:formula="of:=STDEV([Hoja1.L12:.U12])" office:value-type="float" office:value="0.000948683298050515">
            <text:p>0,0009486833</text:p>
          </table:table-cell>
          <table:table-cell table:formula="of:=AVERAGE([Hoja1.V12:.AE12])" office:value-type="float" office:value="6.1271">
            <text:p>6,1271</text:p>
          </table:table-cell>
          <table:table-cell table:formula="of:=STDEV([Hoja1.V12:.AE12])" office:value-type="float" office:value="0.00908539731901944">
            <text:p>0,0090853973</text:p>
          </table:table-cell>
          <table:table-cell table:formula="of:=AVERAGE([Hoja1.AF12:.AO12])" office:value-type="float" office:value="0.2549">
            <text:p>0,2549</text:p>
          </table:table-cell>
          <table:table-cell table:formula="of:=STDEV([Hoja1.AF12:.AO12])" office:value-type="float" office:value="0.31626516652258">
            <text:p>0,3162651665</text:p>
          </table:table-cell>
          <table:table-cell table:formula="of:=AVERAGE([Hoja1.AP12:.AY12])" office:value-type="float" office:value="0.1552">
            <text:p>0,1552</text:p>
          </table:table-cell>
          <table:table-cell table:formula="of:=STDEV([Hoja1.AP12:.AY12])" office:value-type="float" office:value="0.00122927259430572">
            <text:p>0,001229272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AVERAGE([Hoja1.B13:.K13])" office:value-type="float" office:value="0.0005">
            <text:p>0,0005</text:p>
          </table:table-cell>
          <table:table-cell table:formula="of:=STDEV([Hoja1.B13:.K13])" office:value-type="float" office:value="0.00052704627669473">
            <text:p>0,0005270463</text:p>
          </table:table-cell>
          <table:table-cell table:formula="of:=AVERAGE([Hoja1.L13:.U13])" office:value-type="float" office:value="0.1673">
            <text:p>0,1673</text:p>
          </table:table-cell>
          <table:table-cell table:formula="of:=STDEV([Hoja1.L13:.U13])" office:value-type="float" office:value="0.00133749350984926">
            <text:p>0,0013374935</text:p>
          </table:table-cell>
          <table:table-cell table:formula="of:=AVERAGE([Hoja1.V13:.AE13])" office:value-type="float" office:value="6.6349">
            <text:p>6,6349</text:p>
          </table:table-cell>
          <table:table-cell table:formula="of:=STDEV([Hoja1.V13:.AE13])" office:value-type="float" office:value="0.0164347193465541">
            <text:p>0,0164347193</text:p>
          </table:table-cell>
          <table:table-cell table:formula="of:=AVERAGE([Hoja1.AF13:.AO13])" office:value-type="float" office:value="0.1681">
            <text:p>0,1681</text:p>
          </table:table-cell>
          <table:table-cell table:formula="of:=STDEV([Hoja1.AF13:.AO13])" office:value-type="float" office:value="0.00144913767461895">
            <text:p>0,0014491377</text:p>
          </table:table-cell>
          <table:table-cell table:formula="of:=AVERAGE([Hoja1.AP13:.AY13])" office:value-type="float" office:value="0.1683">
            <text:p>0,1683</text:p>
          </table:table-cell>
          <table:table-cell table:formula="of:=STDEV([Hoja1.AP13:.AY13])" office:value-type="float" office:value="0.00149443411809733">
            <text:p>0,0014944341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AVERAGE([Hoja1.B14:.K14])" office:value-type="float" office:value="0.0003">
            <text:p>0,0003</text:p>
          </table:table-cell>
          <table:table-cell table:formula="of:=STDEV([Hoja1.B14:.K14])" office:value-type="float" office:value="0.000483045891539648">
            <text:p>0,0004830459</text:p>
          </table:table-cell>
          <table:table-cell table:formula="of:=AVERAGE([Hoja1.L14:.U14])" office:value-type="float" office:value="0.0803">
            <text:p>0,0803</text:p>
          </table:table-cell>
          <table:table-cell table:formula="of:=STDEV([Hoja1.L14:.U14])" office:value-type="float" office:value="0.315632715527258">
            <text:p>0,3156327155</text:p>
          </table:table-cell>
          <table:table-cell table:formula="of:=AVERAGE([Hoja1.V14:.AE14])" office:value-type="float" office:value="7.2607">
            <text:p>7,2607</text:p>
          </table:table-cell>
          <table:table-cell table:formula="of:=STDEV([Hoja1.V14:.AE14])" office:value-type="float" office:value="0.310137980045441">
            <text:p>0,31013798</text:p>
          </table:table-cell>
          <table:table-cell table:formula="of:=AVERAGE([Hoja1.AF14:.AO14])" office:value-type="float" office:value="0.1807">
            <text:p>0,1807</text:p>
          </table:table-cell>
          <table:table-cell table:formula="of:=STDEV([Hoja1.AF14:.AO14])" office:value-type="float" office:value="0.00149443411809733">
            <text:p>0,0014944341</text:p>
          </table:table-cell>
          <table:table-cell table:formula="of:=AVERAGE([Hoja1.AP14:.AY14])" office:value-type="float" office:value="0.181">
            <text:p>0,181</text:p>
          </table:table-cell>
          <table:table-cell table:formula="of:=STDEV([Hoja1.AP14:.AY14])" office:value-type="float" office:value="0.0014142135623731">
            <text:p>0,0014142136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AVERAGE([Hoja1.B15:.K15])" office:value-type="float" office:value="0.0006">
            <text:p>0,0006</text:p>
          </table:table-cell>
          <table:table-cell table:formula="of:=STDEV([Hoja1.B15:.K15])" office:value-type="float" office:value="0.000516397779494322">
            <text:p>0,0005163978</text:p>
          </table:table-cell>
          <table:table-cell table:formula="of:=AVERAGE([Hoja1.L15:.U15])" office:value-type="float" office:value="0.193">
            <text:p>0,193</text:p>
          </table:table-cell>
          <table:table-cell table:formula="of:=STDEV([Hoja1.L15:.U15])" office:value-type="float" office:value="0.00156347191994114">
            <text:p>0,0015634719</text:p>
          </table:table-cell>
          <table:table-cell table:formula="of:=AVERAGE([Hoja1.V15:.AE15])" office:value-type="float" office:value="7.6569">
            <text:p>7,6569</text:p>
          </table:table-cell>
          <table:table-cell table:formula="of:=STDEV([Hoja1.V15:.AE15])" office:value-type="float" office:value="0.0192898937270271">
            <text:p>0,0192898937</text:p>
          </table:table-cell>
          <table:table-cell table:formula="of:=AVERAGE([Hoja1.AF15:.AO15])" office:value-type="float" office:value="0.1935">
            <text:p>0,1935</text:p>
          </table:table-cell>
          <table:table-cell table:formula="of:=STDEV([Hoja1.AF15:.AO15])" office:value-type="float" office:value="0.00171593835683117">
            <text:p>0,0017159384</text:p>
          </table:table-cell>
          <table:table-cell table:formula="of:=AVERAGE([Hoja1.AP15:.AY15])" office:value-type="float" office:value="0.194">
            <text:p>0,194</text:p>
          </table:table-cell>
          <table:table-cell table:formula="of:=STDEV([Hoja1.AP15:.AY15])" office:value-type="float" office:value="0.0016996731711976">
            <text:p>0,0016996732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AVERAGE([Hoja1.B16:.K16])" office:value-type="float" office:value="0.0008">
            <text:p>0,0008</text:p>
          </table:table-cell>
          <table:table-cell table:formula="of:=STDEV([Hoja1.B16:.K16])" office:value-type="float" office:value="0.000421637021355784">
            <text:p>0,000421637</text:p>
          </table:table-cell>
          <table:table-cell table:formula="of:=AVERAGE([Hoja1.L16:.U16])" office:value-type="float" office:value="0.206">
            <text:p>0,206</text:p>
          </table:table-cell>
          <table:table-cell table:formula="of:=STDEV([Hoja1.L16:.U16])" office:value-type="float" office:value="0.0019436506316151">
            <text:p>0,0019436506</text:p>
          </table:table-cell>
          <table:table-cell table:formula="of:=AVERAGE([Hoja1.V16:.AE16])" office:value-type="float" office:value="8.1726">
            <text:p>8,1726</text:p>
          </table:table-cell>
          <table:table-cell table:formula="of:=STDEV([Hoja1.V16:.AE16])" office:value-type="float" office:value="0.0325412558659516">
            <text:p>0,0325412559</text:p>
          </table:table-cell>
          <table:table-cell table:formula="of:=AVERAGE([Hoja1.AF16:.AO16])" office:value-type="float" office:value="0.2064">
            <text:p>0,2064</text:p>
          </table:table-cell>
          <table:table-cell table:formula="of:=STDEV([Hoja1.AF16:.AO16])" office:value-type="float" office:value="0.00177638834592989">
            <text:p>0,0017763883</text:p>
          </table:table-cell>
          <table:table-cell table:formula="of:=AVERAGE([Hoja1.AP16:.AY16])" office:value-type="float" office:value="0.2068">
            <text:p>0,2068</text:p>
          </table:table-cell>
          <table:table-cell table:formula="of:=STDEV([Hoja1.AP16:.AY16])" office:value-type="float" office:value="0.00147572957474525">
            <text:p>0,001475729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AVERAGE([Hoja1.B17:.K17])" office:value-type="float" office:value="0.0009">
            <text:p>0,0009</text:p>
          </table:table-cell>
          <table:table-cell table:formula="of:=STDEV([Hoja1.B17:.K17])" office:value-type="float" office:value="0.000316227766016838">
            <text:p>0,0003162278</text:p>
          </table:table-cell>
          <table:table-cell table:formula="of:=AVERAGE([Hoja1.L17:.U17])" office:value-type="float" office:value="0.2192">
            <text:p>0,2192</text:p>
          </table:table-cell>
          <table:table-cell table:formula="of:=STDEV([Hoja1.L17:.U17])" office:value-type="float" office:value="0.00168654808542314">
            <text:p>0,0016865481</text:p>
          </table:table-cell>
          <table:table-cell table:formula="of:=AVERAGE([Hoja1.V17:.AE17])" office:value-type="float" office:value="8.682">
            <text:p>8,682</text:p>
          </table:table-cell>
          <table:table-cell table:formula="of:=STDEV([Hoja1.V17:.AE17])" office:value-type="float" office:value="0.0385861230093009">
            <text:p>0,038586123</text:p>
          </table:table-cell>
          <table:table-cell table:formula="of:=AVERAGE([Hoja1.AF17:.AO17])" office:value-type="float" office:value="0.2194">
            <text:p>0,2194</text:p>
          </table:table-cell>
          <table:table-cell table:formula="of:=STDEV([Hoja1.AF17:.AO17])" office:value-type="float" office:value="0.00134989711542111">
            <text:p>0,0013498971</text:p>
          </table:table-cell>
          <table:table-cell table:formula="of:=AVERAGE([Hoja1.AP17:.AY17])" office:value-type="float" office:value="0.2198">
            <text:p>0,2198</text:p>
          </table:table-cell>
          <table:table-cell table:formula="of:=STDEV([Hoja1.AP17:.AY17])" office:value-type="float" office:value="0.00161932770686548">
            <text:p>0,0016193277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AVERAGE([Hoja1.B18:.K18])" office:value-type="float" office:value="0.0008">
            <text:p>0,0008</text:p>
          </table:table-cell>
          <table:table-cell table:formula="of:=STDEV([Hoja1.B18:.K18])" office:value-type="float" office:value="0.000421637021355784">
            <text:p>0,000421637</text:p>
          </table:table-cell>
          <table:table-cell table:formula="of:=AVERAGE([Hoja1.L18:.U18])" office:value-type="float" office:value="0.232">
            <text:p>0,232</text:p>
          </table:table-cell>
          <table:table-cell table:formula="of:=STDEV([Hoja1.L18:.U18])" office:value-type="float" office:value="0.00124721912892465">
            <text:p>0,0012472191</text:p>
          </table:table-cell>
          <table:table-cell table:formula="of:=AVERAGE([Hoja1.V18:.AE18])" office:value-type="float" office:value="9.185">
            <text:p>9,185</text:p>
          </table:table-cell>
          <table:table-cell table:formula="of:=STDEV([Hoja1.V18:.AE18])" office:value-type="float" office:value="0.0114987922071068">
            <text:p>0,0114987922</text:p>
          </table:table-cell>
          <table:table-cell table:formula="of:=AVERAGE([Hoja1.AF18:.AO18])" office:value-type="float" office:value="0.2323">
            <text:p>0,2323</text:p>
          </table:table-cell>
          <table:table-cell table:formula="of:=STDEV([Hoja1.AF18:.AO18])" office:value-type="float" office:value="0.0018287822299127">
            <text:p>0,0018287822</text:p>
          </table:table-cell>
          <table:table-cell table:formula="of:=AVERAGE([Hoja1.AP18:.AY18])" office:value-type="float" office:value="0.2326">
            <text:p>0,2326</text:p>
          </table:table-cell>
          <table:table-cell table:formula="of:=STDEV([Hoja1.AP18:.AY18])" office:value-type="float" office:value="0.00150554530541816">
            <text:p>0,0015055453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AVERAGE([Hoja1.B19:.K19])" office:value-type="float" office:value="0.001">
            <text:p>0,001</text:p>
          </table:table-cell>
          <table:table-cell table:formula="of:=STDEV([Hoja1.B19:.K19])" office:value-type="float" office:value="0">
            <text:p>0</text:p>
          </table:table-cell>
          <table:table-cell table:formula="of:=AVERAGE([Hoja1.L19:.U19])" office:value-type="float" office:value="0.2448">
            <text:p>0,2448</text:p>
          </table:table-cell>
          <table:table-cell table:formula="of:=STDEV([Hoja1.L19:.U19])" office:value-type="float" office:value="0.00147572957474524">
            <text:p>0,0014757296</text:p>
          </table:table-cell>
          <table:table-cell table:formula="of:=AVERAGE([Hoja1.V19:.AE19])" office:value-type="float" office:value="9.6909">
            <text:p>9,6909</text:p>
          </table:table-cell>
          <table:table-cell table:formula="of:=STDEV([Hoja1.V19:.AE19])" office:value-type="float" office:value="0.0116947281570232">
            <text:p>0,0116947282</text:p>
          </table:table-cell>
          <table:table-cell table:formula="of:=AVERAGE([Hoja1.AF19:.AO19])" office:value-type="float" office:value="0.245">
            <text:p>0,245</text:p>
          </table:table-cell>
          <table:table-cell table:formula="of:=STDEV([Hoja1.AF19:.AO19])" office:value-type="float" office:value="0.00210818510677892">
            <text:p>0,0021081851</text:p>
          </table:table-cell>
          <table:table-cell table:formula="of:=AVERAGE([Hoja1.AP19:.AY19])" office:value-type="float" office:value="0.2454">
            <text:p>0,2454</text:p>
          </table:table-cell>
          <table:table-cell table:formula="of:=STDEV([Hoja1.AP19:.AY19])" office:value-type="float" office:value="0.00222111083319436">
            <text:p>0,002221110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AVERAGE([Hoja1.B20:.K20])" office:value-type="float" office:value="0.0008">
            <text:p>0,0008</text:p>
          </table:table-cell>
          <table:table-cell table:formula="of:=STDEV([Hoja1.B20:.K20])" office:value-type="float" office:value="0.000421637021355784">
            <text:p>0,000421637</text:p>
          </table:table-cell>
          <table:table-cell table:formula="of:=AVERAGE([Hoja1.L20:.U20])" office:value-type="float" office:value="0.2579">
            <text:p>0,2579</text:p>
          </table:table-cell>
          <table:table-cell table:formula="of:=STDEV([Hoja1.L20:.U20])" office:value-type="float" office:value="0.00218326971917504">
            <text:p>0,0021832697</text:p>
          </table:table-cell>
          <table:table-cell table:formula="of:=AVERAGE([Hoja1.V20:.AE20])" office:value-type="float" office:value="10.2022">
            <text:p>10,2022</text:p>
          </table:table-cell>
          <table:table-cell table:formula="of:=STDEV([Hoja1.V20:.AE20])" office:value-type="float" office:value="0.0125237552053861">
            <text:p>0,0125237552</text:p>
          </table:table-cell>
          <table:table-cell table:formula="of:=AVERAGE([Hoja1.AF20:.AO20])" office:value-type="float" office:value="0.2575">
            <text:p>0,2575</text:p>
          </table:table-cell>
          <table:table-cell table:formula="of:=STDEV([Hoja1.AF20:.AO20])" office:value-type="float" office:value="0.00195789002074512">
            <text:p>0,00195789</text:p>
          </table:table-cell>
          <table:table-cell table:formula="of:=AVERAGE([Hoja1.AP20:.AY20])" office:value-type="float" office:value="0.2579">
            <text:p>0,2579</text:p>
          </table:table-cell>
          <table:table-cell table:formula="of:=STDEV([Hoja1.AP20:.AY20])" office:value-type="float" office:value="0.00179195734076208">
            <text:p>0,001791957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AVERAGE([Hoja1.B21:.K21])" office:value-type="float" office:value="0.001">
            <text:p>0,001</text:p>
          </table:table-cell>
          <table:table-cell table:formula="of:=STDEV([Hoja1.B21:.K21])" office:value-type="float" office:value="0">
            <text:p>0</text:p>
          </table:table-cell>
          <table:table-cell table:formula="of:=AVERAGE([Hoja1.L21:.U21])" office:value-type="float" office:value="0.27">
            <text:p>0,27</text:p>
          </table:table-cell>
          <table:table-cell table:formula="of:=STDEV([Hoja1.L21:.U21])" office:value-type="float" office:value="0.00205480466765633">
            <text:p>0,0020548047</text:p>
          </table:table-cell>
          <table:table-cell table:formula="of:=AVERAGE([Hoja1.V21:.AE21])" office:value-type="float" office:value="10.7122">
            <text:p>10,7122</text:p>
          </table:table-cell>
          <table:table-cell table:formula="of:=STDEV([Hoja1.V21:.AE21])" office:value-type="float" office:value="0.0129854619564428">
            <text:p>0,012985462</text:p>
          </table:table-cell>
          <table:table-cell table:formula="of:=AVERAGE([Hoja1.AF21:.AO21])" office:value-type="float" office:value="0.2704">
            <text:p>0,2704</text:p>
          </table:table-cell>
          <table:table-cell table:formula="of:=STDEV([Hoja1.AF21:.AO21])" office:value-type="float" office:value="0.00206559111797729">
            <text:p>0,0020655911</text:p>
          </table:table-cell>
          <table:table-cell table:formula="of:=AVERAGE([Hoja1.AP21:.AY21])" office:value-type="float" office:value="0.271">
            <text:p>0,271</text:p>
          </table:table-cell>
          <table:table-cell table:formula="of:=STDEV([Hoja1.AP21:.AY21])" office:value-type="float" office:value="0.00226077666104176">
            <text:p>0,0022607767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AVERAGE([Hoja1.B22:.K22])" office:value-type="float" office:value="0.001">
            <text:p>0,001</text:p>
          </table:table-cell>
          <table:table-cell table:formula="of:=STDEV([Hoja1.B22:.K22])" office:value-type="float" office:value="0">
            <text:p>0</text:p>
          </table:table-cell>
          <table:table-cell table:formula="of:=AVERAGE([Hoja1.L22:.U22])" office:value-type="float" office:value="0.2829">
            <text:p>0,2829</text:p>
          </table:table-cell>
          <table:table-cell table:formula="of:=STDEV([Hoja1.L22:.U22])" office:value-type="float" office:value="0.00213177026070927">
            <text:p>0,0021317703</text:p>
          </table:table-cell>
          <table:table-cell table:formula="of:=AVERAGE([Hoja1.V22:.AE22])" office:value-type="float" office:value="11.2241">
            <text:p>11,2241</text:p>
          </table:table-cell>
          <table:table-cell table:formula="of:=STDEV([Hoja1.V22:.AE22])" office:value-type="float" office:value="0.0185019518489869">
            <text:p>0,0185019518</text:p>
          </table:table-cell>
          <table:table-cell table:formula="of:=AVERAGE([Hoja1.AF22:.AO22])" office:value-type="float" office:value="0.2835">
            <text:p>0,2835</text:p>
          </table:table-cell>
          <table:table-cell table:formula="of:=STDEV([Hoja1.AF22:.AO22])" office:value-type="float" office:value="0.00217306746840088">
            <text:p>0,0021730675</text:p>
          </table:table-cell>
          <table:table-cell table:formula="of:=AVERAGE([Hoja1.AP22:.AY22])" office:value-type="float" office:value="0.2836">
            <text:p>0,2836</text:p>
          </table:table-cell>
          <table:table-cell table:formula="of:=STDEV([Hoja1.AP22:.AY22])" office:value-type="float" office:value="0.00201108041719978">
            <text:p>0,002011080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AVERAGE([Hoja1.B23:.K23])" office:value-type="float" office:value="0.0011">
            <text:p>0,0011</text:p>
          </table:table-cell>
          <table:table-cell table:formula="of:=STDEV([Hoja1.B23:.K23])" office:value-type="float" office:value="0.000316227766016838">
            <text:p>0,0003162278</text:p>
          </table:table-cell>
          <table:table-cell table:formula="of:=AVERAGE([Hoja1.L23:.U23])" office:value-type="float" office:value="0.2955">
            <text:p>0,2955</text:p>
          </table:table-cell>
          <table:table-cell table:formula="of:=STDEV([Hoja1.L23:.U23])" office:value-type="float" office:value="0.00236877840059198">
            <text:p>0,0023687784</text:p>
          </table:table-cell>
          <table:table-cell table:formula="of:=AVERAGE([Hoja1.V23:.AE23])" office:value-type="float" office:value="11.7319">
            <text:p>11,7319</text:p>
          </table:table-cell>
          <table:table-cell table:formula="of:=STDEV([Hoja1.V23:.AE23])" office:value-type="float" office:value="0.0188529396469976">
            <text:p>0,0188529396</text:p>
          </table:table-cell>
          <table:table-cell table:formula="of:=AVERAGE([Hoja1.AF23:.AO23])" office:value-type="float" office:value="0.2953">
            <text:p>0,2953</text:p>
          </table:table-cell>
          <table:table-cell table:formula="of:=STDEV([Hoja1.AF23:.AO23])" office:value-type="float" office:value="0.00312872000806863">
            <text:p>0,00312872</text:p>
          </table:table-cell>
          <table:table-cell table:formula="of:=AVERAGE([Hoja1.AP23:.AY23])" office:value-type="float" office:value="0.2964">
            <text:p>0,2964</text:p>
          </table:table-cell>
          <table:table-cell table:formula="of:=STDEV([Hoja1.AP23:.AY23])" office:value-type="float" office:value="0.00217050941281331">
            <text:p>0,0021705094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AVERAGE([Hoja1.B24:.K24])" office:value-type="float" office:value="0.001">
            <text:p>0,001</text:p>
          </table:table-cell>
          <table:table-cell table:formula="of:=STDEV([Hoja1.B24:.K24])" office:value-type="float" office:value="0">
            <text:p>0</text:p>
          </table:table-cell>
          <table:table-cell table:formula="of:=AVERAGE([Hoja1.L24:.U24])" office:value-type="float" office:value="0.3087">
            <text:p>0,3087</text:p>
          </table:table-cell>
          <table:table-cell table:formula="of:=STDEV([Hoja1.L24:.U24])" office:value-type="float" office:value="0.00249666444147654">
            <text:p>0,0024966644</text:p>
          </table:table-cell>
          <table:table-cell table:formula="of:=AVERAGE([Hoja1.V24:.AE24])" office:value-type="float" office:value="12.246">
            <text:p>12,246</text:p>
          </table:table-cell>
          <table:table-cell table:formula="of:=STDEV([Hoja1.V24:.AE24])" office:value-type="float" office:value="0.0259443849630534">
            <text:p>0,025944385</text:p>
          </table:table-cell>
          <table:table-cell table:formula="of:=AVERAGE([Hoja1.AF24:.AO24])" office:value-type="float" office:value="0.3091">
            <text:p>0,3091</text:p>
          </table:table-cell>
          <table:table-cell table:formula="of:=STDEV([Hoja1.AF24:.AO24])" office:value-type="float" office:value="0.00213177026070927">
            <text:p>0,0021317703</text:p>
          </table:table-cell>
          <table:table-cell table:formula="of:=AVERAGE([Hoja1.AP24:.AY24])" office:value-type="float" office:value="0.3096">
            <text:p>0,3096</text:p>
          </table:table-cell>
          <table:table-cell table:formula="of:=STDEV([Hoja1.AP24:.AY24])" office:value-type="float" office:value="0.00211869981094276">
            <text:p>0,0021186998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AVERAGE([Hoja1.B25:.K25])" office:value-type="float" office:value="0.0011">
            <text:p>0,0011</text:p>
          </table:table-cell>
          <table:table-cell table:formula="of:=STDEV([Hoja1.B25:.K25])" office:value-type="float" office:value="0.000316227766016838">
            <text:p>0,0003162278</text:p>
          </table:table-cell>
          <table:table-cell table:formula="of:=AVERAGE([Hoja1.L25:.U25])" office:value-type="float" office:value="0.3216">
            <text:p>0,3216</text:p>
          </table:table-cell>
          <table:table-cell table:formula="of:=STDEV([Hoja1.L25:.U25])" office:value-type="float" office:value="0.00236643191323985">
            <text:p>0,0023664319</text:p>
          </table:table-cell>
          <table:table-cell table:formula="of:=AVERAGE([Hoja1.V25:.AE25])" office:value-type="float" office:value="12.7589">
            <text:p>12,7589</text:p>
          </table:table-cell>
          <table:table-cell table:formula="of:=STDEV([Hoja1.V25:.AE25])" office:value-type="float" office:value="0.0223480051309581">
            <text:p>0,0223480051</text:p>
          </table:table-cell>
          <table:table-cell table:formula="of:=AVERAGE([Hoja1.AF25:.AO25])" office:value-type="float" office:value="0.3222">
            <text:p>0,3222</text:p>
          </table:table-cell>
          <table:table-cell table:formula="of:=STDEV([Hoja1.AF25:.AO25])" office:value-type="float" office:value="0.00269979423084221">
            <text:p>0,0026997942</text:p>
          </table:table-cell>
          <table:table-cell table:formula="of:=AVERAGE([Hoja1.AP25:.AY25])" office:value-type="float" office:value="0.3225">
            <text:p>0,3225</text:p>
          </table:table-cell>
          <table:table-cell table:formula="of:=STDEV([Hoja1.AP25:.AY25])" office:value-type="float" office:value="0.00271825107171668">
            <text:p>0,002718251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AVERAGE([Hoja1.B26:.K26])" office:value-type="float" office:value="0.0011">
            <text:p>0,0011</text:p>
          </table:table-cell>
          <table:table-cell table:formula="of:=STDEV([Hoja1.B26:.K26])" office:value-type="float" office:value="0.000316227766016838">
            <text:p>0,0003162278</text:p>
          </table:table-cell>
          <table:table-cell table:formula="of:=AVERAGE([Hoja1.L26:.U26])" office:value-type="float" office:value="0.3345">
            <text:p>0,3345</text:p>
          </table:table-cell>
          <table:table-cell table:formula="of:=STDEV([Hoja1.L26:.U26])" office:value-type="float" office:value="0.00250554939639549">
            <text:p>0,0025055494</text:p>
          </table:table-cell>
          <table:table-cell table:formula="of:=AVERAGE([Hoja1.V26:.AE26])" office:value-type="float" office:value="13.2739">
            <text:p>13,2739</text:p>
          </table:table-cell>
          <table:table-cell table:formula="of:=STDEV([Hoja1.V26:.AE26])" office:value-type="float" office:value="0.0332747819092946">
            <text:p>0,0332747819</text:p>
          </table:table-cell>
          <table:table-cell table:formula="of:=AVERAGE([Hoja1.AF26:.AO26])" office:value-type="float" office:value="0.335">
            <text:p>0,335</text:p>
          </table:table-cell>
          <table:table-cell table:formula="of:=STDEV([Hoja1.AF26:.AO26])" office:value-type="float" office:value="0.00253859103528797">
            <text:p>0,002538591</text:p>
          </table:table-cell>
          <table:table-cell table:formula="of:=AVERAGE([Hoja1.AP26:.AY26])" office:value-type="float" office:value="0.3358">
            <text:p>0,3358</text:p>
          </table:table-cell>
          <table:table-cell table:formula="of:=STDEV([Hoja1.AP26:.AY26])" office:value-type="float" office:value="0.00248551358430764">
            <text:p>0,0024855136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formula="of:=AVERAGE([Hoja1.B27:.K27])" office:value-type="float" office:value="0.0013">
            <text:p>0,0013</text:p>
          </table:table-cell>
          <table:table-cell table:formula="of:=STDEV([Hoja1.B27:.K27])" office:value-type="float" office:value="0.000483045891539648">
            <text:p>0,0004830459</text:p>
          </table:table-cell>
          <table:table-cell table:formula="of:=AVERAGE([Hoja1.L27:.U27])" office:value-type="float" office:value="0.3474">
            <text:p>0,3474</text:p>
          </table:table-cell>
          <table:table-cell table:formula="of:=STDEV([Hoja1.L27:.U27])" office:value-type="float" office:value="0.00241292814278052">
            <text:p>0,0024129281</text:p>
          </table:table-cell>
          <table:table-cell table:formula="of:=AVERAGE([Hoja1.V27:.AE27])" office:value-type="float" office:value="13.781">
            <text:p>13,781</text:p>
          </table:table-cell>
          <table:table-cell table:formula="of:=STDEV([Hoja1.V27:.AE27])" office:value-type="float" office:value="0.0297694847490211">
            <text:p>0,0297694847</text:p>
          </table:table-cell>
          <table:table-cell table:formula="of:=AVERAGE([Hoja1.AF27:.AO27])" office:value-type="float" office:value="0.3486">
            <text:p>0,3486</text:p>
          </table:table-cell>
          <table:table-cell table:formula="of:=STDEV([Hoja1.AF27:.AO27])" office:value-type="float" office:value="0.00217050941281329">
            <text:p>0,0021705094</text:p>
          </table:table-cell>
          <table:table-cell table:formula="of:=AVERAGE([Hoja1.AP27:.AY27])" office:value-type="float" office:value="0.3487">
            <text:p>0,3487</text:p>
          </table:table-cell>
          <table:table-cell table:formula="of:=STDEV([Hoja1.AP27:.AY27])" office:value-type="float" office:value="0.00200277585143996">
            <text:p>0,0020027759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formula="of:=AVERAGE([Hoja1.B28:.K28])" office:value-type="float" office:value="0.0011">
            <text:p>0,0011</text:p>
          </table:table-cell>
          <table:table-cell table:formula="of:=STDEV([Hoja1.B28:.K28])" office:value-type="float" office:value="0.000316227766016838">
            <text:p>0,0003162278</text:p>
          </table:table-cell>
          <table:table-cell table:formula="of:=AVERAGE([Hoja1.L28:.U28])" office:value-type="float" office:value="0.3605">
            <text:p>0,3605</text:p>
          </table:table-cell>
          <table:table-cell table:formula="of:=STDEV([Hoja1.L28:.U28])" office:value-type="float" office:value="0.00271825107171668">
            <text:p>0,0027182511</text:p>
          </table:table-cell>
          <table:table-cell table:formula="of:=AVERAGE([Hoja1.V28:.AE28])" office:value-type="float" office:value="14.2833">
            <text:p>14,2833</text:p>
          </table:table-cell>
          <table:table-cell table:formula="of:=STDEV([Hoja1.V28:.AE28])" office:value-type="float" office:value="0.0189446562386336">
            <text:p>0,0189446562</text:p>
          </table:table-cell>
          <table:table-cell table:formula="of:=AVERAGE([Hoja1.AF28:.AO28])" office:value-type="float" office:value="0.361">
            <text:p>0,361</text:p>
          </table:table-cell>
          <table:table-cell table:formula="of:=STDEV([Hoja1.AF28:.AO28])" office:value-type="float" office:value="0.00244948974278318">
            <text:p>0,0024494897</text:p>
          </table:table-cell>
          <table:table-cell table:formula="of:=AVERAGE([Hoja1.AP28:.AY28])" office:value-type="float" office:value="0.3621">
            <text:p>0,3621</text:p>
          </table:table-cell>
          <table:table-cell table:formula="of:=STDEV([Hoja1.AP28:.AY28])" office:value-type="float" office:value="0.00218326971917504">
            <text:p>0,0021832697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formula="of:=AVERAGE([Hoja1.B29:.K29])" office:value-type="float" office:value="0.0012">
            <text:p>0,0012</text:p>
          </table:table-cell>
          <table:table-cell table:formula="of:=STDEV([Hoja1.B29:.K29])" office:value-type="float" office:value="0.000421637021355784">
            <text:p>0,000421637</text:p>
          </table:table-cell>
          <table:table-cell table:formula="of:=AVERAGE([Hoja1.L29:.U29])" office:value-type="float" office:value="0.3746">
            <text:p>0,3746</text:p>
          </table:table-cell>
          <table:table-cell table:formula="of:=STDEV([Hoja1.L29:.U29])" office:value-type="float" office:value="0.00494862494930551">
            <text:p>0,0049486249</text:p>
          </table:table-cell>
          <table:table-cell table:formula="of:=AVERAGE([Hoja1.V29:.AE29])" office:value-type="float" office:value="14.7831">
            <text:p>14,7831</text:p>
          </table:table-cell>
          <table:table-cell table:formula="of:=STDEV([Hoja1.V29:.AE29])" office:value-type="float" office:value="0.0154664511479238">
            <text:p>0,0154664511</text:p>
          </table:table-cell>
          <table:table-cell table:formula="of:=AVERAGE([Hoja1.AF29:.AO29])" office:value-type="float" office:value="0.3742">
            <text:p>0,3742</text:p>
          </table:table-cell>
          <table:table-cell table:formula="of:=STDEV([Hoja1.AF29:.AO29])" office:value-type="float" office:value="0.0020976176963403">
            <text:p>0,0020976177</text:p>
          </table:table-cell>
          <table:table-cell table:formula="of:=AVERAGE([Hoja1.AP29:.AY29])" office:value-type="float" office:value="0.3745">
            <text:p>0,3745</text:p>
          </table:table-cell>
          <table:table-cell table:formula="of:=STDEV([Hoja1.AP29:.AY29])" office:value-type="float" office:value="0.00227303028283098">
            <text:p>0,0022730303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AVERAGE([Hoja1.B30:.K30])" office:value-type="float" office:value="0.0017">
            <text:p>0,0017</text:p>
          </table:table-cell>
          <table:table-cell table:formula="of:=STDEV([Hoja1.B30:.K30])" office:value-type="float" office:value="0.000483045891539648">
            <text:p>0,0004830459</text:p>
          </table:table-cell>
          <table:table-cell table:formula="of:=AVERAGE([Hoja1.L30:.U30])" office:value-type="float" office:value="0.3861">
            <text:p>0,3861</text:p>
          </table:table-cell>
          <table:table-cell table:formula="of:=STDEV([Hoja1.L30:.U30])" office:value-type="float" office:value="0.00233095116493961">
            <text:p>0,0023309512</text:p>
          </table:table-cell>
          <table:table-cell table:formula="of:=AVERAGE([Hoja1.V30:.AE30])" office:value-type="float" office:value="15.2964">
            <text:p>15,2964</text:p>
          </table:table-cell>
          <table:table-cell table:formula="of:=STDEV([Hoja1.V30:.AE30])" office:value-type="float" office:value="0.0201008568087145">
            <text:p>0,0201008568</text:p>
          </table:table-cell>
          <table:table-cell table:formula="of:=AVERAGE([Hoja1.AF30:.AO30])" office:value-type="float" office:value="0.3865">
            <text:p>0,3865</text:p>
          </table:table-cell>
          <table:table-cell table:formula="of:=STDEV([Hoja1.AF30:.AO30])" office:value-type="float" office:value="0.00232139804619736">
            <text:p>0,002321398</text:p>
          </table:table-cell>
          <table:table-cell table:formula="of:=AVERAGE([Hoja1.AP30:.AY30])" office:value-type="float" office:value="0.3871">
            <text:p>0,3871</text:p>
          </table:table-cell>
          <table:table-cell table:formula="of:=STDEV([Hoja1.AP30:.AY30])" office:value-type="float" office:value="0.00272641400622381">
            <text:p>0,002726414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formula="of:=AVERAGE([Hoja1.B31:.K31])" office:value-type="float" office:value="0.0015">
            <text:p>0,0015</text:p>
          </table:table-cell>
          <table:table-cell table:formula="of:=STDEV([Hoja1.B31:.K31])" office:value-type="float" office:value="0.00052704627669473">
            <text:p>0,0005270463</text:p>
          </table:table-cell>
          <table:table-cell table:formula="of:=AVERAGE([Hoja1.L31:.U31])" office:value-type="float" office:value="0.3992">
            <text:p>0,3992</text:p>
          </table:table-cell>
          <table:table-cell table:formula="of:=STDEV([Hoja1.L31:.U31])" office:value-type="float" office:value="0.00214993539954628">
            <text:p>0,0021499354</text:p>
          </table:table-cell>
          <table:table-cell table:formula="of:=AVERAGE([Hoja1.V31:.AE31])" office:value-type="float" office:value="15.8032">
            <text:p>15,8032</text:p>
          </table:table-cell>
          <table:table-cell table:formula="of:=STDEV([Hoja1.V31:.AE31])" office:value-type="float" office:value="0.0173576752155607">
            <text:p>0,0173576752</text:p>
          </table:table-cell>
          <table:table-cell table:formula="of:=AVERAGE([Hoja1.AF31:.AO31])" office:value-type="float" office:value="0.3993">
            <text:p>0,3993</text:p>
          </table:table-cell>
          <table:table-cell table:formula="of:=STDEV([Hoja1.AF31:.AO31])" office:value-type="float" office:value="0.00240601099101581">
            <text:p>0,002406011</text:p>
          </table:table-cell>
          <table:table-cell table:formula="of:=AVERAGE([Hoja1.AP31:.AY31])" office:value-type="float" office:value="0.4002">
            <text:p>0,4002</text:p>
          </table:table-cell>
          <table:table-cell table:formula="of:=STDEV([Hoja1.AP31:.AY31])" office:value-type="float" office:value="0.00214993539954628">
            <text:p>0,002149935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formula="of:=AVERAGE([Hoja1.B32:.K32])" office:value-type="float" office:value="0.0015">
            <text:p>0,0015</text:p>
          </table:table-cell>
          <table:table-cell table:formula="of:=STDEV([Hoja1.B32:.K32])" office:value-type="float" office:value="0.00052704627669473">
            <text:p>0,0005270463</text:p>
          </table:table-cell>
          <table:table-cell table:formula="of:=AVERAGE([Hoja1.L32:.U32])" office:value-type="float" office:value="0.4122">
            <text:p>0,4122</text:p>
          </table:table-cell>
          <table:table-cell table:formula="of:=STDEV([Hoja1.L32:.U32])" office:value-type="float" office:value="0.00285968141193695">
            <text:p>0,0028596814</text:p>
          </table:table-cell>
          <table:table-cell table:formula="of:=AVERAGE([Hoja1.V32:.AE32])" office:value-type="float" office:value="16.3162">
            <text:p>16,3162</text:p>
          </table:table-cell>
          <table:table-cell table:formula="of:=STDEV([Hoja1.V32:.AE32])" office:value-type="float" office:value="0.0247512064801345">
            <text:p>0,0247512065</text:p>
          </table:table-cell>
          <table:table-cell table:formula="of:=AVERAGE([Hoja1.AF32:.AO32])" office:value-type="float" office:value="0.4121">
            <text:p>0,4121</text:p>
          </table:table-cell>
          <table:table-cell table:formula="of:=STDEV([Hoja1.AF32:.AO32])" office:value-type="float" office:value="0.00207899548393502">
            <text:p>0,0020789955</text:p>
          </table:table-cell>
          <table:table-cell table:formula="of:=AVERAGE([Hoja1.AP32:.AY32])" office:value-type="float" office:value="0.4124">
            <text:p>0,4124</text:p>
          </table:table-cell>
          <table:table-cell table:formula="of:=STDEV([Hoja1.AP32:.AY32])" office:value-type="float" office:value="0.0021705094128133">
            <text:p>0,0021705094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formula="of:=AVERAGE([Hoja1.B33:.K33])" office:value-type="float" office:value="0.0013">
            <text:p>0,0013</text:p>
          </table:table-cell>
          <table:table-cell table:formula="of:=STDEV([Hoja1.B33:.K33])" office:value-type="float" office:value="0.000483045891539648">
            <text:p>0,0004830459</text:p>
          </table:table-cell>
          <table:table-cell table:formula="of:=AVERAGE([Hoja1.L33:.U33])" office:value-type="float" office:value="0.4243">
            <text:p>0,4243</text:p>
          </table:table-cell>
          <table:table-cell table:formula="of:=STDEV([Hoja1.L33:.U33])" office:value-type="float" office:value="0.00290784379834192">
            <text:p>0,0029078438</text:p>
          </table:table-cell>
          <table:table-cell table:formula="of:=AVERAGE([Hoja1.V33:.AE33])" office:value-type="float" office:value="16.8246">
            <text:p>16,8246</text:p>
          </table:table-cell>
          <table:table-cell table:formula="of:=STDEV([Hoja1.V33:.AE33])" office:value-type="float" office:value="0.0173858179751964">
            <text:p>0,017385818</text:p>
          </table:table-cell>
          <table:table-cell table:formula="of:=AVERAGE([Hoja1.AF33:.AO33])" office:value-type="float" office:value="0.4262">
            <text:p>0,4262</text:p>
          </table:table-cell>
          <table:table-cell table:formula="of:=STDEV([Hoja1.AF33:.AO33])" office:value-type="float" office:value="0.00301109061083633">
            <text:p>0,0030110906</text:p>
          </table:table-cell>
          <table:table-cell table:formula="of:=AVERAGE([Hoja1.AP33:.AY33])" office:value-type="float" office:value="0.4264">
            <text:p>0,4264</text:p>
          </table:table-cell>
          <table:table-cell table:formula="of:=STDEV([Hoja1.AP33:.AY33])" office:value-type="float" office:value="0.00267498701969852">
            <text:p>0,00267498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formula="of:=AVERAGE([Hoja1.B34:.K34])" office:value-type="float" office:value="0.0015">
            <text:p>0,0015</text:p>
          </table:table-cell>
          <table:table-cell table:formula="of:=STDEV([Hoja1.B34:.K34])" office:value-type="float" office:value="0.00052704627669473">
            <text:p>0,0005270463</text:p>
          </table:table-cell>
          <table:table-cell table:formula="of:=AVERAGE([Hoja1.L34:.U34])" office:value-type="float" office:value="0.4379">
            <text:p>0,4379</text:p>
          </table:table-cell>
          <table:table-cell table:formula="of:=STDEV([Hoja1.L34:.U34])" office:value-type="float" office:value="0.00185292561462497">
            <text:p>0,0018529256</text:p>
          </table:table-cell>
          <table:table-cell table:formula="of:=AVERAGE([Hoja1.V34:.AE34])" office:value-type="float" office:value="17.3351">
            <text:p>17,3351</text:p>
          </table:table-cell>
          <table:table-cell table:formula="of:=STDEV([Hoja1.V34:.AE34])" office:value-type="float" office:value="0.0186336016677163">
            <text:p>0,0186336017</text:p>
          </table:table-cell>
          <table:table-cell table:formula="of:=AVERAGE([Hoja1.AF34:.AO34])" office:value-type="float" office:value="0.438">
            <text:p>0,438</text:p>
          </table:table-cell>
          <table:table-cell table:formula="of:=STDEV([Hoja1.AF34:.AO34])" office:value-type="float" office:value="0.00278886675511359">
            <text:p>0,0027888668</text:p>
          </table:table-cell>
          <table:table-cell table:formula="of:=AVERAGE([Hoja1.AP34:.AY34])" office:value-type="float" office:value="0.4387">
            <text:p>0,4387</text:p>
          </table:table-cell>
          <table:table-cell table:formula="of:=STDEV([Hoja1.AP34:.AY34])" office:value-type="float" office:value="0.00240601099101581">
            <text:p>0,002406011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AVERAGE([Hoja1.B35:.K35])" office:value-type="float" office:value="0.0013">
            <text:p>0,0013</text:p>
          </table:table-cell>
          <table:table-cell table:formula="of:=STDEV([Hoja1.B35:.K35])" office:value-type="float" office:value="0.000483045891539648">
            <text:p>0,0004830459</text:p>
          </table:table-cell>
          <table:table-cell table:formula="of:=AVERAGE([Hoja1.L35:.U35])" office:value-type="float" office:value="0.4504">
            <text:p>0,4504</text:p>
          </table:table-cell>
          <table:table-cell table:formula="of:=STDEV([Hoja1.L35:.U35])" office:value-type="float" office:value="0.00283627298482436">
            <text:p>0,002836273</text:p>
          </table:table-cell>
          <table:table-cell table:formula="of:=AVERAGE([Hoja1.V35:.AE35])" office:value-type="float" office:value="17.8511">
            <text:p>17,8511</text:p>
          </table:table-cell>
          <table:table-cell table:formula="of:=STDEV([Hoja1.V35:.AE35])" office:value-type="float" office:value="0.0344623788435379">
            <text:p>0,0344623788</text:p>
          </table:table-cell>
          <table:table-cell table:formula="of:=AVERAGE([Hoja1.AF35:.AO35])" office:value-type="float" office:value="0.4511">
            <text:p>0,4511</text:p>
          </table:table-cell>
          <table:table-cell table:formula="of:=STDEV([Hoja1.AF35:.AO35])" office:value-type="float" office:value="0.00207899548393502">
            <text:p>0,0020789955</text:p>
          </table:table-cell>
          <table:table-cell table:formula="of:=AVERAGE([Hoja1.AP35:.AY35])" office:value-type="float" office:value="0.4515">
            <text:p>0,4515</text:p>
          </table:table-cell>
          <table:table-cell table:formula="of:=STDEV([Hoja1.AP35:.AY35])" office:value-type="float" office:value="0.00254950975679639">
            <text:p>0,002549509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formula="of:=AVERAGE([Hoja1.B36:.K36])" office:value-type="float" office:value="0.0018">
            <text:p>0,0018</text:p>
          </table:table-cell>
          <table:table-cell table:formula="of:=STDEV([Hoja1.B36:.K36])" office:value-type="float" office:value="0.000421637021355784">
            <text:p>0,000421637</text:p>
          </table:table-cell>
          <table:table-cell table:formula="of:=AVERAGE([Hoja1.L36:.U36])" office:value-type="float" office:value="0.4632">
            <text:p>0,4632</text:p>
          </table:table-cell>
          <table:table-cell table:formula="of:=STDEV([Hoja1.L36:.U36])" office:value-type="float" office:value="0.00301109061083633">
            <text:p>0,0030110906</text:p>
          </table:table-cell>
          <table:table-cell table:formula="of:=AVERAGE([Hoja1.V36:.AE36])" office:value-type="float" office:value="18.3518">
            <text:p>18,3518</text:p>
          </table:table-cell>
          <table:table-cell table:formula="of:=STDEV([Hoja1.V36:.AE36])" office:value-type="float" office:value="0.0209273876906693">
            <text:p>0,0209273877</text:p>
          </table:table-cell>
          <table:table-cell table:formula="of:=AVERAGE([Hoja1.AF36:.AO36])" office:value-type="float" office:value="0.4639">
            <text:p>0,4639</text:p>
          </table:table-cell>
          <table:table-cell table:formula="of:=STDEV([Hoja1.AF36:.AO36])" office:value-type="float" office:value="0.00303498123735735">
            <text:p>0,0030349812</text:p>
          </table:table-cell>
          <table:table-cell table:formula="of:=AVERAGE([Hoja1.AP36:.AY36])" office:value-type="float" office:value="0.4646">
            <text:p>0,4646</text:p>
          </table:table-cell>
          <table:table-cell table:formula="of:=STDEV([Hoja1.AP36:.AY36])" office:value-type="float" office:value="0.00241292814278052">
            <text:p>0,002412928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formula="of:=AVERAGE([Hoja1.B37:.K37])" office:value-type="float" office:value="0.0017">
            <text:p>0,0017</text:p>
          </table:table-cell>
          <table:table-cell table:formula="of:=STDEV([Hoja1.B37:.K37])" office:value-type="float" office:value="0.000483045891539648">
            <text:p>0,0004830459</text:p>
          </table:table-cell>
          <table:table-cell table:formula="of:=AVERAGE([Hoja1.L37:.U37])" office:value-type="float" office:value="0.4761">
            <text:p>0,4761</text:p>
          </table:table-cell>
          <table:table-cell table:formula="of:=STDEV([Hoja1.L37:.U37])" office:value-type="float" office:value="0.0026853512081497">
            <text:p>0,0026853512</text:p>
          </table:table-cell>
          <table:table-cell table:formula="of:=AVERAGE([Hoja1.V37:.AE37])" office:value-type="float" office:value="18.8695">
            <text:p>18,8695</text:p>
          </table:table-cell>
          <table:table-cell table:formula="of:=STDEV([Hoja1.V37:.AE37])" office:value-type="float" office:value="0.0190160750711374">
            <text:p>0,0190160751</text:p>
          </table:table-cell>
          <table:table-cell table:formula="of:=AVERAGE([Hoja1.AF37:.AO37])" office:value-type="float" office:value="0.4777">
            <text:p>0,4777</text:p>
          </table:table-cell>
          <table:table-cell table:formula="of:=STDEV([Hoja1.AF37:.AO37])" office:value-type="float" office:value="0.00262678510731272">
            <text:p>0,0026267851</text:p>
          </table:table-cell>
          <table:table-cell table:formula="of:=AVERAGE([Hoja1.AP37:.AY37])" office:value-type="float" office:value="0.4779">
            <text:p>0,4779</text:p>
          </table:table-cell>
          <table:table-cell table:formula="of:=STDEV([Hoja1.AP37:.AY37])" office:value-type="float" office:value="0.00276686746259293">
            <text:p>0,0027668675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formula="of:=AVERAGE([Hoja1.B38:.K38])" office:value-type="float" office:value="0.0019">
            <text:p>0,0019</text:p>
          </table:table-cell>
          <table:table-cell table:formula="of:=STDEV([Hoja1.B38:.K38])" office:value-type="float" office:value="0.000316227766016838">
            <text:p>0,0003162278</text:p>
          </table:table-cell>
          <table:table-cell table:formula="of:=AVERAGE([Hoja1.L38:.U38])" office:value-type="float" office:value="0.4892">
            <text:p>0,4892</text:p>
          </table:table-cell>
          <table:table-cell table:formula="of:=STDEV([Hoja1.L38:.U38])" office:value-type="float" office:value="0.00282055944017416">
            <text:p>0,0028205594</text:p>
          </table:table-cell>
          <table:table-cell table:formula="of:=AVERAGE([Hoja1.V38:.AE38])" office:value-type="float" office:value="19.3675">
            <text:p>19,3675</text:p>
          </table:table-cell>
          <table:table-cell table:formula="of:=STDEV([Hoja1.V38:.AE38])" office:value-type="float" office:value="0.0245594516768327">
            <text:p>0,0245594517</text:p>
          </table:table-cell>
          <table:table-cell table:formula="of:=AVERAGE([Hoja1.AF38:.AO38])" office:value-type="float" office:value="0.4909">
            <text:p>0,4909</text:p>
          </table:table-cell>
          <table:table-cell table:formula="of:=STDEV([Hoja1.AF38:.AO38])" office:value-type="float" office:value="0.0024698178070457">
            <text:p>0,0024698178</text:p>
          </table:table-cell>
          <table:table-cell table:formula="of:=AVERAGE([Hoja1.AP38:.AY38])" office:value-type="float" office:value="0.491">
            <text:p>0,491</text:p>
          </table:table-cell>
          <table:table-cell table:formula="of:=STDEV([Hoja1.AP38:.AY38])" office:value-type="float" office:value="0.00278886675511359">
            <text:p>0,0027888668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formula="of:=AVERAGE([Hoja1.B39:.K39])" office:value-type="float" office:value="0.0017">
            <text:p>0,0017</text:p>
          </table:table-cell>
          <table:table-cell table:formula="of:=STDEV([Hoja1.B39:.K39])" office:value-type="float" office:value="0.000483045891539648">
            <text:p>0,0004830459</text:p>
          </table:table-cell>
          <table:table-cell table:formula="of:=AVERAGE([Hoja1.L39:.U39])" office:value-type="float" office:value="0.5025">
            <text:p>0,5025</text:p>
          </table:table-cell>
          <table:table-cell table:formula="of:=STDEV([Hoja1.L39:.U39])" office:value-type="float" office:value="0.00306412938514171">
            <text:p>0,0030641294</text:p>
          </table:table-cell>
          <table:table-cell table:formula="of:=AVERAGE([Hoja1.V39:.AE39])" office:value-type="float" office:value="19.8791">
            <text:p>19,8791</text:p>
          </table:table-cell>
          <table:table-cell table:formula="of:=STDEV([Hoja1.V39:.AE39])" office:value-type="float" office:value="0.0204854962242936">
            <text:p>0,0204854962</text:p>
          </table:table-cell>
          <table:table-cell table:formula="of:=AVERAGE([Hoja1.AF39:.AO39])" office:value-type="float" office:value="0.5037">
            <text:p>0,5037</text:p>
          </table:table-cell>
          <table:table-cell table:formula="of:=STDEV([Hoja1.AF39:.AO39])" office:value-type="float" office:value="0.00262678510731274">
            <text:p>0,0026267851</text:p>
          </table:table-cell>
          <table:table-cell table:formula="of:=AVERAGE([Hoja1.AP39:.AY39])" office:value-type="float" office:value="0.5043">
            <text:p>0,5043</text:p>
          </table:table-cell>
          <table:table-cell table:formula="of:=STDEV([Hoja1.AP39:.AY39])" office:value-type="float" office:value="0.00275075747143704">
            <text:p>0,002750757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AVERAGE([Hoja1.B40:.K40])" office:value-type="float" office:value="0.0018">
            <text:p>0,0018</text:p>
          </table:table-cell>
          <table:table-cell table:formula="of:=STDEV([Hoja1.B40:.K40])" office:value-type="float" office:value="0.000421637021355784">
            <text:p>0,000421637</text:p>
          </table:table-cell>
          <table:table-cell table:formula="of:=AVERAGE([Hoja1.L40:.U40])" office:value-type="float" office:value="0.5155">
            <text:p>0,5155</text:p>
          </table:table-cell>
          <table:table-cell table:formula="of:=STDEV([Hoja1.L40:.U40])" office:value-type="float" office:value="0.00320589734361189">
            <text:p>0,0032058973</text:p>
          </table:table-cell>
          <table:table-cell table:formula="of:=AVERAGE([Hoja1.V40:.AE40])" office:value-type="float" office:value="20.3919">
            <text:p>20,3919</text:p>
          </table:table-cell>
          <table:table-cell table:formula="of:=STDEV([Hoja1.V40:.AE40])" office:value-type="float" office:value="0.0247765570202511">
            <text:p>0,024776557</text:p>
          </table:table-cell>
          <table:table-cell table:formula="of:=AVERAGE([Hoja1.AF40:.AO40])" office:value-type="float" office:value="0.5163">
            <text:p>0,5163</text:p>
          </table:table-cell>
          <table:table-cell table:formula="of:=STDEV([Hoja1.AF40:.AO40])" office:value-type="float" office:value="0.00316403399335581">
            <text:p>0,003164034</text:p>
          </table:table-cell>
          <table:table-cell table:formula="of:=AVERAGE([Hoja1.AP40:.AY40])" office:value-type="float" office:value="0.5169">
            <text:p>0,5169</text:p>
          </table:table-cell>
          <table:table-cell table:formula="of:=STDEV([Hoja1.AP40:.AY40])" office:value-type="float" office:value="0.00276686746259295">
            <text:p>0,0027668675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formula="of:=AVERAGE([Hoja1.B41:.K41])" office:value-type="float" office:value="0.0019">
            <text:p>0,0019</text:p>
          </table:table-cell>
          <table:table-cell table:formula="of:=STDEV([Hoja1.B41:.K41])" office:value-type="float" office:value="0.000316227766016838">
            <text:p>0,0003162278</text:p>
          </table:table-cell>
          <table:table-cell table:formula="of:=AVERAGE([Hoja1.L41:.U41])" office:value-type="float" office:value="0.5281">
            <text:p>0,5281</text:p>
          </table:table-cell>
          <table:table-cell table:formula="of:=STDEV([Hoja1.L41:.U41])" office:value-type="float" office:value="0.00317804971641414">
            <text:p>0,0031780497</text:p>
          </table:table-cell>
          <table:table-cell table:formula="of:=AVERAGE([Hoja1.V41:.AE41])" office:value-type="float" office:value="20.9045">
            <text:p>20,9045</text:p>
          </table:table-cell>
          <table:table-cell table:formula="of:=STDEV([Hoja1.V41:.AE41])" office:value-type="float" office:value="0.029744280495958">
            <text:p>0,0297442805</text:p>
          </table:table-cell>
          <table:table-cell table:formula="of:=AVERAGE([Hoja1.AF41:.AO41])" office:value-type="float" office:value="0.5296">
            <text:p>0,5296</text:p>
          </table:table-cell>
          <table:table-cell table:formula="of:=STDEV([Hoja1.AF41:.AO41])" office:value-type="float" office:value="0.00368781778291716">
            <text:p>0,0036878178</text:p>
          </table:table-cell>
          <table:table-cell table:formula="of:=AVERAGE([Hoja1.AP41:.AY41])" office:value-type="float" office:value="0.5295">
            <text:p>0,5295</text:p>
          </table:table-cell>
          <table:table-cell table:formula="of:=STDEV([Hoja1.AP41:.AY41])" office:value-type="float" office:value="0.00283823106098774">
            <text:p>0,0028382311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formula="of:=AVERAGE([Hoja1.B42:.K42])" office:value-type="float" office:value="0.002">
            <text:p>0,002</text:p>
          </table:table-cell>
          <table:table-cell table:formula="of:=STDEV([Hoja1.B42:.K42])" office:value-type="float" office:value="0">
            <text:p>0</text:p>
          </table:table-cell>
          <table:table-cell table:formula="of:=AVERAGE([Hoja1.L42:.U42])" office:value-type="float" office:value="0.5415">
            <text:p>0,5415</text:p>
          </table:table-cell>
          <table:table-cell table:formula="of:=STDEV([Hoja1.L42:.U42])" office:value-type="float" office:value="0.00299072640748773">
            <text:p>0,0029907264</text:p>
          </table:table-cell>
          <table:table-cell table:formula="of:=AVERAGE([Hoja1.V42:.AE42])" office:value-type="float" office:value="21.3145">
            <text:p>21,3145</text:p>
          </table:table-cell>
          <table:table-cell table:formula="of:=STDEV([Hoja1.V42:.AE42])" office:value-type="float" office:value="0.317175118121765">
            <text:p>0,3171751181</text:p>
          </table:table-cell>
          <table:table-cell table:formula="of:=AVERAGE([Hoja1.AF42:.AO42])" office:value-type="float" office:value="0.5415">
            <text:p>0,5415</text:p>
          </table:table-cell>
          <table:table-cell table:formula="of:=STDEV([Hoja1.AF42:.AO42])" office:value-type="float" office:value="0.00254950975679639">
            <text:p>0,0025495098</text:p>
          </table:table-cell>
          <table:table-cell table:formula="of:=AVERAGE([Hoja1.AP42:.AY42])" office:value-type="float" office:value="0.5423">
            <text:p>0,5423</text:p>
          </table:table-cell>
          <table:table-cell table:formula="of:=STDEV([Hoja1.AP42:.AY42])" office:value-type="float" office:value="0.00298328677803526">
            <text:p>0,0029832868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formula="of:=AVERAGE([Hoja1.B43:.K43])" office:value-type="float" office:value="0.0018">
            <text:p>0,0018</text:p>
          </table:table-cell>
          <table:table-cell table:formula="of:=STDEV([Hoja1.B43:.K43])" office:value-type="float" office:value="0.000421637021355784">
            <text:p>0,000421637</text:p>
          </table:table-cell>
          <table:table-cell table:formula="of:=AVERAGE([Hoja1.L43:.U43])" office:value-type="float" office:value="0.5534">
            <text:p>0,5534</text:p>
          </table:table-cell>
          <table:table-cell table:formula="of:=STDEV([Hoja1.L43:.U43])" office:value-type="float" office:value="0.00271620650499512">
            <text:p>0,0027162065</text:p>
          </table:table-cell>
          <table:table-cell table:formula="of:=AVERAGE([Hoja1.V43:.AE43])" office:value-type="float" office:value="21.9214">
            <text:p>21,9214</text:p>
          </table:table-cell>
          <table:table-cell table:formula="of:=STDEV([Hoja1.V43:.AE43])" office:value-type="float" office:value="0.0260307510456385">
            <text:p>0,026030751</text:p>
          </table:table-cell>
          <table:table-cell table:formula="of:=AVERAGE([Hoja1.AF43:.AO43])" office:value-type="float" office:value="0.5543">
            <text:p>0,5543</text:p>
          </table:table-cell>
          <table:table-cell table:formula="of:=STDEV([Hoja1.AF43:.AO43])" office:value-type="float" office:value="0.00294580681270476">
            <text:p>0,0029458068</text:p>
          </table:table-cell>
          <table:table-cell table:formula="of:=AVERAGE([Hoja1.AP43:.AY43])" office:value-type="float" office:value="0.5543">
            <text:p>0,5543</text:p>
          </table:table-cell>
          <table:table-cell table:formula="of:=STDEV([Hoja1.AP43:.AY43])" office:value-type="float" office:value="0.00258413965910858">
            <text:p>0,0025841397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formula="of:=AVERAGE([Hoja1.B44:.K44])" office:value-type="float" office:value="0.0019">
            <text:p>0,0019</text:p>
          </table:table-cell>
          <table:table-cell table:formula="of:=STDEV([Hoja1.B44:.K44])" office:value-type="float" office:value="0.000316227766016838">
            <text:p>0,0003162278</text:p>
          </table:table-cell>
          <table:table-cell table:formula="of:=AVERAGE([Hoja1.L44:.U44])" office:value-type="float" office:value="0.5662">
            <text:p>0,5662</text:p>
          </table:table-cell>
          <table:table-cell table:formula="of:=STDEV([Hoja1.L44:.U44])" office:value-type="float" office:value="0.00220100986922923">
            <text:p>0,0022010099</text:p>
          </table:table-cell>
          <table:table-cell table:formula="of:=AVERAGE([Hoja1.V44:.AE44])" office:value-type="float" office:value="22.4386">
            <text:p>22,4386</text:p>
          </table:table-cell>
          <table:table-cell table:formula="of:=STDEV([Hoja1.V44:.AE44])" office:value-type="float" office:value="0.0372236483972222">
            <text:p>0,0372236484</text:p>
          </table:table-cell>
          <table:table-cell table:formula="of:=AVERAGE([Hoja1.AF44:.AO44])" office:value-type="float" office:value="0.5678">
            <text:p>0,5678</text:p>
          </table:table-cell>
          <table:table-cell table:formula="of:=STDEV([Hoja1.AF44:.AO44])" office:value-type="float" office:value="0.00252982212813471">
            <text:p>0,0025298221</text:p>
          </table:table-cell>
          <table:table-cell table:formula="of:=AVERAGE([Hoja1.AP44:.AY44])" office:value-type="float" office:value="0.568">
            <text:p>0,568</text:p>
          </table:table-cell>
          <table:table-cell table:formula="of:=STDEV([Hoja1.AP44:.AY44])" office:value-type="float" office:value="0.00286744175568088">
            <text:p>0,002867441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formula="of:=AVERAGE([Hoja1.B45:.K45])" office:value-type="float" office:value="0.002">
            <text:p>0,002</text:p>
          </table:table-cell>
          <table:table-cell table:formula="of:=STDEV([Hoja1.B45:.K45])" office:value-type="float" office:value="0.000471404520791032">
            <text:p>0,0004714045</text:p>
          </table:table-cell>
          <table:table-cell table:formula="of:=AVERAGE([Hoja1.L45:.U45])" office:value-type="float" office:value="0.5788">
            <text:p>0,5788</text:p>
          </table:table-cell>
          <table:table-cell table:formula="of:=STDEV([Hoja1.L45:.U45])" office:value-type="float" office:value="0.00261618891604645">
            <text:p>0,0026161889</text:p>
          </table:table-cell>
          <table:table-cell table:formula="of:=AVERAGE([Hoja1.V45:.AE45])" office:value-type="float" office:value="22.9399">
            <text:p>22,9399</text:p>
          </table:table-cell>
          <table:table-cell table:formula="of:=STDEV([Hoja1.V45:.AE45])" office:value-type="float" office:value="0.0318239951399361">
            <text:p>0,0318239951</text:p>
          </table:table-cell>
          <table:table-cell table:formula="of:=AVERAGE([Hoja1.AF45:.AO45])" office:value-type="float" office:value="0.5796">
            <text:p>0,5796</text:p>
          </table:table-cell>
          <table:table-cell table:formula="of:=STDEV([Hoja1.AF45:.AO45])" office:value-type="float" office:value="0.00306231575409487">
            <text:p>0,0030623158</text:p>
          </table:table-cell>
          <table:table-cell table:formula="of:=AVERAGE([Hoja1.AP45:.AY45])" office:value-type="float" office:value="0.5806">
            <text:p>0,5806</text:p>
          </table:table-cell>
          <table:table-cell table:formula="of:=STDEV([Hoja1.AP45:.AY45])" office:value-type="float" office:value="0.00298886823619464">
            <text:p>0,0029888682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formula="of:=AVERAGE([Hoja1.B46:.K46])" office:value-type="float" office:value="0.0022">
            <text:p>0,0022</text:p>
          </table:table-cell>
          <table:table-cell table:formula="of:=STDEV([Hoja1.B46:.K46])" office:value-type="float" office:value="0.000421637021355784">
            <text:p>0,000421637</text:p>
          </table:table-cell>
          <table:table-cell table:formula="of:=AVERAGE([Hoja1.L46:.U46])" office:value-type="float" office:value="0.5919">
            <text:p>0,5919</text:p>
          </table:table-cell>
          <table:table-cell table:formula="of:=STDEV([Hoja1.L46:.U46])" office:value-type="float" office:value="0.00321282153600573">
            <text:p>0,0032128215</text:p>
          </table:table-cell>
          <table:table-cell table:formula="of:=AVERAGE([Hoja1.V46:.AE46])" office:value-type="float" office:value="23.4537">
            <text:p>23,4537</text:p>
          </table:table-cell>
          <table:table-cell table:formula="of:=STDEV([Hoja1.V46:.AE46])" office:value-type="float" office:value="0.0485913801226336">
            <text:p>0,0485913801</text:p>
          </table:table-cell>
          <table:table-cell table:formula="of:=AVERAGE([Hoja1.AF46:.AO46])" office:value-type="float" office:value="0.5933">
            <text:p>0,5933</text:p>
          </table:table-cell>
          <table:table-cell table:formula="of:=STDEV([Hoja1.AF46:.AO46])" office:value-type="float" office:value="0.00249666444147654">
            <text:p>0,0024966644</text:p>
          </table:table-cell>
          <table:table-cell table:formula="of:=AVERAGE([Hoja1.AP46:.AY46])" office:value-type="float" office:value="0.5947">
            <text:p>0,5947</text:p>
          </table:table-cell>
          <table:table-cell table:formula="of:=STDEV([Hoja1.AP46:.AY46])" office:value-type="float" office:value="0.00258413965910858">
            <text:p>0,00258413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formula="of:=AVERAGE([Hoja1.B47:.K47])" office:value-type="float" office:value="0.0021">
            <text:p>0,0021</text:p>
          </table:table-cell>
          <table:table-cell table:formula="of:=STDEV([Hoja1.B47:.K47])" office:value-type="float" office:value="0.000316227766016838">
            <text:p>0,0003162278</text:p>
          </table:table-cell>
          <table:table-cell table:formula="of:=AVERAGE([Hoja1.L47:.U47])" office:value-type="float" office:value="0.6057">
            <text:p>0,6057</text:p>
          </table:table-cell>
          <table:table-cell table:formula="of:=STDEV([Hoja1.L47:.U47])" office:value-type="float" office:value="0.00240601099101581">
            <text:p>0,002406011</text:p>
          </table:table-cell>
          <table:table-cell table:formula="of:=AVERAGE([Hoja1.V47:.AE47])" office:value-type="float" office:value="23.9617">
            <text:p>23,9617</text:p>
          </table:table-cell>
          <table:table-cell table:formula="of:=STDEV([Hoja1.V47:.AE47])" office:value-type="float" office:value="0.0291168145388357">
            <text:p>0,0291168145</text:p>
          </table:table-cell>
          <table:table-cell table:formula="of:=AVERAGE([Hoja1.AF47:.AO47])" office:value-type="float" office:value="0.6061">
            <text:p>0,6061</text:p>
          </table:table-cell>
          <table:table-cell table:formula="of:=STDEV([Hoja1.AF47:.AO47])" office:value-type="float" office:value="0.00272641400622381">
            <text:p>0,002726414</text:p>
          </table:table-cell>
          <table:table-cell table:formula="of:=AVERAGE([Hoja1.AP47:.AY47])" office:value-type="float" office:value="0.6072">
            <text:p>0,6072</text:p>
          </table:table-cell>
          <table:table-cell table:formula="of:=STDEV([Hoja1.AP47:.AY47])" office:value-type="float" office:value="0.00234757558155454">
            <text:p>0,0023475756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formula="of:=AVERAGE([Hoja1.B48:.K48])" office:value-type="float" office:value="0.0021">
            <text:p>0,0021</text:p>
          </table:table-cell>
          <table:table-cell table:formula="of:=STDEV([Hoja1.B48:.K48])" office:value-type="float" office:value="0.000316227766016838">
            <text:p>0,0003162278</text:p>
          </table:table-cell>
          <table:table-cell table:formula="of:=AVERAGE([Hoja1.L48:.U48])" office:value-type="float" office:value="0.618">
            <text:p>0,618</text:p>
          </table:table-cell>
          <table:table-cell table:formula="of:=STDEV([Hoja1.L48:.U48])" office:value-type="float" office:value="0.0024944382578493">
            <text:p>0,0024944383</text:p>
          </table:table-cell>
          <table:table-cell table:formula="of:=AVERAGE([Hoja1.V48:.AE48])" office:value-type="float" office:value="24.4718">
            <text:p>24,4718</text:p>
          </table:table-cell>
          <table:table-cell table:formula="of:=STDEV([Hoja1.V48:.AE48])" office:value-type="float" office:value="0.0316712277417008">
            <text:p>0,0316712277</text:p>
          </table:table-cell>
          <table:table-cell table:formula="of:=AVERAGE([Hoja1.AF48:.AO48])" office:value-type="float" office:value="0.6194">
            <text:p>0,6194</text:p>
          </table:table-cell>
          <table:table-cell table:formula="of:=STDEV([Hoja1.AF48:.AO48])" office:value-type="float" office:value="0.00298886823619465">
            <text:p>0,0029888682</text:p>
          </table:table-cell>
          <table:table-cell table:formula="of:=AVERAGE([Hoja1.AP48:.AY48])" office:value-type="float" office:value="0.6205">
            <text:p>0,6205</text:p>
          </table:table-cell>
          <table:table-cell table:formula="of:=STDEV([Hoja1.AP48:.AY48])" office:value-type="float" office:value="0.00250554939639549">
            <text:p>0,002505549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formula="of:=AVERAGE([Hoja1.B49:.K49])" office:value-type="float" office:value="0.0021">
            <text:p>0,0021</text:p>
          </table:table-cell>
          <table:table-cell table:formula="of:=STDEV([Hoja1.B49:.K49])" office:value-type="float" office:value="0.000316227766016838">
            <text:p>0,0003162278</text:p>
          </table:table-cell>
          <table:table-cell table:formula="of:=AVERAGE([Hoja1.L49:.U49])" office:value-type="float" office:value="0.6315">
            <text:p>0,6315</text:p>
          </table:table-cell>
          <table:table-cell table:formula="of:=STDEV([Hoja1.L49:.U49])" office:value-type="float" office:value="0.00254950975679639">
            <text:p>0,0025495098</text:p>
          </table:table-cell>
          <table:table-cell table:formula="of:=AVERAGE([Hoja1.V49:.AE49])" office:value-type="float" office:value="24.9845">
            <text:p>24,9845</text:p>
          </table:table-cell>
          <table:table-cell table:formula="of:=STDEV([Hoja1.V49:.AE49])" office:value-type="float" office:value="0.0482775540207065">
            <text:p>0,048277554</text:p>
          </table:table-cell>
          <table:table-cell table:formula="of:=AVERAGE([Hoja1.AF49:.AO49])" office:value-type="float" office:value="0.6324">
            <text:p>0,6324</text:p>
          </table:table-cell>
          <table:table-cell table:formula="of:=STDEV([Hoja1.AF49:.AO49])" office:value-type="float" office:value="0.00298886823619466">
            <text:p>0,0029888682</text:p>
          </table:table-cell>
          <table:table-cell table:formula="of:=AVERAGE([Hoja1.AP49:.AY49])" office:value-type="float" office:value="0.6325">
            <text:p>0,6325</text:p>
          </table:table-cell>
          <table:table-cell table:formula="of:=STDEV([Hoja1.AP49:.AY49])" office:value-type="float" office:value="0.00267706306736817">
            <text:p>0,0026770631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AVERAGE([Hoja1.B50:.K50])" office:value-type="float" office:value="0.0021">
            <text:p>0,0021</text:p>
          </table:table-cell>
          <table:table-cell table:formula="of:=STDEV([Hoja1.B50:.K50])" office:value-type="float" office:value="0.000316227766016838">
            <text:p>0,0003162278</text:p>
          </table:table-cell>
          <table:table-cell table:formula="of:=AVERAGE([Hoja1.L50:.U50])" office:value-type="float" office:value="0.6442">
            <text:p>0,6442</text:p>
          </table:table-cell>
          <table:table-cell table:formula="of:=STDEV([Hoja1.L50:.U50])" office:value-type="float" office:value="0.00304776785350999">
            <text:p>0,0030477679</text:p>
          </table:table-cell>
          <table:table-cell table:formula="of:=AVERAGE([Hoja1.V50:.AE50])" office:value-type="float" office:value="25.4951">
            <text:p>25,4951</text:p>
          </table:table-cell>
          <table:table-cell table:formula="of:=STDEV([Hoja1.V50:.AE50])" office:value-type="float" office:value="0.0387483332974897">
            <text:p>0,0387483333</text:p>
          </table:table-cell>
          <table:table-cell table:formula="of:=AVERAGE([Hoja1.AF50:.AO50])" office:value-type="float" office:value="0.6449">
            <text:p>0,6449</text:p>
          </table:table-cell>
          <table:table-cell table:formula="of:=STDEV([Hoja1.AF50:.AO50])" office:value-type="float" office:value="0.0038715486421959">
            <text:p>0,0038715486</text:p>
          </table:table-cell>
          <table:table-cell table:formula="of:=AVERAGE([Hoja1.AP50:.AY50])" office:value-type="float" office:value="0.6451">
            <text:p>0,6451</text:p>
          </table:table-cell>
          <table:table-cell table:formula="of:=STDEV([Hoja1.AP50:.AY50])" office:value-type="float" office:value="0.00341402336775183">
            <text:p>0,003414023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 Condensed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8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7">07/02/2012</text:date>, <text:time>01:40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2-07T01:40:09</dc:date>
    <dc:creator>Alejandro Gómez</dc:creator>
    <meta:document-statistic meta:table-count="2" meta:cell-count="3115" meta:object-count="0"/>
    <meta:generator>LibreOffice/3.4$Linux LibreOffice_project/340m1$Build-402</meta:generator>
  </office:meta>
</office:document-meta>
</file>